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C6F3C966F5112567.png" manifest:media-type="image/png"/>
  <manifest:file-entry manifest:full-path="Pictures/10000201000003270000018D3AE3AC12575C9F0E.png" manifest:media-type="image/png"/>
  <manifest:file-entry manifest:full-path="Pictures/100002010000030D0000028A3D62C0A71EE21988.png" manifest:media-type="image/png"/>
  <manifest:file-entry manifest:full-path="Pictures/100002010000037C00000035773B980EF4736E92.png" manifest:media-type="image/png"/>
  <manifest:file-entry manifest:full-path="Pictures/100002010000037F0000018A8A7A9922E52CEC1C.png" manifest:media-type="image/png"/>
  <manifest:file-entry manifest:full-path="Pictures/1000020100000352000001A4116DC9186247FE71.png" manifest:media-type="image/png"/>
  <manifest:file-entry manifest:full-path="Pictures/100002010000032000000189231F48745E1D0043.png" manifest:media-type="image/png"/>
  <manifest:file-entry manifest:full-path="Pictures/10000201000003A9000002608A153B8EABAC0959.png" manifest:media-type="image/png"/>
  <manifest:file-entry manifest:full-path="Pictures/100002010000030B000001FB3758EB70A1311D95.png" manifest:media-type="image/png"/>
  <manifest:file-entry manifest:full-path="Pictures/1000020100000352000001A435AA2391D685D414.png" manifest:media-type="image/png"/>
  <manifest:file-entry manifest:full-path="Pictures/10000201000002EE00000065E1A60A1FC29FC5A8.png" manifest:media-type="image/png"/>
  <manifest:file-entry manifest:full-path="Pictures/100002010000036200000095B6FB2E98AA098AD6.png" manifest:media-type="image/png"/>
  <manifest:file-entry manifest:full-path="Pictures/1000020100000352000001A4FA4936E39B6C4A71.png" manifest:media-type="image/png"/>
  <manifest:file-entry manifest:full-path="Pictures/100002010000037D0000004503728A595E6CDFD1.png" manifest:media-type="image/png"/>
  <manifest:file-entry manifest:full-path="Pictures/100002010000037D000000898A4DC912A3FD6902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7D0000019A346D22962B4EB268.png" manifest:media-type="image/png"/>
  <manifest:file-entry manifest:full-path="Pictures/100002010000037E000001058FD60A1DA26D2B7E.png" manifest:media-type="image/png"/>
  <manifest:file-entry manifest:full-path="Pictures/10000201000000D10000008CEA3FC5F5175B33A8.png" manifest:media-type="image/png"/>
  <manifest:file-entry manifest:full-path="Pictures/10000201000003ED00000094DBA5D52A93C7844F.png" manifest:media-type="image/png"/>
  <manifest:file-entry manifest:full-path="Pictures/100002010000032B0000018D211DE24B22B6A69D.png" manifest:media-type="image/png"/>
  <manifest:file-entry manifest:full-path="Pictures/100002010000035B0000015A5123AEE85C1FCC48.png" manifest:media-type="image/png"/>
  <manifest:file-entry manifest:full-path="Pictures/10000201000003F5000000812058B16DD7B09C3E.png" manifest:media-type="image/png"/>
  <manifest:file-entry manifest:full-path="Pictures/10000201000003810000018B28CECAE417CC3204.png" manifest:media-type="image/png"/>
  <manifest:file-entry manifest:full-path="Pictures/100002010000037C0000019B0CC64C131B4C34C1.png" manifest:media-type="image/png"/>
  <manifest:file-entry manifest:full-path="Pictures/100002010000037B000000A6CDA7AAD303527C9F.png" manifest:media-type="image/png"/>
  <manifest:file-entry manifest:full-path="Pictures/100002010000037F0000006FE5367B6C6D75D789.png" manifest:media-type="image/png"/>
  <manifest:file-entry manifest:full-path="Pictures/100002010000035F0000018A54BD55D21526A93A.png" manifest:media-type="image/png"/>
  <manifest:file-entry manifest:full-path="Pictures/100002010000037D00000089EE3563ACBC1166A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fo:break-before="page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29cm" style:rel-column-width="28956*"/>
    </style:style>
    <style:style style:name="Дивиденды.B" style:family="table-column">
      <style:table-column-properties style:column-width="2.893cm" style:rel-column-width="11489*"/>
    </style:style>
    <style:style style:name="Дивиденды.C" style:family="table-column">
      <style:table-column-properties style:column-width="2.711cm" style:rel-column-width="10768*"/>
    </style:style>
    <style:style style:name="Дивиденды.D" style:family="table-column">
      <style:table-column-properties style:column-width="3.605cm" style:rel-column-width="14322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47" style:family="paragraph" style:parent-style-name="Standard">
      <style:text-properties fo:font-size="14pt" style:font-size-asian="14pt" style:font-name-complex="Times New Roman" style:font-size-complex="14pt"/>
    </style:style>
    <style:style style:name="P48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2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3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5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9" style:family="paragraph" style:parent-style-name="Standard">
      <style:text-properties fo:font-size="14pt" officeooo:paragraph-rsid="02259a35" style:font-size-asian="14pt" style:font-size-complex="14pt"/>
    </style:style>
    <style:style style:name="P60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68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8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2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4" style:family="paragraph" style:parent-style-name="Standard">
      <style:text-properties fo:font-size="14pt" officeooo:paragraph-rsid="0224f617" style:font-size-asian="14pt" style:font-size-complex="14pt"/>
    </style:style>
    <style:style style:name="P85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6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90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2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6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8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99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1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102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5" style:family="paragraph" style:parent-style-name="Standard">
      <style:text-properties fo:font-size="14pt" officeooo:paragraph-rsid="02f55d5c" style:font-size-asian="14pt" style:font-size-complex="14pt"/>
    </style:style>
    <style:style style:name="P106" style:family="paragraph" style:parent-style-name="Standard">
      <style:text-properties fo:font-size="14pt" officeooo:paragraph-rsid="02fc81b4" style:font-size-asian="14pt" style:font-size-complex="14pt"/>
    </style:style>
    <style:style style:name="P107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8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09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10" style:family="paragraph" style:parent-style-name="Standard">
      <style:text-properties fo:font-size="14pt" officeooo:paragraph-rsid="031335da" style:font-size-asian="14pt" style:font-size-complex="14pt"/>
    </style:style>
    <style:style style:name="P111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fo:font-size="14pt" officeooo:rsid="02a221c1" officeooo:paragraph-rsid="0317ebdd" style:font-size-asian="14pt" style:font-size-complex="14pt"/>
    </style:style>
    <style:style style:name="P113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114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15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6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3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31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32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4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37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9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40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41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42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43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4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5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46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47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48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9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50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51" style:family="paragraph" style:parent-style-name="Standard">
      <style:text-properties fo:color="#000000" fo:font-size="14pt" officeooo:paragraph-rsid="031a0422" style:font-size-asian="14pt" style:font-name-complex="Times New Roman" style:font-size-complex="14pt"/>
    </style:style>
    <style:style style:name="P152" style:family="paragraph" style:parent-style-name="Standard">
      <style:text-properties fo:color="#000000" fo:font-size="14pt" officeooo:rsid="03192b21" officeooo:paragraph-rsid="031a0422" style:font-size-asian="14pt" style:font-name-complex="Times New Roman" style:font-size-complex="14pt"/>
    </style:style>
    <style:style style:name="P153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4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5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56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7" style:family="paragraph" style:parent-style-name="Standard">
      <style:text-properties officeooo:paragraph-rsid="0224f617"/>
    </style:style>
    <style:style style:name="P158" style:family="paragraph" style:parent-style-name="Standard">
      <style:text-properties officeooo:rsid="019fd2c4" officeooo:paragraph-rsid="02259a35"/>
    </style:style>
    <style:style style:name="P159" style:family="paragraph" style:parent-style-name="Standard">
      <style:text-properties officeooo:rsid="026a75b0" officeooo:paragraph-rsid="02259a35"/>
    </style:style>
    <style:style style:name="P160" style:family="paragraph" style:parent-style-name="Standard">
      <style:paragraph-properties fo:text-align="center" style:justify-single-word="false"/>
      <style:text-properties officeooo:paragraph-rsid="02259a35"/>
    </style:style>
    <style:style style:name="P161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62" style:family="paragraph" style:parent-style-name="Standard">
      <style:text-properties officeooo:paragraph-rsid="02259a35"/>
    </style:style>
    <style:style style:name="P163" style:family="paragraph" style:parent-style-name="Standard">
      <style:text-properties officeooo:paragraph-rsid="0238d2c4"/>
    </style:style>
    <style:style style:name="P164" style:family="paragraph" style:parent-style-name="Standard">
      <style:text-properties officeooo:rsid="0239d36f" officeooo:paragraph-rsid="0239d36f"/>
    </style:style>
    <style:style style:name="P165" style:family="paragraph" style:parent-style-name="Standard">
      <style:text-properties officeooo:paragraph-rsid="02641f55"/>
    </style:style>
    <style:style style:name="P166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7" style:family="paragraph" style:parent-style-name="Standard">
      <style:text-properties officeooo:paragraph-rsid="02646458"/>
    </style:style>
    <style:style style:name="P168" style:family="paragraph" style:parent-style-name="Standard">
      <style:text-properties officeooo:rsid="027a9143" officeooo:paragraph-rsid="027a9143"/>
    </style:style>
    <style:style style:name="P169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70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71" style:family="paragraph" style:parent-style-name="Standard">
      <style:paragraph-properties fo:line-height="100%"/>
      <style:text-properties officeooo:paragraph-rsid="02af8868"/>
    </style:style>
    <style:style style:name="P17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73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74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5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6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7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8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9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80" style:family="paragraph" style:parent-style-name="Standard">
      <style:text-properties officeooo:paragraph-rsid="02f92369"/>
    </style:style>
    <style:style style:name="P181" style:family="paragraph" style:parent-style-name="Standard">
      <style:text-properties officeooo:rsid="02320a48" officeooo:paragraph-rsid="03059daf"/>
    </style:style>
    <style:style style:name="P182" style:family="paragraph" style:parent-style-name="Standard">
      <style:text-properties officeooo:paragraph-rsid="0306cfbf"/>
    </style:style>
    <style:style style:name="P183" style:family="paragraph" style:parent-style-name="Standard">
      <style:text-properties officeooo:paragraph-rsid="023a5d35"/>
    </style:style>
    <style:style style:name="P184" style:family="paragraph" style:parent-style-name="Standard">
      <style:text-properties officeooo:rsid="0307076a" officeooo:paragraph-rsid="0307076a"/>
    </style:style>
    <style:style style:name="P185" style:family="paragraph" style:parent-style-name="Standard">
      <style:text-properties officeooo:rsid="0307076a" officeooo:paragraph-rsid="03082610"/>
    </style:style>
    <style:style style:name="P186" style:family="paragraph" style:parent-style-name="Standard">
      <style:text-properties officeooo:paragraph-rsid="030cccde"/>
    </style:style>
    <style:style style:name="P187" style:family="paragraph" style:parent-style-name="Standard">
      <style:text-properties officeooo:paragraph-rsid="02dca471"/>
    </style:style>
    <style:style style:name="P188" style:family="paragraph" style:parent-style-name="Standard">
      <style:text-properties officeooo:rsid="0279c5f1" officeooo:paragraph-rsid="031a0422"/>
    </style:style>
    <style:style style:name="P189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90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91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92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2b2ab90"/>
    </style:style>
    <style:style style:name="P193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200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1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02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03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0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05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6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7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8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9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10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11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12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13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14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15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6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7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8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19" style:family="paragraph" style:parent-style-name="work">
      <style:text-properties fo:font-size="14pt" officeooo:paragraph-rsid="0224f617" style:font-size-asian="14pt" style:font-size-complex="14pt"/>
    </style:style>
    <style:style style:name="P220" style:family="paragraph" style:parent-style-name="work">
      <style:text-properties fo:font-size="14pt" officeooo:paragraph-rsid="02bd0267" style:font-size-asian="14pt" style:font-size-complex="14pt"/>
    </style:style>
    <style:style style:name="P221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3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33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34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35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36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7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8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39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40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41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42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43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44" style:family="paragraph" style:parent-style-name="Text_20_body">
      <style:text-properties officeooo:rsid="023b2a9a" officeooo:paragraph-rsid="023b2a9a"/>
    </style:style>
    <style:style style:name="P245" style:family="paragraph" style:parent-style-name="Text_20_body">
      <style:text-properties officeooo:rsid="023dfe95" officeooo:paragraph-rsid="023dfe95"/>
    </style:style>
    <style:style style:name="P246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7" style:family="paragraph" style:parent-style-name="Text_20_body">
      <style:text-properties officeooo:rsid="023e4277" officeooo:paragraph-rsid="02daf815"/>
    </style:style>
    <style:style style:name="P248" style:family="paragraph" style:parent-style-name="Text_20_body">
      <style:text-properties officeooo:rsid="023fd25a" officeooo:paragraph-rsid="023fd25a"/>
    </style:style>
    <style:style style:name="P249" style:family="paragraph" style:parent-style-name="Text_20_body">
      <style:text-properties officeooo:rsid="02416f84" officeooo:paragraph-rsid="02416f84"/>
    </style:style>
    <style:style style:name="P250" style:family="paragraph" style:parent-style-name="Text_20_body">
      <style:paragraph-properties fo:text-align="center" style:justify-single-word="false"/>
      <style:text-properties officeooo:paragraph-rsid="02543824"/>
    </style:style>
    <style:style style:name="P251" style:family="paragraph" style:parent-style-name="Text_20_body">
      <style:paragraph-properties fo:text-align="center" style:justify-single-word="false"/>
      <style:text-properties officeooo:paragraph-rsid="02845d63"/>
    </style:style>
    <style:style style:name="P252" style:family="paragraph" style:parent-style-name="Text_20_body">
      <style:text-properties officeooo:rsid="024696df" officeooo:paragraph-rsid="024696df"/>
    </style:style>
    <style:style style:name="P253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54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55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56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7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8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59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60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61" style:family="paragraph" style:parent-style-name="Text_20_body">
      <style:text-properties officeooo:rsid="02513c93" officeooo:paragraph-rsid="02513c93"/>
    </style:style>
    <style:style style:name="P262" style:family="paragraph" style:parent-style-name="Text_20_body">
      <style:text-properties officeooo:rsid="0252b159" officeooo:paragraph-rsid="02543824"/>
    </style:style>
    <style:style style:name="P263" style:family="paragraph" style:parent-style-name="Text_20_body">
      <style:text-properties officeooo:rsid="02543824" officeooo:paragraph-rsid="02543824"/>
    </style:style>
    <style:style style:name="P264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65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66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7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8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69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70" style:family="paragraph" style:parent-style-name="Text_20_body">
      <style:text-properties officeooo:rsid="02646458" officeooo:paragraph-rsid="02646458"/>
    </style:style>
    <style:style style:name="P271" style:family="paragraph" style:parent-style-name="Text_20_body">
      <style:text-properties officeooo:rsid="026634b0" officeooo:paragraph-rsid="026634b0"/>
    </style:style>
    <style:style style:name="P272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73" style:family="paragraph" style:parent-style-name="Text_20_body">
      <style:text-properties officeooo:rsid="026ad7b3" officeooo:paragraph-rsid="026ad7b3"/>
    </style:style>
    <style:style style:name="P274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75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76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7" style:family="paragraph" style:parent-style-name="Text_20_body">
      <style:text-properties officeooo:rsid="02865320" officeooo:paragraph-rsid="0293904d"/>
    </style:style>
    <style:style style:name="P278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79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80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8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8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83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84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8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8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7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8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89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90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91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92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93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94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95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96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97" style:family="paragraph" style:parent-style-name="Standard" style:list-style-name="L1">
      <style:text-properties fo:font-size="14pt" officeooo:rsid="027d9b82" officeooo:paragraph-rsid="0224f617" style:font-size-asian="14pt" style:font-size-complex="14pt"/>
    </style:style>
    <style:style style:name="P298" style:family="paragraph" style:parent-style-name="Standard" style:list-style-name="L2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99" style:family="paragraph" style:parent-style-name="Standard" style:list-style-name="L3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300" style:family="paragraph" style:parent-style-name="Standard" style:list-style-name="L6">
      <style:text-properties fo:font-size="14pt" officeooo:rsid="018d336b" officeooo:paragraph-rsid="02259a35" style:font-size-asian="14pt" style:font-size-complex="14pt"/>
    </style:style>
    <style:style style:name="P301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302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303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304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5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06" style:family="paragraph" style:parent-style-name="Standard" style:list-style-name="L5">
      <style:text-properties fo:font-size="14pt" officeooo:rsid="02cfe479" officeooo:paragraph-rsid="0224f617" style:font-size-asian="14pt" style:font-name-complex="Times New Roman" style:font-size-complex="14pt"/>
    </style:style>
    <style:style style:name="P307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08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09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10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11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12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13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4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5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16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17" style:family="paragraph" style:parent-style-name="Standard" style:list-style-name="L4">
      <style:text-properties officeooo:paragraph-rsid="0224f617"/>
    </style:style>
    <style:style style:name="P318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7d9b82" style:font-size-asian="14pt" style:font-size-complex="14pt" fo:hyphenate="false" fo:hyphenation-remain-char-count="2" fo:hyphenation-push-char-count="2"/>
    </style:style>
    <style:style style:name="P31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2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2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2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2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32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2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2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30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31" style:family="paragraph" style:parent-style-name="Heading_20_1">
      <style:paragraph-properties fo:break-before="page"/>
    </style:style>
    <style:style style:name="P332" style:family="paragraph" style:parent-style-name="Heading_20_1">
      <style:paragraph-properties fo:break-before="page"/>
      <style:text-properties style:font-size-complex="16pt"/>
    </style:style>
    <style:style style:name="P333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4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5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36" style:family="paragraph" style:parent-style-name="Heading_20_2">
      <style:text-properties officeooo:paragraph-rsid="0224f617"/>
    </style:style>
    <style:style style:name="P337" style:family="paragraph" style:parent-style-name="Heading_20_2">
      <style:text-properties officeooo:rsid="01c932b5" officeooo:paragraph-rsid="0224f617"/>
    </style:style>
    <style:style style:name="P338" style:family="paragraph" style:parent-style-name="Heading_20_2">
      <style:text-properties officeooo:paragraph-rsid="02259a35"/>
    </style:style>
    <style:style style:name="P339" style:family="paragraph" style:parent-style-name="Heading_20_2">
      <style:text-properties style:font-size-complex="16pt"/>
    </style:style>
    <style:style style:name="P340" style:family="paragraph" style:parent-style-name="Heading_20_2">
      <style:text-properties officeooo:paragraph-rsid="02259a35" style:font-size-complex="16pt"/>
    </style:style>
    <style:style style:name="P341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42" style:family="paragraph" style:parent-style-name="Heading_20_3">
      <style:text-properties officeooo:paragraph-rsid="0224f617"/>
    </style:style>
    <style:style style:name="P343" style:family="paragraph" style:parent-style-name="Heading_20_3">
      <style:text-properties officeooo:paragraph-rsid="02259a35"/>
    </style:style>
    <style:style style:name="P344" style:family="paragraph" style:parent-style-name="Heading_20_3">
      <style:text-properties officeooo:paragraph-rsid="031335da"/>
    </style:style>
    <style:style style:name="P345" style:family="paragraph" style:parent-style-name="Heading_20_3">
      <style:text-properties officeooo:paragraph-rsid="02259a35" style:font-size-complex="16pt"/>
    </style:style>
    <style:style style:name="P346" style:family="paragraph" style:parent-style-name="Heading_20_3">
      <style:text-properties officeooo:paragraph-rsid="030171ad"/>
    </style:style>
    <style:style style:name="P34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4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4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5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5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2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4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4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5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36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fo:font-style="italic" style:font-size-asian="14pt" style:font-style-asian="italic" style:font-size-complex="14pt" style:font-style-complex="italic"/>
    </style:style>
    <style:style style:name="T13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4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0" style:family="text">
      <style:text-properties fo:font-size="14pt" fo:font-weight="normal" style:font-size-asian="14pt" style:font-weight-asian="normal" style:font-size-complex="14pt" style:font-weight-complex="normal"/>
    </style:style>
    <style:style style:name="T14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0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7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7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6" style:family="text">
      <style:text-properties fo:font-size="14pt" fo:language="none" fo:country="none" style:font-size-asian="14pt" style:font-size-complex="14pt"/>
    </style:style>
    <style:style style:name="T177" style:family="text">
      <style:text-properties fo:font-size="14pt" fo:language="none" fo:country="none" officeooo:rsid="02bb8d35" style:font-size-asian="14pt" style:font-size-complex="14pt"/>
    </style:style>
    <style:style style:name="T178" style:family="text">
      <style:text-properties fo:font-size="14pt" fo:language="none" fo:country="none" officeooo:rsid="02bebfe8" style:font-size-asian="14pt" style:font-size-complex="14pt"/>
    </style:style>
    <style:style style:name="T179" style:family="text">
      <style:text-properties fo:font-size="14pt" fo:language="none" fo:country="none" officeooo:rsid="02bf711c" style:font-size-asian="14pt" style:font-size-complex="14pt"/>
    </style:style>
    <style:style style:name="T180" style:family="text">
      <style:text-properties fo:color="#000000"/>
    </style:style>
    <style:style style:name="T181" style:family="text">
      <style:text-properties fo:color="#000000" style:font-weight-complex="bold"/>
    </style:style>
    <style:style style:name="T182" style:family="text">
      <style:text-properties fo:color="#000000" fo:font-size="14pt" style:font-size-asian="14pt" style:font-name-complex="Times New Roman" style:font-size-complex="14pt"/>
    </style:style>
    <style:style style:name="T183" style:family="text">
      <style:text-properties fo:color="#000000" fo:font-size="14pt" style:font-size-asian="14pt" style:font-name-complex="Times New Roman" style:font-size-complex="14pt" style:font-weight-complex="bold"/>
    </style:style>
    <style:style style:name="T184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85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6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7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8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89" style:family="text">
      <style:text-properties fo:color="#000000" fo:font-size="14pt" officeooo:rsid="022ae880" style:font-size-asian="14pt" style:font-name-complex="Times New Roman" style:font-size-complex="14pt"/>
    </style:style>
    <style:style style:name="T190" style:family="text">
      <style:text-properties fo:color="#000000" fo:font-size="14pt" officeooo:rsid="027bac07" style:font-size-asian="14pt" style:font-name-complex="Times New Roman" style:font-size-complex="14pt"/>
    </style:style>
    <style:style style:name="T191" style:family="text">
      <style:text-properties fo:color="#000000" fo:font-size="14pt" officeooo:rsid="014384c7" style:font-size-asian="14pt" style:font-name-complex="Times New Roman" style:font-size-complex="14pt"/>
    </style:style>
    <style:style style:name="T192" style:family="text">
      <style:text-properties fo:color="#000000" fo:font-size="14pt" officeooo:rsid="02b2ab90" style:font-size-asian="14pt" style:font-name-complex="Times New Roman" style:font-size-complex="14pt"/>
    </style:style>
    <style:style style:name="T193" style:family="text">
      <style:text-properties fo:color="#000000" fo:font-size="14pt" officeooo:rsid="02e4fbb7" style:font-size-asian="14pt" style:font-name-complex="Times New Roman" style:font-size-complex="14pt"/>
    </style:style>
    <style:style style:name="T194" style:family="text">
      <style:text-properties fo:color="#000000" fo:font-size="14pt" officeooo:rsid="031a0422" style:font-size-asian="14pt" style:font-name-complex="Times New Roman" style:font-size-complex="14pt"/>
    </style:style>
    <style:style style:name="T195" style:family="text">
      <style:text-properties fo:color="#000000" fo:font-size="14pt" style:font-size-asian="14pt" style:font-size-complex="14pt" style:font-weight-complex="bold"/>
    </style:style>
    <style:style style:name="T196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97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98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199" style:family="text">
      <style:text-properties fo:color="#000000" officeooo:rsid="024b1b44" style:font-name-complex="Times New Roman"/>
    </style:style>
    <style:style style:name="T200" style:family="text">
      <style:text-properties fo:color="#000000" officeooo:rsid="024cee70" style:font-name-complex="Times New Roman"/>
    </style:style>
    <style:style style:name="T201" style:family="text">
      <style:text-properties fo:color="#000000" officeooo:rsid="02cf1fae" style:font-name-complex="Times New Roman"/>
    </style:style>
    <style:style style:name="T202" style:family="text">
      <style:text-properties fo:color="#000000" officeooo:rsid="02b2ab90"/>
    </style:style>
    <style:style style:name="T203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4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5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6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07" style:family="text">
      <style:text-properties fo:color="#000000" officeooo:rsid="02b6a6dc"/>
    </style:style>
    <style:style style:name="T208" style:family="text">
      <style:text-properties style:font-size-complex="16pt"/>
    </style:style>
    <style:style style:name="T209" style:family="text">
      <style:text-properties officeooo:rsid="02a632fe" style:font-size-complex="16pt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0606372" style:font-style-asian="italic" style:font-style-complex="italic"/>
    </style:style>
    <style:style style:name="T212" style:family="text">
      <style:text-properties fo:font-style="italic" officeooo:rsid="028382ca" style:font-style-asian="italic" style:font-style-complex="italic"/>
    </style:style>
    <style:style style:name="T213" style:family="text">
      <style:text-properties fo:font-style="italic" officeooo:rsid="029e369d" style:font-style-asian="italic" style:font-style-complex="italic"/>
    </style:style>
    <style:style style:name="T214" style:family="text">
      <style:text-properties fo:font-style="italic" officeooo:rsid="025a7099" style:font-style-asian="italic" style:font-style-complex="italic"/>
    </style:style>
    <style:style style:name="T215" style:family="text">
      <style:text-properties fo:font-style="italic" officeooo:rsid="029b9d50" style:font-style-asian="italic" style:font-style-complex="italic"/>
    </style:style>
    <style:style style:name="T216" style:family="text">
      <style:text-properties fo:font-style="italic" officeooo:rsid="00abe1bc" style:font-style-asian="italic" style:font-style-complex="italic"/>
    </style:style>
    <style:style style:name="T217" style:family="text">
      <style:text-properties fo:font-style="italic" style:font-style-asian="italic" style:font-name-complex="Times New Roman" style:font-style-complex="italic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fo:font-style="normal" officeooo:rsid="01f29e97" style:font-style-asian="normal" style:font-style-complex="normal"/>
    </style:style>
    <style:style style:name="T220" style:family="text">
      <style:text-properties fo:font-style="normal" officeooo:rsid="01f4034a" style:font-style-asian="normal" style:font-style-complex="normal"/>
    </style:style>
    <style:style style:name="T221" style:family="text">
      <style:text-properties fo:font-style="normal" officeooo:rsid="01f5c617" style:font-style-asian="normal" style:font-style-complex="normal"/>
    </style:style>
    <style:style style:name="T222" style:family="text">
      <style:text-properties fo:font-style="normal" officeooo:rsid="01f5fdf6" style:font-style-asian="normal" style:font-style-complex="normal"/>
    </style:style>
    <style:style style:name="T223" style:family="text">
      <style:text-properties fo:font-style="normal" officeooo:rsid="0297fb46" style:font-style-asian="normal" style:font-style-complex="normal"/>
    </style:style>
    <style:style style:name="T224" style:family="text">
      <style:text-properties fo:font-style="normal" officeooo:rsid="029c7f2f" style:font-style-asian="normal" style:font-style-complex="normal"/>
    </style:style>
    <style:style style:name="T225" style:family="text">
      <style:text-properties fo:font-style="normal" officeooo:rsid="029ae665" style:font-style-asian="normal" style:font-style-complex="normal"/>
    </style:style>
    <style:style style:name="T226" style:family="text">
      <style:text-properties fo:font-style="normal" officeooo:rsid="029e369d" style:font-style-asian="normal" style:font-style-complex="normal"/>
    </style:style>
    <style:style style:name="T227" style:family="text">
      <style:text-properties fo:font-style="normal" officeooo:rsid="0277239c" style:font-style-asian="normal" style:font-style-complex="normal"/>
    </style:style>
    <style:style style:name="T228" style:family="text">
      <style:text-properties fo:font-style="normal" officeooo:rsid="00606372" style:font-style-asian="normal" style:font-style-complex="normal"/>
    </style:style>
    <style:style style:name="T229" style:family="text">
      <style:text-properties fo:font-style="normal" officeooo:rsid="02aa347a" style:font-style-asian="normal" style:font-style-complex="normal"/>
    </style:style>
    <style:style style:name="T230" style:family="text">
      <style:text-properties fo:font-style="normal" officeooo:rsid="00abe1bc" style:font-style-asian="normal" style:font-style-complex="normal"/>
    </style:style>
    <style:style style:name="T231" style:family="text">
      <style:text-properties fo:font-style="normal" officeooo:rsid="02822def" style:font-style-asian="normal" style:font-style-complex="normal"/>
    </style:style>
    <style:style style:name="T232" style:family="text">
      <style:text-properties fo:font-style="normal" officeooo:rsid="0338f67b" style:font-style-asian="normal" style:font-style-complex="normal"/>
    </style:style>
    <style:style style:name="T233" style:family="text">
      <style:text-properties fo:font-style="normal" style:font-style-asian="normal" style:font-name-complex="Times New Roman" style:font-style-complex="normal"/>
    </style:style>
    <style:style style:name="T234" style:family="text">
      <style:text-properties fo:font-style="normal" officeooo:rsid="0248356d" style:font-style-asian="normal" style:font-name-complex="Times New Roman" style:font-style-complex="normal"/>
    </style:style>
    <style:style style:name="T235" style:family="text">
      <style:text-properties fo:font-style="normal" officeooo:rsid="027a9143" style:font-style-asian="normal" style:font-name-complex="Times New Roman" style:font-style-complex="normal"/>
    </style:style>
    <style:style style:name="T236" style:family="text">
      <style:text-properties fo:font-style="normal" officeooo:rsid="027abb30" style:font-style-asian="normal" style:font-name-complex="Times New Roman" style:font-style-complex="normal"/>
    </style:style>
    <style:style style:name="T237" style:family="text">
      <style:text-properties officeooo:rsid="007163b6"/>
    </style:style>
    <style:style style:name="T238" style:family="text">
      <style:text-properties officeooo:rsid="0089792f"/>
    </style:style>
    <style:style style:name="T239" style:family="text">
      <style:text-properties officeooo:rsid="00b55a03"/>
    </style:style>
    <style:style style:name="T240" style:family="text">
      <style:text-properties officeooo:rsid="00b60c74"/>
    </style:style>
    <style:style style:name="T241" style:family="text">
      <style:text-properties officeooo:rsid="00cde100"/>
    </style:style>
    <style:style style:name="T242" style:family="text">
      <style:text-properties officeooo:rsid="00d1190c"/>
    </style:style>
    <style:style style:name="T243" style:family="text">
      <style:text-properties officeooo:rsid="00d32e02"/>
    </style:style>
    <style:style style:name="T244" style:family="text">
      <style:text-properties officeooo:rsid="010a7080"/>
    </style:style>
    <style:style style:name="T245" style:family="text">
      <style:text-properties officeooo:rsid="010c6945"/>
    </style:style>
    <style:style style:name="T246" style:family="text">
      <style:text-properties officeooo:rsid="01171ac3"/>
    </style:style>
    <style:style style:name="T247" style:family="text">
      <style:text-properties officeooo:rsid="01174035"/>
    </style:style>
    <style:style style:name="T248" style:family="text">
      <style:text-properties officeooo:rsid="0119af62"/>
    </style:style>
    <style:style style:name="T249" style:family="text">
      <style:text-properties officeooo:rsid="011b5719"/>
    </style:style>
    <style:style style:name="T250" style:family="text">
      <style:text-properties officeooo:rsid="01203174"/>
    </style:style>
    <style:style style:name="T251" style:family="text">
      <style:text-properties officeooo:rsid="01221b0d"/>
    </style:style>
    <style:style style:name="T252" style:family="text">
      <style:text-properties officeooo:rsid="01271185"/>
    </style:style>
    <style:style style:name="T253" style:family="text">
      <style:text-properties officeooo:rsid="0127fa02"/>
    </style:style>
    <style:style style:name="T254" style:family="text">
      <style:text-properties officeooo:rsid="0133efc5"/>
    </style:style>
    <style:style style:name="T255" style:family="text">
      <style:text-properties officeooo:rsid="01399efb"/>
    </style:style>
    <style:style style:name="T256" style:family="text">
      <style:text-properties officeooo:rsid="0141461f"/>
    </style:style>
    <style:style style:name="T257" style:family="text">
      <style:text-properties officeooo:rsid="014a5d30"/>
    </style:style>
    <style:style style:name="T258" style:family="text">
      <style:text-properties officeooo:rsid="0155d024"/>
    </style:style>
    <style:style style:name="T259" style:family="text">
      <style:text-properties officeooo:rsid="0156c16e"/>
    </style:style>
    <style:style style:name="T260" style:family="text">
      <style:text-properties officeooo:rsid="015c356a"/>
    </style:style>
    <style:style style:name="T261" style:family="text">
      <style:text-properties officeooo:rsid="015dbeaf"/>
    </style:style>
    <style:style style:name="T262" style:family="text">
      <style:text-properties officeooo:rsid="01605a3d"/>
    </style:style>
    <style:style style:name="T263" style:family="text">
      <style:text-properties officeooo:rsid="01665d60"/>
    </style:style>
    <style:style style:name="T264" style:family="text">
      <style:text-properties officeooo:rsid="016c00f6"/>
    </style:style>
    <style:style style:name="T265" style:family="text">
      <style:text-properties officeooo:rsid="016df246"/>
    </style:style>
    <style:style style:name="T266" style:family="text">
      <style:text-properties officeooo:rsid="0171a54c"/>
    </style:style>
    <style:style style:name="T267" style:family="text">
      <style:text-properties officeooo:rsid="0171c039"/>
    </style:style>
    <style:style style:name="T268" style:family="text">
      <style:text-properties officeooo:rsid="0174eaf5"/>
    </style:style>
    <style:style style:name="T269" style:family="text">
      <style:text-properties officeooo:rsid="0175b78c"/>
    </style:style>
    <style:style style:name="T270" style:family="text">
      <style:text-properties officeooo:rsid="0180d59f"/>
    </style:style>
    <style:style style:name="T271" style:family="text">
      <style:text-properties officeooo:rsid="0180e82c"/>
    </style:style>
    <style:style style:name="T272" style:family="text">
      <style:text-properties officeooo:rsid="01878b11"/>
    </style:style>
    <style:style style:name="T273" style:family="text">
      <style:text-properties officeooo:rsid="0189a6ef"/>
    </style:style>
    <style:style style:name="T274" style:family="text">
      <style:text-properties officeooo:rsid="01903110"/>
    </style:style>
    <style:style style:name="T275" style:family="text">
      <style:text-properties officeooo:rsid="0193ecc9"/>
    </style:style>
    <style:style style:name="T276" style:family="text">
      <style:text-properties officeooo:rsid="0196fe98"/>
    </style:style>
    <style:style style:name="T277" style:family="text">
      <style:text-properties officeooo:rsid="019dffd5"/>
    </style:style>
    <style:style style:name="T278" style:family="text">
      <style:text-properties officeooo:rsid="01aef2c8"/>
    </style:style>
    <style:style style:name="T279" style:family="text">
      <style:text-properties officeooo:rsid="01aff376"/>
    </style:style>
    <style:style style:name="T280" style:family="text">
      <style:text-properties officeooo:rsid="01b38966"/>
    </style:style>
    <style:style style:name="T281" style:family="text">
      <style:text-properties officeooo:rsid="01b3ac61"/>
    </style:style>
    <style:style style:name="T282" style:family="text">
      <style:text-properties officeooo:rsid="01b46633"/>
    </style:style>
    <style:style style:name="T283" style:family="text">
      <style:text-properties officeooo:rsid="01c4d885"/>
    </style:style>
    <style:style style:name="T284" style:family="text">
      <style:text-properties officeooo:rsid="01caa411"/>
    </style:style>
    <style:style style:name="T285" style:family="text">
      <style:text-properties officeooo:rsid="01cb33e8"/>
    </style:style>
    <style:style style:name="T286" style:family="text">
      <style:text-properties officeooo:rsid="01d1f3d0"/>
    </style:style>
    <style:style style:name="T287" style:family="text">
      <style:text-properties officeooo:rsid="01d32d01"/>
    </style:style>
    <style:style style:name="T288" style:family="text">
      <style:text-properties officeooo:rsid="01d7287c"/>
    </style:style>
    <style:style style:name="T289" style:family="text">
      <style:text-properties officeooo:rsid="01e6d319"/>
    </style:style>
    <style:style style:name="T290" style:family="text">
      <style:text-properties officeooo:rsid="01ed85e4"/>
    </style:style>
    <style:style style:name="T291" style:family="text">
      <style:text-properties officeooo:rsid="01ef590e"/>
    </style:style>
    <style:style style:name="T292" style:family="text">
      <style:text-properties officeooo:rsid="01f7b2d0"/>
    </style:style>
    <style:style style:name="T293" style:family="text">
      <style:text-properties officeooo:rsid="01f91dba"/>
    </style:style>
    <style:style style:name="T294" style:family="text">
      <style:text-properties officeooo:rsid="021a1884"/>
    </style:style>
    <style:style style:name="T295" style:family="text">
      <style:text-properties officeooo:rsid="02200273"/>
    </style:style>
    <style:style style:name="T296" style:family="text">
      <style:text-properties officeooo:rsid="01168d43"/>
    </style:style>
    <style:style style:name="T297" style:family="text">
      <style:text-properties officeooo:rsid="027f8717"/>
    </style:style>
    <style:style style:name="T298" style:family="text">
      <style:text-properties officeooo:rsid="028546da"/>
    </style:style>
    <style:style style:name="T299" style:family="text">
      <style:text-properties officeooo:rsid="028382ca"/>
    </style:style>
    <style:style style:name="T300" style:family="text">
      <style:text-properties officeooo:rsid="02ebc4a9"/>
    </style:style>
    <style:style style:name="T301" style:family="text">
      <style:text-properties officeooo:rsid="0280bc21"/>
    </style:style>
    <style:style style:name="T302" style:family="text">
      <style:text-properties officeooo:rsid="011e8988"/>
    </style:style>
    <style:style style:name="T303" style:family="text">
      <style:text-properties officeooo:rsid="0281ebe5"/>
    </style:style>
    <style:style style:name="T304" style:family="text">
      <style:text-properties officeooo:rsid="02867e23"/>
    </style:style>
    <style:style style:name="T305" style:family="text">
      <style:text-properties officeooo:rsid="0286f96a"/>
    </style:style>
    <style:style style:name="T306" style:family="text">
      <style:text-properties officeooo:rsid="029985bb"/>
    </style:style>
    <style:style style:name="T307" style:family="text">
      <style:text-properties officeooo:rsid="02913b1a"/>
    </style:style>
    <style:style style:name="T308" style:family="text">
      <style:text-properties officeooo:rsid="029329f6"/>
    </style:style>
    <style:style style:name="T309" style:family="text">
      <style:text-properties officeooo:rsid="0294f2f3"/>
    </style:style>
    <style:style style:name="T310" style:family="text">
      <style:text-properties officeooo:rsid="0295d4f1"/>
    </style:style>
    <style:style style:name="T311" style:family="text">
      <style:text-properties officeooo:rsid="02980faa"/>
    </style:style>
    <style:style style:name="T312" style:family="text">
      <style:text-properties officeooo:rsid="0297fb46"/>
    </style:style>
    <style:style style:name="T313" style:family="text">
      <style:text-properties officeooo:rsid="02a32e44"/>
    </style:style>
    <style:style style:name="T314" style:family="text">
      <style:text-properties officeooo:rsid="029cd8e2"/>
    </style:style>
    <style:style style:name="T315" style:family="text">
      <style:text-properties officeooo:rsid="029e369d"/>
    </style:style>
    <style:style style:name="T316" style:family="text">
      <style:text-properties officeooo:rsid="02a74523"/>
    </style:style>
    <style:style style:name="T317" style:family="text">
      <style:text-properties officeooo:rsid="02a87d55"/>
    </style:style>
    <style:style style:name="T318" style:family="text">
      <style:text-properties officeooo:rsid="02abfea2"/>
    </style:style>
    <style:style style:name="T319" style:family="text">
      <style:text-properties officeooo:rsid="02a221c1"/>
    </style:style>
    <style:style style:name="T320" style:family="text">
      <style:text-properties officeooo:rsid="02ad9cde"/>
    </style:style>
    <style:style style:name="T321" style:family="text">
      <style:text-properties officeooo:rsid="02b072b0"/>
    </style:style>
    <style:style style:name="T322" style:family="text">
      <style:text-properties officeooo:rsid="02b4c101"/>
    </style:style>
    <style:style style:name="T323" style:family="text">
      <style:text-properties officeooo:rsid="02b4e7d8"/>
    </style:style>
    <style:style style:name="T324" style:family="text">
      <style:text-properties officeooo:rsid="02b91379"/>
    </style:style>
    <style:style style:name="T325" style:family="text">
      <style:text-properties officeooo:rsid="023ff377"/>
    </style:style>
    <style:style style:name="T326" style:family="text">
      <style:text-properties officeooo:rsid="02428b1c"/>
    </style:style>
    <style:style style:name="T327" style:family="text">
      <style:text-properties officeooo:rsid="02455340"/>
    </style:style>
    <style:style style:name="T328" style:family="text">
      <style:text-properties officeooo:rsid="02442c79"/>
    </style:style>
    <style:style style:name="T329" style:family="text">
      <style:text-properties officeooo:rsid="02473d20"/>
    </style:style>
    <style:style style:name="T330" style:family="text">
      <style:text-properties officeooo:rsid="02561ff1"/>
    </style:style>
    <style:style style:name="T331" style:family="text">
      <style:text-properties officeooo:rsid="02f051ef"/>
    </style:style>
    <style:style style:name="T332" style:family="text">
      <style:text-properties officeooo:rsid="02580e51"/>
    </style:style>
    <style:style style:name="T333" style:family="text">
      <style:text-properties officeooo:rsid="025f4454"/>
    </style:style>
    <style:style style:name="T334" style:family="text">
      <style:text-properties officeooo:rsid="025f6780"/>
    </style:style>
    <style:style style:name="T335" style:family="text">
      <style:text-properties officeooo:rsid="0262119a"/>
    </style:style>
    <style:style style:name="T336" style:family="text">
      <style:text-properties officeooo:rsid="0262a986"/>
    </style:style>
    <style:style style:name="T337" style:family="text">
      <style:text-properties officeooo:rsid="0266bf3f"/>
    </style:style>
    <style:style style:name="T338" style:family="text">
      <style:text-properties officeooo:rsid="0262e899"/>
    </style:style>
    <style:style style:name="T339" style:family="text">
      <style:text-properties officeooo:rsid="026b8cd2"/>
    </style:style>
    <style:style style:name="T340" style:family="text">
      <style:text-properties officeooo:rsid="0271cd1c"/>
    </style:style>
    <style:style style:name="T341" style:family="text">
      <style:text-properties officeooo:rsid="013a4a8f"/>
    </style:style>
    <style:style style:name="T342" style:family="text">
      <style:text-properties officeooo:rsid="02721c60"/>
    </style:style>
    <style:style style:name="T343" style:family="text">
      <style:text-properties officeooo:rsid="02736f74"/>
    </style:style>
    <style:style style:name="T344" style:family="text">
      <style:text-properties officeooo:rsid="0275618e"/>
    </style:style>
    <style:style style:name="T345" style:family="text">
      <style:text-properties officeooo:rsid="02f2447b"/>
    </style:style>
    <style:style style:name="T346" style:family="text">
      <style:text-properties officeooo:rsid="02f40f94"/>
    </style:style>
    <style:style style:name="T347" style:family="text">
      <style:text-properties officeooo:rsid="027b67b0"/>
    </style:style>
    <style:style style:name="T348" style:family="text">
      <style:text-properties officeooo:rsid="0231b9a3"/>
    </style:style>
    <style:style style:name="T349" style:family="text">
      <style:text-properties officeooo:rsid="027a33a4"/>
    </style:style>
    <style:style style:name="T350" style:family="text">
      <style:text-properties officeooo:rsid="02c0df7b"/>
    </style:style>
    <style:style style:name="T351" style:family="text">
      <style:text-properties officeooo:rsid="02bc2e46"/>
    </style:style>
    <style:style style:name="T352" style:family="text">
      <style:text-properties officeooo:rsid="02c92dd5"/>
    </style:style>
    <style:style style:name="T353" style:family="text">
      <style:text-properties officeooo:rsid="02c4723e"/>
    </style:style>
    <style:style style:name="T354" style:family="text">
      <style:text-properties officeooo:rsid="027a0132"/>
    </style:style>
    <style:style style:name="T355" style:family="text">
      <style:text-properties officeooo:rsid="02f9d939"/>
    </style:style>
    <style:style style:name="T356" style:family="text">
      <style:text-properties officeooo:rsid="02fd636a"/>
    </style:style>
    <style:style style:name="T357" style:family="text">
      <style:text-properties officeooo:rsid="027d9b82"/>
    </style:style>
    <style:style style:name="T358" style:family="text">
      <style:text-properties officeooo:rsid="02fc0589"/>
    </style:style>
    <style:style style:name="T359" style:family="text">
      <style:text-properties officeooo:rsid="0125f0fe"/>
    </style:style>
    <style:style style:name="T360" style:family="text">
      <style:text-properties officeooo:rsid="014f7933"/>
    </style:style>
    <style:style style:name="T361" style:family="text">
      <style:text-properties style:font-name-complex="Times New Roman"/>
    </style:style>
    <style:style style:name="T362" style:family="text">
      <style:text-properties officeooo:rsid="02fc0589" style:font-name-complex="Times New Roman"/>
    </style:style>
    <style:style style:name="T363" style:family="text">
      <style:text-properties officeooo:rsid="02fd636a" style:font-name-complex="Times New Roman"/>
    </style:style>
    <style:style style:name="T364" style:family="text">
      <style:text-properties officeooo:rsid="0238d2c4" style:font-name-complex="Times New Roman"/>
    </style:style>
    <style:style style:name="T365" style:family="text">
      <style:text-properties officeooo:rsid="0239d36f" style:font-name-complex="Times New Roman"/>
    </style:style>
    <style:style style:name="T366" style:family="text">
      <style:text-properties officeooo:rsid="025453f9" style:font-name-complex="Times New Roman"/>
    </style:style>
    <style:style style:name="T367" style:family="text">
      <style:text-properties officeooo:rsid="02a5ed4d" style:font-name-complex="Times New Roman"/>
    </style:style>
    <style:style style:name="T368" style:family="text">
      <style:text-properties officeooo:rsid="02afedb9"/>
    </style:style>
    <style:style style:name="T369" style:family="text">
      <style:text-properties officeooo:rsid="0229108d"/>
    </style:style>
    <style:style style:name="T370" style:family="text">
      <style:text-properties officeooo:rsid="024f68a0"/>
    </style:style>
    <style:style style:name="T371" style:family="text">
      <style:text-properties officeooo:rsid="02343c1d"/>
    </style:style>
    <style:style style:name="T372" style:family="text">
      <style:text-properties officeooo:rsid="02401a08"/>
    </style:style>
    <style:style style:name="T373" style:family="text">
      <style:text-properties officeooo:rsid="0243e173"/>
    </style:style>
    <style:style style:name="T374" style:family="text">
      <style:text-properties officeooo:rsid="02459e97"/>
    </style:style>
    <style:style style:name="T375" style:family="text">
      <style:text-properties officeooo:rsid="0249e45e"/>
    </style:style>
    <style:style style:name="T376" style:family="text">
      <style:text-properties officeooo:rsid="0228a669"/>
    </style:style>
    <style:style style:name="T377" style:family="text">
      <style:text-properties officeooo:rsid="025a7099"/>
    </style:style>
    <style:style style:name="T378" style:family="text">
      <style:text-properties officeooo:rsid="02550e9a"/>
    </style:style>
    <style:style style:name="T379" style:family="text">
      <style:text-properties officeooo:rsid="025c5810"/>
    </style:style>
    <style:style style:name="T380" style:family="text">
      <style:text-properties officeooo:rsid="0255e935"/>
    </style:style>
    <style:style style:name="T381" style:family="text">
      <style:text-properties officeooo:rsid="025dff38"/>
    </style:style>
    <style:style style:name="T382" style:family="text">
      <style:text-properties officeooo:rsid="0267a973"/>
    </style:style>
    <style:style style:name="T383" style:family="text">
      <style:text-properties officeooo:rsid="025cb102"/>
    </style:style>
    <style:style style:name="T384" style:family="text">
      <style:text-properties officeooo:rsid="0268e9ab"/>
    </style:style>
    <style:style style:name="T385" style:family="text">
      <style:text-properties officeooo:rsid="027157e1"/>
    </style:style>
    <style:style style:name="T386" style:family="text">
      <style:text-properties officeooo:rsid="0277239c"/>
    </style:style>
    <style:style style:name="T387" style:family="text">
      <style:text-properties officeooo:rsid="027afa65"/>
    </style:style>
    <style:style style:name="T388" style:family="text">
      <style:text-properties officeooo:rsid="027cbd86"/>
    </style:style>
    <style:style style:name="T389" style:family="text">
      <style:text-properties officeooo:rsid="027fc591"/>
    </style:style>
    <style:style style:name="T390" style:family="text">
      <style:text-properties officeooo:rsid="028495a1"/>
    </style:style>
    <style:style style:name="T391" style:family="text">
      <style:text-properties officeooo:rsid="0285c2e1"/>
    </style:style>
    <style:style style:name="T392" style:family="text">
      <style:text-properties officeooo:rsid="0280f72c"/>
    </style:style>
    <style:style style:name="T393" style:family="text">
      <style:text-properties officeooo:rsid="02732b5a"/>
    </style:style>
    <style:style style:name="T394" style:family="text">
      <style:text-properties officeooo:rsid="028728b8"/>
    </style:style>
    <style:style style:name="T395" style:family="text">
      <style:text-properties officeooo:rsid="028b1e32"/>
    </style:style>
    <style:style style:name="T396" style:family="text">
      <style:text-properties officeooo:rsid="028c81ba"/>
    </style:style>
    <style:style style:name="T397" style:family="text">
      <style:text-properties officeooo:rsid="00ba6b9f"/>
    </style:style>
    <style:style style:name="T398" style:family="text">
      <style:text-properties officeooo:rsid="0273dc12"/>
    </style:style>
    <style:style style:name="T399" style:family="text">
      <style:text-properties officeooo:rsid="0274dcc9"/>
    </style:style>
    <style:style style:name="T400" style:family="text">
      <style:text-properties officeooo:rsid="02e36c82"/>
    </style:style>
    <style:style style:name="T401" style:family="text">
      <style:text-properties officeooo:rsid="0297406c"/>
    </style:style>
    <style:style style:name="T402" style:family="text">
      <style:text-properties officeooo:rsid="02763b85"/>
    </style:style>
    <style:style style:name="T403" style:family="text">
      <style:text-properties officeooo:rsid="0297b9fc"/>
    </style:style>
    <style:style style:name="T404" style:family="text">
      <style:text-properties officeooo:rsid="02aba7fa"/>
    </style:style>
    <style:style style:name="T405" style:family="text">
      <style:text-properties officeooo:rsid="029b9d50"/>
    </style:style>
    <style:style style:name="T406" style:family="text">
      <style:text-properties officeooo:rsid="029f35a6"/>
    </style:style>
    <style:style style:name="T407" style:family="text">
      <style:text-properties officeooo:rsid="029d4e96"/>
    </style:style>
    <style:style style:name="T408" style:family="text">
      <style:text-properties officeooo:rsid="0226a1f3"/>
    </style:style>
    <style:style style:name="T409" style:family="text">
      <style:text-properties officeooo:rsid="02a66480"/>
    </style:style>
    <style:style style:name="T410" style:family="text">
      <style:text-properties officeooo:rsid="0232c1ed"/>
    </style:style>
    <style:style style:name="T411" style:family="text">
      <style:text-properties officeooo:rsid="02a88f19"/>
    </style:style>
    <style:style style:name="T412" style:family="text">
      <style:text-properties officeooo:rsid="02b6bb1e"/>
    </style:style>
    <style:style style:name="T413" style:family="text">
      <style:text-properties officeooo:rsid="02df1f00"/>
    </style:style>
    <style:style style:name="T414" style:family="text">
      <style:text-properties officeooo:rsid="02b31f93"/>
    </style:style>
    <style:style style:name="T415" style:family="text">
      <style:text-properties officeooo:rsid="02277db5"/>
    </style:style>
    <style:style style:name="T416" style:family="text">
      <style:text-properties officeooo:rsid="022916a0"/>
    </style:style>
    <style:style style:name="T417" style:family="text">
      <style:text-properties officeooo:rsid="022b5e82"/>
    </style:style>
    <style:style style:name="T418" style:family="text">
      <style:text-properties style:font-name="times new roman" fo:font-size="14pt" style:font-size-asian="14pt" style:font-size-complex="14pt"/>
    </style:style>
    <style:style style:name="T419" style:family="text">
      <style:text-properties style:font-name="times new roman" fo:font-size="14pt" officeooo:rsid="022ebaae" style:font-size-asian="14pt" style:font-size-complex="14pt"/>
    </style:style>
    <style:style style:name="T420" style:family="text">
      <style:text-properties style:font-name="times new roman" fo:font-size="14pt" officeooo:rsid="02304ab6" style:font-size-asian="14pt" style:font-size-complex="14pt"/>
    </style:style>
    <style:style style:name="T421" style:family="text">
      <style:text-properties style:font-name="times new roman" fo:font-size="14pt" officeooo:rsid="02315b47" style:font-size-asian="14pt" style:font-size-complex="14pt"/>
    </style:style>
    <style:style style:name="T422" style:family="text">
      <style:text-properties style:font-name="times new roman" fo:font-size="14pt" officeooo:rsid="023312ef" style:font-size-asian="14pt" style:font-size-complex="14pt"/>
    </style:style>
    <style:style style:name="T423" style:family="text">
      <style:text-properties style:font-name="times new roman" fo:font-size="14pt" officeooo:rsid="02cb47f8" style:font-size-asian="14pt" style:font-size-complex="14pt"/>
    </style:style>
    <style:style style:name="T424" style:family="text">
      <style:text-properties style:font-name="times new roman" fo:font-size="14pt" officeooo:rsid="03348f94" style:font-size-asian="14pt" style:font-size-complex="14pt"/>
    </style:style>
    <style:style style:name="T42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26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27" style:family="text">
      <style:text-properties officeooo:rsid="022cc0d2"/>
    </style:style>
    <style:style style:name="T428" style:family="text">
      <style:text-properties officeooo:rsid="022ebaae"/>
    </style:style>
    <style:style style:name="T429" style:family="text">
      <style:text-properties officeooo:rsid="02310118"/>
    </style:style>
    <style:style style:name="T430" style:family="text">
      <style:text-properties officeooo:rsid="02315b47"/>
    </style:style>
    <style:style style:name="T431" style:family="text">
      <style:text-properties officeooo:rsid="0237b429"/>
    </style:style>
    <style:style style:name="T432" style:family="text">
      <style:text-properties officeooo:rsid="0238d2c4"/>
    </style:style>
    <style:style style:name="T433" style:family="text">
      <style:text-properties officeooo:rsid="0239d36f"/>
    </style:style>
    <style:style style:name="T434" style:family="text">
      <style:text-properties officeooo:rsid="023a5d35"/>
    </style:style>
    <style:style style:name="T435" style:family="text">
      <style:text-properties officeooo:rsid="023c74da"/>
    </style:style>
    <style:style style:name="T436" style:family="text">
      <style:text-properties officeooo:rsid="026f42a6"/>
    </style:style>
    <style:style style:name="T437" style:family="text">
      <style:text-properties officeooo:rsid="02700f49"/>
    </style:style>
    <style:style style:name="T438" style:family="text">
      <style:text-properties officeooo:rsid="0272f8d8"/>
    </style:style>
    <style:style style:name="T439" style:family="text">
      <style:text-properties officeooo:rsid="02736f3d"/>
    </style:style>
    <style:style style:name="T440" style:family="text">
      <style:text-properties officeooo:rsid="027abb30"/>
    </style:style>
    <style:style style:name="T441" style:family="text">
      <style:text-properties officeooo:rsid="02836611"/>
    </style:style>
    <style:style style:name="T442" style:family="text">
      <style:text-properties officeooo:rsid="0286ed9f"/>
    </style:style>
    <style:style style:name="T443" style:family="text">
      <style:text-properties officeooo:rsid="028845da"/>
    </style:style>
    <style:style style:name="T444" style:family="text">
      <style:text-properties officeooo:rsid="028da146"/>
    </style:style>
    <style:style style:name="T445" style:family="text">
      <style:text-properties officeooo:rsid="028e1c4f"/>
    </style:style>
    <style:style style:name="T446" style:family="text">
      <style:text-properties officeooo:rsid="028f45b7"/>
    </style:style>
    <style:style style:name="T447" style:family="text">
      <style:text-properties officeooo:rsid="028fd500"/>
    </style:style>
    <style:style style:name="T448" style:family="text">
      <style:text-properties officeooo:rsid="0298652f"/>
    </style:style>
    <style:style style:name="T449" style:family="text">
      <style:text-properties officeooo:rsid="02997063"/>
    </style:style>
    <style:style style:name="T450" style:family="text">
      <style:text-properties officeooo:rsid="029ada60"/>
    </style:style>
    <style:style style:name="T451" style:family="text">
      <style:text-properties officeooo:rsid="029c8074"/>
    </style:style>
    <style:style style:name="T452" style:family="text">
      <style:text-properties officeooo:rsid="029e86e2"/>
    </style:style>
    <style:style style:name="T453" style:family="text">
      <style:text-properties officeooo:rsid="02a3fc21"/>
    </style:style>
    <style:style style:name="T454" style:family="text">
      <style:text-properties officeooo:rsid="02ac77b1"/>
    </style:style>
    <style:style style:name="T455" style:family="text">
      <style:text-properties style:text-position="super 58%" fo:font-size="12pt" style:font-size-asian="12pt" style:font-name-complex="Times New Roman" style:font-size-complex="12pt"/>
    </style:style>
    <style:style style:name="T456" style:family="text">
      <style:text-properties style:text-position="super 58%" fo:language="en" fo:country="US" officeooo:rsid="02bfa88c"/>
    </style:style>
    <style:style style:name="T457" style:family="text">
      <style:text-properties style:text-position="super 58%" fo:language="en" fo:country="US" officeooo:rsid="02c87178"/>
    </style:style>
    <style:style style:name="T458" style:family="text">
      <style:text-properties officeooo:rsid="02b049e3"/>
    </style:style>
    <style:style style:name="T459" style:family="text">
      <style:text-properties officeooo:rsid="02b2ab90"/>
    </style:style>
    <style:style style:name="T460" style:family="text">
      <style:text-properties officeooo:rsid="02b91f9b"/>
    </style:style>
    <style:style style:name="T461" style:family="text">
      <style:text-properties fo:language="none" fo:country="none" officeooo:rsid="02ac77b1"/>
    </style:style>
    <style:style style:name="T462" style:family="text">
      <style:text-properties fo:language="none" fo:country="none" officeooo:rsid="02bc14f8"/>
    </style:style>
    <style:style style:name="T463" style:family="text">
      <style:text-properties fo:language="none" fo:country="none" officeooo:rsid="02bd0267"/>
    </style:style>
    <style:style style:name="T464" style:family="text">
      <style:text-properties officeooo:rsid="02bb8d35"/>
    </style:style>
    <style:style style:name="T465" style:family="text">
      <style:text-properties officeooo:rsid="02bdab9b"/>
    </style:style>
    <style:style style:name="T466" style:family="text">
      <style:text-properties officeooo:rsid="02be6a10"/>
    </style:style>
    <style:style style:name="T467" style:family="text">
      <style:text-properties officeooo:rsid="02bfa88c"/>
    </style:style>
    <style:style style:name="T468" style:family="text">
      <style:text-properties fo:language="en" fo:country="US"/>
    </style:style>
    <style:style style:name="T469" style:family="text">
      <style:text-properties fo:language="en" fo:country="US" officeooo:rsid="02bfa88c"/>
    </style:style>
    <style:style style:name="T470" style:family="text">
      <style:text-properties fo:language="en" fo:country="US" officeooo:rsid="02c9ffe5"/>
    </style:style>
    <style:style style:name="T471" style:family="text">
      <style:text-properties fo:language="en" fo:country="US" officeooo:rsid="02cc9c39"/>
    </style:style>
    <style:style style:name="T472" style:family="text">
      <style:text-properties fo:language="en" fo:country="US" officeooo:rsid="02cbb881"/>
    </style:style>
    <style:style style:name="T473" style:family="text">
      <style:text-properties fo:language="en" fo:country="US" officeooo:rsid="0303058b"/>
    </style:style>
    <style:style style:name="T474" style:family="text">
      <style:text-properties fo:language="en" fo:country="US" officeooo:rsid="02c87178"/>
    </style:style>
    <style:style style:name="T475" style:family="text">
      <style:text-properties fo:language="en" fo:country="US" officeooo:rsid="02e34bdc"/>
    </style:style>
    <style:style style:name="T476" style:family="text">
      <style:text-properties fo:language="en" fo:country="US" officeooo:rsid="02f3bd61"/>
    </style:style>
    <style:style style:name="T477" style:family="text">
      <style:text-properties officeooo:rsid="02c25d06"/>
    </style:style>
    <style:style style:name="T478" style:family="text">
      <style:text-properties officeooo:rsid="02c46d9c"/>
    </style:style>
    <style:style style:name="T479" style:family="text">
      <style:text-properties officeooo:rsid="02c95504"/>
    </style:style>
    <style:style style:name="T480" style:family="text">
      <style:text-properties officeooo:rsid="02d18c4d"/>
    </style:style>
    <style:style style:name="T481" style:family="text">
      <style:text-properties officeooo:rsid="00861c75"/>
    </style:style>
    <style:style style:name="T482" style:family="text">
      <style:text-properties officeooo:rsid="02e0677b"/>
    </style:style>
    <style:style style:name="T483" style:family="text">
      <style:text-properties officeooo:rsid="01e76398"/>
    </style:style>
    <style:style style:name="T484" style:family="text">
      <style:text-properties officeooo:rsid="02e5bce1"/>
    </style:style>
    <style:style style:name="T485" style:family="text">
      <style:text-properties officeooo:rsid="02ee068c"/>
    </style:style>
    <style:style style:name="T486" style:family="text">
      <style:text-properties officeooo:rsid="02ee2521"/>
    </style:style>
    <style:style style:name="T487" style:family="text">
      <style:text-properties officeooo:rsid="02fe7524"/>
    </style:style>
    <style:style style:name="T488" style:family="text">
      <style:text-properties officeooo:rsid="02fedf19"/>
    </style:style>
    <style:style style:name="T489" style:family="text">
      <style:text-properties officeooo:rsid="03034207"/>
    </style:style>
    <style:style style:name="T490" style:family="text">
      <style:text-properties officeooo:rsid="030a591b"/>
    </style:style>
    <style:style style:name="T491" style:family="text">
      <style:text-properties officeooo:rsid="030bd878"/>
    </style:style>
    <style:style style:name="T492" style:family="text">
      <style:text-properties officeooo:rsid="030f3854"/>
    </style:style>
    <style:style style:name="T493" style:family="text">
      <style:text-properties officeooo:rsid="031335da"/>
    </style:style>
    <style:style style:name="T494" style:family="text">
      <style:text-properties officeooo:rsid="03185360"/>
    </style:style>
    <style:style style:name="T495" style:family="text">
      <style:text-properties officeooo:rsid="031f0f17"/>
    </style:style>
    <style:style style:name="T496" style:family="text">
      <style:text-properties officeooo:rsid="03213f68"/>
    </style:style>
    <style:style style:name="T497" style:family="text">
      <style:text-properties officeooo:rsid="0323ed81"/>
    </style:style>
    <style:style style:name="T498" style:family="text">
      <style:text-properties officeooo:rsid="032451d8"/>
    </style:style>
    <style:style style:name="T499" style:family="text">
      <style:text-properties officeooo:rsid="03270fd0"/>
    </style:style>
    <style:style style:name="T500" style:family="text">
      <style:text-properties officeooo:rsid="0327fdd0"/>
    </style:style>
    <style:style style:name="T501" style:family="text">
      <style:text-properties officeooo:rsid="022cc0d2" style:font-size-asian="14pt" style:font-size-complex="14pt"/>
    </style:style>
    <style:style style:name="T502" style:family="text">
      <style:text-properties officeooo:rsid="02932249" style:font-size-asian="14pt" style:font-size-complex="14pt"/>
    </style:style>
    <style:style style:name="T503" style:family="text">
      <style:text-properties officeooo:rsid="032c0860"/>
    </style:style>
    <style:style style:name="T504" style:family="text">
      <style:text-properties officeooo:rsid="032e82c4"/>
    </style:style>
    <style:style style:name="T505" style:family="text">
      <style:text-properties officeooo:rsid="032f52ac"/>
    </style:style>
    <style:style style:name="T506" style:family="text">
      <style:text-properties officeooo:rsid="0330f9ed"/>
    </style:style>
    <style:style style:name="T507" style:family="text">
      <style:text-properties officeooo:rsid="0331c282"/>
    </style:style>
    <style:style style:name="T508" style:family="text">
      <style:text-properties officeooo:rsid="0332cc9c"/>
    </style:style>
    <style:style style:name="T509" style:family="text">
      <style:text-properties officeooo:rsid="03348f94"/>
    </style:style>
    <style:style style:name="T510" style:family="text">
      <style:text-properties officeooo:rsid="0337e8c2"/>
    </style:style>
    <style:style style:name="T511" style:family="text">
      <style:text-properties officeooo:rsid="0338f67b"/>
    </style:style>
    <style:style style:name="T512" style:family="text">
      <style:text-properties officeooo:rsid="033cd99a"/>
    </style:style>
    <style:style style:name="T513" style:family="text">
      <style:text-properties officeooo:rsid="033d7cfc"/>
    </style:style>
    <style:style style:name="T514" style:family="text">
      <style:text-properties officeooo:rsid="033f0a1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1"><draw:frame draw:style-name="fr1" draw:name="Image1" text:anchor-type="as-char" svg:width="2.258cm" svg:height="1.921cm" draw:z-index="42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82">Негосударственное образовательное учреждение </text:p>
            <text:p text:style-name="P282">высшего образования </text:p>
            <text:p text:style-name="P282">Московский технологический институт</text:p>
          </table:table-cell>
        </table:table-row>
      </table:table>
      <text:p text:style-name="P16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Факультет: Техники и современных технологий <text:s text:c="9"/></text:p>
          </table:table-cell>
          <table:table-cell table:style-name="Table2.A1" office:value-type="string">
            <text:p text:style-name="P53">Кафедра: Информатики и автоматизации</text:p>
          </table:table-cell>
        </table:table-row>
      </table:table>
      <text:p text:style-name="P170"/>
      <text:p text:style-name="P53">Уровень образования: бакалавриат</text:p>
      <text:p text:style-name="P53">Направление: 230100 «Информатика и вычислительная техника»</text:p>
      <text:p text:style-name="P53">Профиль: «Программное обеспечение средств вычислительной техники и автоматизированных систем»</text:p>
      <text:p text:style-name="P153"/>
      <text:p text:style-name="P155"><text:s text:c="58"/></text:p>
      <text:p text:style-name="P156"/>
      <text:p text:style-name="P156"/>
      <text:p text:style-name="P154"/>
      <text:p text:style-name="P149">ВЫПУСКНАЯ КВАЛИФИКАЦИОННАЯ РАБОТА</text:p>
      <text:p text:style-name="P172"/>
      <text:p text:style-name="P172">на тему:</text:p>
      <text:p text:style-name="P177"/>
      <text:p text:style-name="P173">«Разработка системы оптимизации распределения инвестиций (на примере).»</text:p>
      <text:p text:style-name="P178"/>
      <text:p text:style-name="P178"/>
      <text:p text:style-name="P175">Студента: Габец Тимура Георгиевича <text:s text:c="3"/>___________________</text:p>
      <text:p text:style-name="P179"><text:s text:c="55"/>Ф.И.О. (полностью) <text:s text:c="50"/>(подпись) <text:s text:c="24"/></text:p>
      <text:p text:style-name="P171"/>
      <text:p text:style-name="P175">Руководитель ВКР: КТН, доцент Бужинский Владимир Александрович _____________</text:p>
      <text:p text:style-name="P171"><text:span text:style-name="T455"><text:s text:c="58"/>ученая степень, звание</text:span><text:bookmark text:name="_GoBack1"/><text:span text:style-name="T455"> <text:s text:c="41"/>Ф.И.О. (полностью) <text:s text:c="57"/>(подпись) <text:s text:c="38"/></text:span></text:p>
      <text:p text:style-name="P174"/>
      <text:p text:style-name="P174">Допущена к защите:</text:p>
      <text:p text:style-name="P174"/>
      <text:p text:style-name="P175">Зав.кафедрой: КТН, доцент Подлевских Александр Павлович _____________________</text:p>
      <text:p text:style-name="P287"><text:s text:c="2"/>ученая степень, звание <text:s text:c="20"/>Ф.И.О. (полностью) <text:s text:c="71"/>(подпись) <text:s text:c="38"/></text:p>
      <text:p text:style-name="P174"/>
      <text:p text:style-name="P174">« ____» <text:s/>_______________ 20<text:span text:style-name="T480">16</text:span> г.</text:p>
      <text:p text:style-name="P174"/>
      <text:p text:style-name="P174"/>
      <text:p text:style-name="P174"/>
      <text:p text:style-name="P11"/>
      <text:p text:style-name="P176"/>
      <text:p text:style-name="P176"/>
      <text:p text:style-name="P176"/>
      <text:p text:style-name="P176"/>
      <text:p text:style-name="P176"/>
      <text:p text:style-name="P176"/>
      <text:p text:style-name="P45">Москва 2016 г.</text:p>
      <text:p text:style-name="P213"><text:bookmark-start text:name="__RefHeading__73_1326476611"/>ОГЛАВЛЕНИЕ<text:bookmark-end text:name="__RefHeading__73_1326476611"/></text:p>
      <text:p text:style-name="P47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367"><text:a xlink:type="simple" xlink:href="#__RefHeading__73_1326476611" text:style-name="Index_20_Link" text:visited-style-name="Index_20_Link">ОГЛАВЛЕНИЕ<text:tab/>2</text:a></text:p>
          <text:p text:style-name="P367"><text:a xlink:type="simple" xlink:href="#__RefHeading__75_1326476611" text:style-name="Index_20_Link" text:visited-style-name="Index_20_Link">ВВЕДЕНИЕ<text:tab/>3</text:a></text:p>
          <text:p text:style-name="P367"><text:a xlink:type="simple" xlink:href="#__RefHeading___Toc5159_1010778528" text:style-name="Index_20_Link" text:visited-style-name="Index_20_Link">ГЛАВА 1. ИНВЕСТИЦИИ.<text:tab/>6</text:a></text:p>
          <text:p text:style-name="P366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366"><text:a xlink:type="simple" xlink:href="#__RefHeading___Toc2078_795193529" text:style-name="Index_20_Link" text:visited-style-name="Index_20_Link">1.2. Инвестиции в ценные бумаги<text:tab/>7</text:a></text:p>
          <text:p text:style-name="P366"><text:a xlink:type="simple" xlink:href="#__RefHeading___Toc1809_1435979290" text:style-name="Index_20_Link" text:visited-style-name="Index_20_Link">1.3. Инвестиционный процесс<text:tab/>23</text:a></text:p>
          <text:p text:style-name="P366"><text:a xlink:type="simple" xlink:href="#__RefHeading___Toc3177_1360820806" text:style-name="Index_20_Link" text:visited-style-name="Index_20_Link">Выводы по главе<text:tab/>27</text:a></text:p>
          <text:p text:style-name="P367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366"><text:a xlink:type="simple" xlink:href="#__RefHeading___Toc150_1574039482" text:style-name="Index_20_Link" text:visited-style-name="Index_20_Link">2.1. Основные термины и понятия<text:tab/>30</text:a></text:p>
          <text:p text:style-name="P366"><text:a xlink:type="simple" xlink:href="#__RefHeading___Toc152_1574039482" text:style-name="Index_20_Link" text:visited-style-name="Index_20_Link">2.2. Портфельный анализ<text:tab/>34</text:a></text:p>
          <text:p text:style-name="P366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366"><text:a xlink:type="simple" xlink:href="#__RefHeading___Toc2300_99562824" text:style-name="Index_20_Link" text:visited-style-name="Index_20_Link">Выводы по главе<text:tab/>48</text:a></text:p>
          <text:p text:style-name="P367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366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366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366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367"><text:a xlink:type="simple" xlink:href="#__RefHeading___Toc473_1574039482" text:style-name="Index_20_Link" text:visited-style-name="Index_20_Link">ЗАКЛЮЧЕНИЕ<text:tab/>78</text:a></text:p>
          <text:p text:style-name="P367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5"/>
        <text:h text:style-name="P330" text:outline-level="1"/>
        <text:h text:style-name="P331" text:outline-level="1"><text:bookmark-start text:name="__RefHeading__75_1326476611"/>ВВЕДЕНИЕ<text:bookmark-end text:name="__RefHeading__75_1326476611"/></text:h>
        <text:p text:style-name="P190">Актуальность темы исследования данной выпускной квалификационной работы <text:span text:style-name="T454">заключается в том, что инвестиции в ценные бумаги являются одним из самых доходных инструментов современного инвестора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283">Объектом исследования выпускной квалификационной работы являются «Информационные системы», а предметом исследования – «<text:span text:style-name="T458">система оптимизации распределения инвестиций</text:span>». </text:p>
        <text:p text:style-name="P233"><text:span text:style-name="T203">Целью выпускной квалификационной работы является разработка программного модуля </text:span><text:span text:style-name="T204">с</text:span><text:span text:style-name="T205">истемы оптимизации распределения инвестиций </text:span><text:span text:style-name="T206">с применением одного</text:span><text:span text:style-name="T205"> высокоуровневых языков программирования, на основе современной теории формирования инвестиционного портфеля.</text:span></text:p>
        <text:p text:style-name="P191">Для достижения поставленной цели в выпускной квалификационной работе необходимо решить следующие задачи:</text:p>
        <text:list xml:id="list674717270716152519" text:style-name="WW8Num4">
          <text:list-item>
            <text:p text:style-name="P289">дать определение понятию инвестиции, привести основную классификацию инвестиций</text:p>
          </text:list-item>
          <text:list-item>
            <text:p text:style-name="P292">указать основные этапы инвестиционного процесса</text:p>
          </text:list-item>
          <text:list-item>
            <text:p text:style-name="P291">рассмотреть теоретические основы современной теории формирования инвестиционного портфеля</text:p>
          </text:list-item>
          <text:list-item>
            <text:p text:style-name="P292">указать <text:s/>методы оценки эффективности инвестиций</text:p>
          </text:list-item>
          <text:list-item>
            <text:p text:style-name="P289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94">провести оценку эффективности разработанной системы</text:p>
          </text:list-item>
        </text:list>
        <text:p text:style-name="P189"><text:soft-page-break/></text:p>
        <text:p text:style-name="P223"><text:span text:style-name="T182">Теоретическая и практическая значимость работы</text:span><text:span text:style-name="T183"> заключается в том, что </text:span><text:span text:style-name="T184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85">«наивн</text:span><text:span text:style-name="T184">ое</text:span><text:span text:style-name="T185">» управления инвестициями, </text:span><text:span text:style-name="T184"><text:s/>выраженное в </text:span><text:span text:style-name="T186">отсутстви</text:span><text:span text:style-name="T184">и</text:span><text:span text:style-name="T186"> объективных критериев оптимальности и эффективности, </text:span><text:span text:style-name="T184">а также </text:span><text:span text:style-name="T186">неучет</text:span><text:span text:style-name="T184">е</text:span><text:span text:style-name="T186"> риска в </text:span><text:span text:style-name="T184">математической</text:span><text:span text:style-name="T186"> форме </text:span><text:span text:style-name="T184">либо</text:span><text:span text:style-name="T186"> подмен</text:span><text:span text:style-name="T184">е</text:span><text:span text:style-name="T186"> </text:span><text:span text:style-name="T184">его</text:span><text:span text:style-name="T186"> словесными формулировками. </text:span><text:span text:style-name="T184">Что характерно, </text:span><text:span text:style-name="T187">такого рода «наивное» управление инвестициями характерно как для многих индивидуальных инвесторов, так и для некоторых институциональных инвесторов и инвестиционных фондов. </text:span><text:span text:style-name="T184">Результатом такого управления зачастую является неудовлетворительные показатели доходности инвестиций. </text:span><text:span text:style-name="T188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93"><text:span text:style-name="T18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5"> современной </text:span><text:span text:style-name="T197">теорией формирования портфеля </text:span><text:span text:style-name="T198">(modern portfolio theory</text:span><text:span text:style-name="T197">). Областью применения данной системы являются инвестиции в обыкновенные акции.</text:span></text:p>
        <text:p text:style-name="P192"><text:span text:style-name="T181">При написании <text:s/>работы использовались научные труды следующих авторов: </text:span><text:span text:style-name="T180"><text:s/></text:span><text:span text:style-name="T202">У. Шарп[4], Y.Hilpish [6], <text:s/>Н.И. </text:span><text:span text:style-name="T191">Берзон Н.И.</text:span><text:span text:style-name="T192">[1], Ц.Боди [2].</text:span></text:p>
        <text:p text:style-name="P284">Выпускная квалификационная работа состоит из <text:span text:style-name="T459">в</text:span>ведения, трех глав, Заключения, Списка использованной литературы, Приложения.</text:p>
        <text:p text:style-name="P284">В первой главе выпускной квалификационной работы рассматриваются основные понятия, <text:span text:style-name="T459">связанные с инвестициями в ценные бумаги</text:span>.</text:p>
        <text:p text:style-name="P284">Во второй главе работы отражаются основные аспекты <text:span text:style-name="T459">инвестиционного процесса</text:span>.</text:p>
        <text:p text:style-name="P284"><text:soft-page-break/><text:span text:style-name="T192">В третьей главе работы </text:span><text:span text:style-name="T202">описывается</text:span><text:span text:style-name="T192"> разработ</text:span><text:span text:style-name="T202">анный программный модуль, производится его тестирование</text:span><text:span text:style-name="T192"> </text:span><text:span text:style-name="T202">и </text:span><text:span text:style-name="T207">осуществляется </text:span><text:span text:style-name="T202">оценка </text:span><text:span text:style-name="T207">его</text:span><text:span text:style-name="T202"> эффективности.</text:span></text:p>
        <text:h text:style-name="P334" text:outline-level="1"><text:bookmark-start text:name="__RefHeading___Toc5159_1010778528"/>ГЛАВА 1. ИНВЕСТИЦИИ.<text:bookmark-end text:name="__RefHeading___Toc5159_1010778528"/></text:h>
        <text:h text:style-name="P336" text:outline-level="2"><text:bookmark-start text:name="__RefHeading___Toc142_1574039482"/>1.<text:span text:style-name="T283">1</text:span>. Основные типы инвестиций и их классификация<text:bookmark-end text:name="__RefHeading___Toc142_1574039482"/></text:h>
        <text:p text:style-name="P151">Инвестиция — это текущее вложение денег с целью извлечения будущей прибыли. <text:span text:style-name="T494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P152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P152"><text:soft-page-break/></text:p>
        <text:p text:style-name="P188"><text:span text:style-name="T194">О</text:span><text:span text:style-name="T182">сновным объектом финансовой инвестиции является ценная бумага. «</text:span><text:span text:style-name="T196">Ценная бумага</text:span><text:span text:style-name="T189"> (security) </text:span><text:span text:style-name="T193">означает</text:span><text:span text:style-name="T189"> <text:s/>законодательно признанное свидетельство права на получение ожидаемых в будущем доходов при конкретных условиях»[4, </text:span><text:span text:style-name="T193">стр. 3</text:span><text:span text:style-name="T189">]. </text:span><text:span text:style-name="T194">Данная работа посвящена финансовым инвестициям, и далее в работе под инвестициями будут <text:s/>пониматься именно финансовые инвестиции. </text:span><text:span text:style-name="T190">Различные типы </text:span><text:span text:style-name="T194">финансовых инвестиций</text:span><text:span text:style-name="T190">, а также их основные особенности, будут рассмотрены в следующем разделе.</text:span></text:p>
        <text:p text:style-name="P84"/>
        <text:h text:style-name="P337" text:outline-level="2"><text:bookmark-start text:name="__RefHeading___Toc2078_795193529"/>1.2. Инвестиции в ценные бумаги<text:bookmark-end text:name="__RefHeading___Toc2078_795193529"/></text:h>
        <text:h text:style-name="P342" text:outline-level="3"><text:bookmark-start text:name="__RefHeading___Toc2080_795193529"/><text:span text:style-name="T284">1.2.1. </text:span>Типы ценных бумаг <text:bookmark-end text:name="__RefHeading___Toc2080_795193529"/></text:h>
        <text:p text:style-name="P60"><text:span text:style-name="T246">С</text:span>огласно [4], можно выделить три основных типа ценных бумаг, которые могут выступать в качестве объекта инвестирования:</text:p>
        <text:list xml:id="list4992071547545956922" text:style-name="L1">
          <text:list-item>
            <text:p text:style-name="P297">Казначейские векселя</text:p>
          </text:list-item>
          <text:list-item>
            <text:p text:style-name="P297">Долгосрочные казначейские и корпоративные облигации</text:p>
          </text:list-item>
          <text:list-item>
            <text:p text:style-name="P297">Обыкновенные акции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18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4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6"><draw:frame draw:style-name="fr2" draw:name="Image14" text:anchor-type="char" svg:width="16.499cm" svg:height="8.105cm" draw:z-index="41"><draw:image xlink:href="Pictures/100002010000032000000189231F48745E1D0043.png" xlink:type="simple" xlink:show="embed" xlink:actuate="onLoad"/></draw:frame><text:soft-page-break/>Рисунок <text:span text:style-name="T478">1</text:span> — капитализация фондового рынка США, а также пропорции отдельных видов ценных бумаг в нём [8].</text:p>
        <text:h text:style-name="P342" text:outline-level="3">Казначейские векселя </text:h>
        <text:p text:style-name="P61"><text:span text:style-name="T210">Казначейские векселя</text:span> являются ценными бумагами, подтверждающими <text:span text:style-name="T296">предоставление краткосрочного кредита Казначейству США. Вследствие того, что</text:span> «р<text:span text:style-name="T296">иск нарушения обязательств по выплате такого кредита </text:span>весьма <text:span text:style-name="T296">незначителен, если вообще существует»[4, стр.3] (Соединенные Штаты Америки, как известно, ни разу не объявляли </text:span>государственный <text:span text:style-name="T296">дефолт), </text:span>данные ценные бумаги являются хорошим инвестиционным средством с точки зрения риска, <text:span text:style-name="T29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42" text:outline-level="3">Долгосрочные <text:span text:style-name="T247">казначейские и корпоративные </text:span>облигации</text:h>
        <text:p text:style-name="P62"><text:span text:style-name="T212">О</text:span><text:span text:style-name="T210">блигаци</text:span><text:span text:style-name="T212">и</text:span> <text:span text:style-name="T298">(bonds) являются</text:span> долгосрочн<text:span text:style-name="T299">ым</text:span> обязательство<text:span text:style-name="T299">м</text:span> со стороны эмитента перед инвестором (т. е. <text:span text:style-name="T300">к</text:span>редитором). <text:span text:style-name="T484">«Это обязательство состоит в том, чтобы каждый год осуществлять денежные платежи (купонные выплаты) </text:span><text:soft-page-break/><text:span text:style-name="T484">до определенного момента (даты погашения), когда будет сделан последний платеж (выплата основной суммы)» [4, стр.6].</text:span></text:p>
        <text:p text:style-name="P104">Из-за наличия купонных платежей, облигации также называют ценными бумагами с фиксированным доходом (fixed income securities).</text:p>
        <text:p text:style-name="P10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3"><text:span text:style-name="T301">Долгосрочные </text:span>казначейски<text:span text:style-name="T301">е</text:span> облигаци<text:span text:style-name="T301">и</text:span> (или бонд<text:span text:style-name="T301">ы, bonds) <text:s/>являются ценными бумагами, подтверждающими предоставление кредита Казначейству США сроком </text:span>примерно на 20 лет. <text:span text:style-name="T302">Согласно [4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64">Корпоративные облигации (или корпоративные бонды)<text:span text:style-name="T298"> </text:span>являются ценными бумагами, подтверждающими предоставление кредита <text:span text:style-name="T248">наиболее надежным американским компаниям, выпускающими данные облигации, </text:span>сроком также на 20 лет.</text:p>
        <text:p text:style-name="P65">Согласно <text:span text:style-name="T303">таблице 1,</text:span> доходность корпоративных облигаций в период с 1926 по 2013 год составила <text:span text:style-name="T250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42" text:outline-level="3">Обыкновенные акции</text:h>
        <text:p text:style-name="P67"><text:span text:style-name="T210">Обыкновенные акции</text:span> <text:span text:style-name="T304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78">е</text:span> бумаг<text:span text:style-name="T304">и</text:span>, обеспеченны<text:span text:style-name="T304">ми</text:span> акционерным капиталом компани<text:span text:style-name="T304">и (акционерного общества)</text:span>, и <text:soft-page-break/>«<text:span text:style-name="T304">представляют собой право на совладение корпорацией» [4, стр. 488]. </text:span>Каждая обыкновенная акция дает её <text:span text:style-name="T304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6">Две самые важные характеристики обыкновенной акции как объекта инвестиции в ценные бумаги — это оста<text:span text:style-name="T252">точное правопритязание и ограниченная ответственность акционера [1].</text:span></text:p>
        <text:p text:style-name="P68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3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69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5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</text:span><text:soft-page-break/><text:span text:style-name="T305">акциями. Личной ответственности за обязательства компании, держателями акций которых они являются, инвесторы не несут.</text:span></text:p>
        <text:p text:style-name="P102">Важной особенностью обыкновенных акций является <text:span text:style-name="T306">осуществление наличных </text:span>выплат <text:span text:style-name="T306">акционерам, которые называются </text:span>дивиденд<text:span text:style-name="T306">ами (dividends)</text:span>. <text:span text:style-name="T199">Дивиденды — это часть прибыли компании, котора</text:span><text:span text:style-name="T200">я</text:span><text:span text:style-name="T199"> </text:span><text:span text:style-name="T200">выплачивается</text:span><text:span text:style-name="T199"> акционерам </text:span><text:span text:style-name="T200">(обычно это производится ежегодно или ежеквартально)</text:span><text:span text:style-name="T199"> в соответствии </text:span><text:span text:style-name="T201">с количеством и видом акций, долей, находящихся в их владении [21]</text:span><text:span text:style-name="T199">. </text:span><text:span text:style-name="T200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50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70">В <text:span text:style-name="T307">силу того, что <text:s/></text:span>курсы покупки и продажи акций колеблются достаточно сильно, годовая доходность <text:span text:style-name="T308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1">Среднегодовое значение доходности за данный период составило 11,41%.</text:span></text:p>
        <text:p text:style-name="P7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3">Тип ценных бумаг</text:p>
            </table:table-cell>
            <table:table-cell table:style-name="Table3.A1" office:value-type="string">
              <text:p text:style-name="P33">88 лет</text:p>
            </table:table-cell>
            <table:table-cell table:style-name="Table3.A1" office:value-type="string">
              <text:p text:style-name="P33">20 лет</text:p>
            </table:table-cell>
            <table:table-cell table:style-name="Table3.A1" office:value-type="string">
              <text:p text:style-name="P33">10 лет</text:p>
            </table:table-cell>
            <table:table-cell table:style-name="Table3.A1" office:value-type="string">
              <text:p text:style-name="P33">5 лет</text:p>
            </table:table-cell>
            <table:table-cell table:style-name="Table3.A1" office:value-type="string">
              <text:p text:style-name="P33">1 год</text:p>
            </table:table-cell>
            <table:table-cell table:style-name="Table3.G1" office:value-type="string">
              <text:p text:style-name="P33">Стандартное отклонение</text:p>
            </table:table-cell>
          </table:table-row>
          <table:table-row>
            <table:table-cell table:style-name="Table3.A2" office:value-type="string">
              <text:p text:style-name="P16">Казначейские векселя</text:p>
            </table:table-cell>
            <table:table-cell table:style-name="Table3.A2" office:value-type="string">
              <text:p text:style-name="P16">3.5%</text:p>
            </table:table-cell>
            <table:table-cell table:style-name="Table3.A2" office:value-type="string">
              <text:p text:style-name="P16">2.9%</text:p>
            </table:table-cell>
            <table:table-cell table:style-name="Table3.A2" office:value-type="string">
              <text:p text:style-name="P16">1.5%</text:p>
            </table:table-cell>
            <table:table-cell table:style-name="Table3.A2" office:value-type="string">
              <text:p text:style-name="P16">0.1%</text:p>
            </table:table-cell>
            <table:table-cell table:style-name="Table3.A2" office:value-type="string">
              <text:p text:style-name="P16">0.0%</text:p>
            </table:table-cell>
            <table:table-cell table:style-name="Table3.G2" office:value-type="string">
              <text:p text:style-name="P16">3.1%</text:p>
            </table:table-cell>
          </table:table-row>
          <table:table-row>
            <table:table-cell table:style-name="Table3.A2" office:value-type="string">
              <text:p text:style-name="P16">Корпоративные облигации</text:p>
            </table:table-cell>
            <table:table-cell table:style-name="Table3.A2" office:value-type="string">
              <text:p text:style-name="P16">6.0%</text:p>
            </table:table-cell>
            <table:table-cell table:style-name="Table3.A2" office:value-type="string">
              <text:p text:style-name="P16">7.2%</text:p>
            </table:table-cell>
            <table:table-cell table:style-name="Table3.A2" office:value-type="string">
              <text:p text:style-name="P16">6.4%</text:p>
            </table:table-cell>
            <table:table-cell table:style-name="Table3.A2" office:value-type="string">
              <text:p text:style-name="P16">7.0%</text:p>
            </table:table-cell>
            <table:table-cell table:style-name="Table3.A2" office:value-type="string">
              <text:p text:style-name="P16">-7.1%</text:p>
            </table:table-cell>
            <table:table-cell table:style-name="Table3.G2" office:value-type="string">
              <text:p text:style-name="P16">8.4%</text:p>
            </table:table-cell>
          </table:table-row>
          <table:table-row>
            <table:table-cell table:style-name="Table3.A2" office:value-type="string">
              <text:p text:style-name="P16">Обычные акции</text:p>
            </table:table-cell>
            <table:table-cell table:style-name="Table3.A2" office:value-type="string">
              <text:p text:style-name="P16">10.1%</text:p>
            </table:table-cell>
            <table:table-cell table:style-name="Table3.A2" office:value-type="string">
              <text:p text:style-name="P16">9.2%</text:p>
            </table:table-cell>
            <table:table-cell table:style-name="Table3.A2" office:value-type="string">
              <text:p text:style-name="P16">7.4%</text:p>
            </table:table-cell>
            <table:table-cell table:style-name="Table3.A2" office:value-type="string">
              <text:p text:style-name="P16">17.9%</text:p>
            </table:table-cell>
            <table:table-cell table:style-name="Table3.A2" office:value-type="string">
              <text:p text:style-name="P16">32.4%</text:p>
            </table:table-cell>
            <table:table-cell table:style-name="Table3.G2" office:value-type="string">
              <text:p text:style-name="P16">20.2%</text:p>
            </table:table-cell>
          </table:table-row>
          <table:table-row>
            <table:table-cell table:style-name="Table3.A2" office:value-type="string">
              <text:p text:style-name="P16">Обычные акции небольших компаний</text:p>
            </table:table-cell>
            <table:table-cell table:style-name="Table3.A2" office:value-type="string">
              <text:p text:style-name="P16">12.3%</text:p>
            </table:table-cell>
            <table:table-cell table:style-name="Table3.A2" office:value-type="string">
              <text:p text:style-name="P16">12.0%</text:p>
            </table:table-cell>
            <table:table-cell table:style-name="Table3.A2" office:value-type="string">
              <text:p text:style-name="P16">9.3%</text:p>
            </table:table-cell>
            <table:table-cell table:style-name="Table3.A2" office:value-type="string">
              <text:p text:style-name="P16">22.8%</text:p>
            </table:table-cell>
            <table:table-cell table:style-name="Table3.A2" office:value-type="string">
              <text:p text:style-name="P16">45.1%</text:p>
            </table:table-cell>
            <table:table-cell table:style-name="Table3.G2" office:value-type="string">
              <text:p text:style-name="P16">32.3%</text:p>
            </table:table-cell>
          </table:table-row>
        </table:table>
        <text:p text:style-name="P100">Таблица <text:span text:style-name="T300">1 — </text:span><text:s/>Доходность и стандартное отклонение различных ценных бумаг в период с 1926 по 2013 год. Под небольшими компаниями <text:span text:style-name="T249">понимаются компании с рыночной капитализацией менее $630 млн. </text:span>Источник — [16].</text:p>
        <text:p text:style-name="P100"/>
        <text:p text:style-name="P101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77">рост индекса S&amp;P500 в 2013 году составил 26.4%, в 2014 году — 12.4%.</text:span></text:p>
        <text:h text:style-name="P342" text:outline-level="3"><text:bookmark-start text:name="__RefHeading___Toc2284_99562824"/><text:span text:style-name="T285">1.2.2. </text:span>Оценка акций<text:bookmark-end text:name="__RefHeading___Toc2284_99562824"/></text:h>
        <text:p text:style-name="P56"><text:span text:style-name="T309">Существуют</text:span> различные виды стоимостных оценок акций, <text:span text:style-name="T309">которые используются в процессе анализа рынка ценных бумаг в ходе принятия инвестиционных решений [1]:</text:span></text:p>
        <text:list xml:id="list85304373195972389" text:style-name="L2">
          <text:list-item>
            <text:p text:style-name="P298">номинальная стоимость </text:p>
          </text:list-item>
          <text:list-item>
            <text:p text:style-name="P298">эмиссионная стоимость (цена <text:span text:style-name="T310">первичного </text:span>размещения)</text:p>
          </text:list-item>
          <text:list-item>
            <text:p text:style-name="P298">рыночная (курсовая) стоимость</text:p>
          </text:list-item>
          <text:list-item>
            <text:p text:style-name="P298">ликвидационная стоимость привилегированных акций</text:p>
          </text:list-item>
          <text:list-item>
            <text:p text:style-name="P298">бухгалтерская (балансовая, книжная) стоимость</text:p>
          </text:list-item>
        </text:list>
        <text:p text:style-name="P57"><text:span text:style-name="T210">Номинальная стоимость</text:span> <text:span text:style-name="T311">(par value) </text:span>акции определяется <text:span text:style-name="T291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</text:span><text:soft-page-break/><text:span text:style-name="T291">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31">Эмиссионная стоимость (цена <text:span text:style-name="T312">первичного </text:span>размещения) <text:span text:style-name="T219">акции — цена, по которой реализуются акции </text:span><text:span text:style-name="T223">в ходе первичного размещения акций на фондовом рынке</text:span><text:span text:style-name="T219">. </text:span><text:span text:style-name="T220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1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2">Компания, определяя цену размещения, ориентируется на рыночные котировки акций, </text:span><text:span text:style-name="T224">выпуск акций</text:span><text:span text:style-name="T222"> состоится только в том случае, если инвесторы сочтут цену размещения справедливой и купят выпущенные акции, </text:span><text:span text:style-name="T225">поэтому компании</text:span><text:span text:style-name="T222"> заинтересованы в повышении формируемых на рынке цен на свои акции.</text:span></text:p>
        <text:p text:style-name="P56"><text:span text:style-name="T210">Рыночная стоимость </text:span>акции <text:span text:style-name="T313">(market value) </text:span>— <text:span text:style-name="T292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1">Рыночная стоимость акций <text:span text:style-name="T314">используется при вычислении <text:s/></text:span>капитализации компании — основным <text:span text:style-name="T314">показателем</text:span> ценности <text:span text:style-name="T314">данной </text:span>компании на рынке. <text:span text:style-name="T314">Величина капитализации </text:span>определяется умножением <text:soft-page-break/>рыночн<text:span text:style-name="T315">ой</text:span> стоимост<text:span text:style-name="T315">и</text:span> <text:s/>акций, находящихся в обращении <text:span text:style-name="T314">на вторичном рынке</text:span>, на их <text:span text:style-name="T314">совокупное число.</text:span></text:p>
        <text:p text:style-name="P56"><text:span text:style-name="T226">Для привилегированные акций существует понятие л</text:span><text:span text:style-name="T210">иквидационн</text:span><text:span text:style-name="T213">ой</text:span><text:span text:style-name="T210"> стоимост</text:span><text:span text:style-name="T213">и</text:span><text:span text:style-name="T226">, которое </text:span><text:span text:style-name="T293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11"><text:span text:style-name="T210">Балансовая (бухгалтерская) стоимость</text:span> отображает стоимость читсых активов компании и рассчитывается по формуле:</text:p>
        <text:p text:style-name="P111"><draw:frame draw:style-name="fr8" draw:name="Object8" text:anchor-type="as-char" svg:y="-0.683cm" svg:width="2.424cm" svg:height="1.062cm" draw:z-index="43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112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p>
        <text:p text:style-name="P195"><text:soft-page-break/>Во-первых, инвесторы готовы переплачивать за то, что они покупают акции <text:span text:style-name="T316">работающего</text:span> предприятия, <text:span text:style-name="T316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96">Во-вторых, <text:span text:style-name="T317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17">щих</text:span> получить некоторый доход в будущем. <text:span text:style-name="T317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7">Однако, когда <text:span text:style-name="T318">в</text:span> результате опережающего роста цен на акции относительно реальных темпов развития экономики <text:span text:style-name="T319">соотношение рыночной стоимости и балансовой стоимости </text:span><text:s/>становится чрезвычайно большим, <text:span text:style-name="T318">на </text:span>фондов<text:span text:style-name="T318">ом </text:span>рынк<text:span text:style-name="T318">е</text:span> <text:span text:style-name="T318">может </text:span>создат<text:span text:style-name="T318">ь</text:span>ся так называемый «мыльный пузырь» <text:span text:style-name="T320">(Stock market bubble)</text:span>. </text:p>
        <text:p text:style-name="P198"><text:span text:style-name="T321">При наличии «пузыря» на фондовом рынке, </text:span>стабильность <text:span text:style-name="T321">его </text:span>может быть нарушена под влиянием <text:span text:style-name="T32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1">ы</text:span> <text:span text:style-name="T32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</text:span><text:soft-page-break/><text:span text:style-name="T321">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199">Эффект мыльного пузыря, <text:span text:style-name="T322">при котором</text:span> фондовый рынок <text:span text:style-name="T322">рос</text:span> <text:span text:style-name="T322">быстрее</text:span> реальн<text:span text:style-name="T322">ого</text:span> сектор<text:span text:style-name="T322">а экономики,</text:span> вновь проявился в <text:s/>США в 1990 годы. За период с 1990 по 1999 год индекс Доу-Джонса, который <text:span text:style-name="T322">является</text:span> <text:span text:style-name="T322">индикатором </text:span>стоимости акций 30 ведущих американских компаний, увеличился в 4,7 раза, а валовый внутренний продукт <text:span text:style-name="T322">США </text:span>за этот период вырос только в 1,3 раза. <text:span text:style-name="T323">Возникший экономический пузырь, названный «пузырем доткомов», схлопнулся </text:span>в <text:span text:style-name="T323">марте </text:span>2000 год<text:span text:style-name="T323">а, и привел к массовой потере вложенных в акции в интернет-компаний средств инвесторами, череде банкротств и падению </text:span><text:soft-page-break/><text:span text:style-name="T323">основных фондовых индексов[23] — к примеру, и</text:span>ндекс Доу-Джонса за 2000-2003 годы снизился более чем на 40%<text:span text:style-name="T323">[1]</text:span>. </text:p>
        <text:p text:style-name="P199">Еще более значительно индекс Доу-Джонса упал во время мирового финансового кризиса <text:span text:style-name="T324">2008 года</text:span>, <text:span text:style-name="T324">обусловленного ипотечным пузырем в США</text:span>. С максимального значения <text:span text:style-name="T324">в </text:span>14164 пункта, достигнутого индексом в 2007 году, индекс снизился до 6547 пунктов в 2009 году, <text:span text:style-name="T29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42" text:outline-level="3"><text:bookmark-start text:name="__RefHeading___Toc2286_99562824"/><text:span text:style-name="T290">1.2.3. </text:span>Доходность акций<text:bookmark-end text:name="__RefHeading___Toc2286_99562824"/></text:h>
        <text:p text:style-name="P58"><text:span text:style-name="T325">Инвестируя в</text:span> <text:span text:style-name="T325">те или иные акции различных компаний</text:span>, инвестор предполагает получить <text:span text:style-name="T325">доход от этого вложения. Выделяют два различных типа такого рода дохода [1]:</text:span></text:p>
        <text:list xml:id="list4010999990727009916" text:style-name="L3">
          <text:list-item>
            <text:p text:style-name="P299">дивиденды</text:p>
          </text:list-item>
          <text:list-item>
            <text:p text:style-name="P299">прирост курсовой стоимости акций</text:p>
          </text:list-item>
        </text:list>
        <text:p text:style-name="P58"><text:span text:style-name="T326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8"><text:span text:style-name="T327">Д</text:span>ивидендная <text:span text:style-name="T327">(текущая)</text:span> доходность характеризуется <text:span text:style-name="T328">отношением </text:span>размер<text:span text:style-name="T328">а</text:span> годовых дивидендных выплат к цене акции. <text:span text:style-name="T32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99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29">б инвестировании в данные</text:span> <text:soft-page-break/>акци<text:span text:style-name="T329">и</text:span>. <text:span text:style-name="T254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114"><text:span text:style-name="T330">Однако, п</text:span>олучаемые дивиденды <text:span text:style-name="T330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7">Название компании</text:p>
            </table:table-cell>
            <table:table-cell table:style-name="Дивиденды.A1" office:value-type="string">
              <text:p text:style-name="P17">Символ на бирже Нью-Йоркской фондовой бирже NYSE</text:p>
            </table:table-cell>
            <table:table-cell table:style-name="Дивиденды.A1" office:value-type="string">
              <text:p text:style-name="P18">Размер годовых дивидендов, $</text:p>
            </table:table-cell>
            <table:table-cell table:style-name="Дивиденды.D1" office:value-type="string">
              <text:p text:style-name="P18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17">3M Co.</text:p>
            </table:table-cell>
            <table:table-cell table:style-name="Дивиденды.B31" office:value-type="string">
              <text:p text:style-name="P17">MMM</text:p>
            </table:table-cell>
            <table:table-cell table:style-name="Дивиденды.C2" office:value-type="string">
              <text:p text:style-name="P18">4.44</text:p>
            </table:table-cell>
            <table:table-cell table:style-name="Дивиденды.D2" office:value-type="string">
              <text:p text:style-name="P18">2.78</text:p>
            </table:table-cell>
          </table:table-row>
          <table:table-row>
            <table:table-cell table:style-name="Дивиденды.A31" office:value-type="string">
              <text:p text:style-name="P17">American Express Co.</text:p>
            </table:table-cell>
            <table:table-cell table:style-name="Дивиденды.B31" office:value-type="string">
              <text:p text:style-name="P17">AXP</text:p>
            </table:table-cell>
            <table:table-cell table:style-name="Дивиденды.C3" office:value-type="string">
              <text:p text:style-name="P18">1.16</text:p>
            </table:table-cell>
            <table:table-cell table:style-name="Дивиденды.D3" office:value-type="string">
              <text:p text:style-name="P18">1.96</text:p>
            </table:table-cell>
          </table:table-row>
          <table:table-row>
            <table:table-cell table:style-name="Дивиденды.A31" office:value-type="string">
              <text:p text:style-name="P17">AT&amp;T </text:p>
            </table:table-cell>
            <table:table-cell table:style-name="Дивиденды.B31" office:value-type="string">
              <text:p text:style-name="P17">T</text:p>
            </table:table-cell>
            <table:table-cell table:style-name="Дивиденды.C4" office:value-type="string">
              <text:p text:style-name="P18">1.92</text:p>
            </table:table-cell>
            <table:table-cell table:style-name="Дивиденды.D4" office:value-type="string">
              <text:p text:style-name="P18">5.06</text:p>
            </table:table-cell>
          </table:table-row>
          <table:table-row>
            <table:table-cell table:style-name="Дивиденды.A31" office:value-type="string">
              <text:p text:style-name="P17">Boeing Co.</text:p>
            </table:table-cell>
            <table:table-cell table:style-name="Дивиденды.B31" office:value-type="string">
              <text:p text:style-name="P17">BA</text:p>
            </table:table-cell>
            <table:table-cell table:style-name="Дивиденды.C5" office:value-type="string">
              <text:p text:style-name="P18">4.36</text:p>
            </table:table-cell>
            <table:table-cell table:style-name="Дивиденды.D5" office:value-type="string">
              <text:p text:style-name="P18">3.55</text:p>
            </table:table-cell>
          </table:table-row>
          <table:table-row>
            <table:table-cell table:style-name="Дивиденды.A31" office:value-type="string">
              <text:p text:style-name="P17">Caterpillar, Inc.</text:p>
            </table:table-cell>
            <table:table-cell table:style-name="Дивиденды.B31" office:value-type="string">
              <text:p text:style-name="P17">CAT</text:p>
            </table:table-cell>
            <table:table-cell table:style-name="Дивиденды.C6" office:value-type="string">
              <text:p text:style-name="P18">3.08</text:p>
            </table:table-cell>
            <table:table-cell table:style-name="Дивиденды.D6" office:value-type="string">
              <text:p text:style-name="P18">4.29</text:p>
            </table:table-cell>
          </table:table-row>
          <table:table-row>
            <table:table-cell table:style-name="Дивиденды.A31" office:value-type="string">
              <text:p text:style-name="P17">Cisco Systems</text:p>
            </table:table-cell>
            <table:table-cell table:style-name="Дивиденды.B31" office:value-type="string">
              <text:p text:style-name="P17">CSCO</text:p>
            </table:table-cell>
            <table:table-cell table:style-name="Дивиденды.C7" office:value-type="string">
              <text:p text:style-name="P18">1.04</text:p>
            </table:table-cell>
            <table:table-cell table:style-name="Дивиденды.D7" office:value-type="string">
              <text:p text:style-name="P18">3.77</text:p>
            </table:table-cell>
          </table:table-row>
          <table:table-row>
            <table:table-cell table:style-name="Дивиденды.A31" office:value-type="string">
              <text:p text:style-name="P17">Chevron Corp.</text:p>
            </table:table-cell>
            <table:table-cell table:style-name="Дивиденды.B31" office:value-type="string">
              <text:p text:style-name="P17">CVX</text:p>
            </table:table-cell>
            <table:table-cell table:style-name="Дивиденды.C8" office:value-type="string">
              <text:p text:style-name="P18">4.28</text:p>
            </table:table-cell>
            <table:table-cell table:style-name="Дивиденды.D8" office:value-type="string">
              <text:p text:style-name="P18">4.61</text:p>
            </table:table-cell>
          </table:table-row>
          <table:table-row>
            <table:table-cell table:style-name="Дивиденды.A31" office:value-type="string">
              <text:p text:style-name="P17">Coca-Cola Co.</text:p>
            </table:table-cell>
            <table:table-cell table:style-name="Дивиденды.B31" office:value-type="string">
              <text:p text:style-name="P17">KO</text:p>
            </table:table-cell>
            <table:table-cell table:style-name="Дивиденды.C9" office:value-type="string">
              <text:p text:style-name="P18">1.40</text:p>
            </table:table-cell>
            <table:table-cell table:style-name="Дивиденды.D9" office:value-type="string">
              <text:p text:style-name="P18">3.10</text:p>
            </table:table-cell>
          </table:table-row>
          <table:table-row>
            <table:table-cell table:style-name="Дивиденды.A31" office:value-type="string">
              <text:p text:style-name="P17">E.I. du Pont de Nemours &amp; Co.</text:p>
            </table:table-cell>
            <table:table-cell table:style-name="Дивиденды.B31" office:value-type="string">
              <text:p text:style-name="P17">DD</text:p>
            </table:table-cell>
            <table:table-cell table:style-name="Дивиденды.C10" office:value-type="string">
              <text:p text:style-name="P18">1.52</text:p>
            </table:table-cell>
            <table:table-cell table:style-name="Дивиденды.D10" office:value-type="string">
              <text:p text:style-name="P18">2.40</text:p>
            </table:table-cell>
          </table:table-row>
          <table:table-row>
            <table:table-cell table:style-name="Дивиденды.A31" office:value-type="string">
              <text:p text:style-name="P17">Exxon Mobil Corp.</text:p>
            </table:table-cell>
            <table:table-cell table:style-name="Дивиденды.B31" office:value-type="string">
              <text:p text:style-name="P17">XOM</text:p>
            </table:table-cell>
            <table:table-cell table:style-name="Дивиденды.C11" office:value-type="string">
              <text:p text:style-name="P18">2.92</text:p>
            </table:table-cell>
            <table:table-cell table:style-name="Дивиденды.D11" office:value-type="string">
              <text:p text:style-name="P18">3.54</text:p>
            </table:table-cell>
          </table:table-row>
          <table:table-row>
            <table:table-cell table:style-name="Дивиденды.A31" office:value-type="string">
              <text:p text:style-name="P17">General Electric Co.</text:p>
            </table:table-cell>
            <table:table-cell table:style-name="Дивиденды.B31" office:value-type="string">
              <text:p text:style-name="P17">GE</text:p>
            </table:table-cell>
            <table:table-cell table:style-name="Дивиденды.C12" office:value-type="string">
              <text:p text:style-name="P18">0.92</text:p>
            </table:table-cell>
            <table:table-cell table:style-name="Дивиденды.D12" office:value-type="string">
              <text:p text:style-name="P18">3.06</text:p>
            </table:table-cell>
          </table:table-row>
          <table:table-row>
            <table:table-cell table:style-name="Дивиденды.A31" office:value-type="string">
              <text:p text:style-name="P17">The Goldman Sachs Group, Inc.</text:p>
            </table:table-cell>
            <table:table-cell table:style-name="Дивиденды.B31" office:value-type="string">
              <text:p text:style-name="P17">GS</text:p>
            </table:table-cell>
            <table:table-cell table:style-name="Дивиденды.C13" office:value-type="string">
              <text:p text:style-name="P18">2.60</text:p>
            </table:table-cell>
            <table:table-cell table:style-name="Дивиденды.D13" office:value-type="string">
              <text:p text:style-name="P18">1.73</text:p>
            </table:table-cell>
          </table:table-row>
          <table:table-row>
            <table:table-cell table:style-name="Дивиденды.A31" office:value-type="string">
              <text:p text:style-name="P17">Home Depot, Inc.</text:p>
            </table:table-cell>
            <table:table-cell table:style-name="Дивиденды.B31" office:value-type="string">
              <text:p text:style-name="P17">HD</text:p>
            </table:table-cell>
            <table:table-cell table:style-name="Дивиденды.C14" office:value-type="string">
              <text:p text:style-name="P18">2.76</text:p>
            </table:table-cell>
            <table:table-cell table:style-name="Дивиденды.D14" office:value-type="string">
              <text:p text:style-name="P18">2.19</text:p>
            </table:table-cell>
          </table:table-row>
          <table:table-row>
            <table:table-cell table:style-name="Дивиденды.A31" office:value-type="string">
              <text:p text:style-name="P17">Intel Corp.</text:p>
            </table:table-cell>
            <table:table-cell table:style-name="Дивиденды.B31" office:value-type="string">
              <text:p text:style-name="P17">INTC</text:p>
            </table:table-cell>
            <table:table-cell table:style-name="Дивиденды.C15" office:value-type="string">
              <text:p text:style-name="P18">1.04</text:p>
            </table:table-cell>
            <table:table-cell table:style-name="Дивиденды.D15" office:value-type="string">
              <text:p text:style-name="P18">3.77</text:p>
            </table:table-cell>
          </table:table-row>
          <table:table-row>
            <table:table-cell table:style-name="Дивиденды.A31" office:value-type="string">
              <text:p text:style-name="P17">International Business Machines Corp. </text:p>
            </table:table-cell>
            <table:table-cell table:style-name="Дивиденды.B31" office:value-type="string">
              <text:p text:style-name="P17">IBM</text:p>
            </table:table-cell>
            <table:table-cell table:style-name="Дивиденды.C16" office:value-type="string">
              <text:p text:style-name="P18">5.20</text:p>
            </table:table-cell>
            <table:table-cell table:style-name="Дивиденды.D16" office:value-type="string">
              <text:p text:style-name="P18">3.70</text:p>
            </table:table-cell>
          </table:table-row>
          <table:table-row>
            <table:table-cell table:style-name="Дивиденды.A31" office:value-type="string">
              <text:p text:style-name="P17">JPMorgan Chase and Co.</text:p>
            </table:table-cell>
            <table:table-cell table:style-name="Дивиденды.B31" office:value-type="string">
              <text:p text:style-name="P17">JPM</text:p>
            </table:table-cell>
            <table:table-cell table:style-name="Дивиденды.C17" office:value-type="string">
              <text:p text:style-name="P18">1.76</text:p>
            </table:table-cell>
            <table:table-cell table:style-name="Дивиденды.D17" office:value-type="string">
              <text:p text:style-name="P18">2.98</text:p>
            </table:table-cell>
          </table:table-row>
          <table:table-row>
            <table:table-cell table:style-name="Дивиденды.A31" office:value-type="string">
              <text:p text:style-name="P17">Johnson &amp; Johnson Inc.</text:p>
            </table:table-cell>
            <table:table-cell table:style-name="Дивиденды.B31" office:value-type="string">
              <text:p text:style-name="P17">JNJ</text:p>
            </table:table-cell>
            <table:table-cell table:style-name="Дивиденды.C18" office:value-type="string">
              <text:p text:style-name="P18">3.00</text:p>
            </table:table-cell>
            <table:table-cell table:style-name="Дивиденды.D18" office:value-type="string">
              <text:p text:style-name="P18">2.81</text:p>
            </table:table-cell>
          </table:table-row>
          <table:table-row>
            <table:table-cell table:style-name="Дивиденды.A31" office:value-type="string">
              <text:p text:style-name="P17">McDonald’s Corp.</text:p>
            </table:table-cell>
            <table:table-cell table:style-name="Дивиденды.B31" office:value-type="string">
              <text:p text:style-name="P17">MCD</text:p>
            </table:table-cell>
            <table:table-cell table:style-name="Дивиденды.C19" office:value-type="string">
              <text:p text:style-name="P18">3.56</text:p>
            </table:table-cell>
            <table:table-cell table:style-name="Дивиденды.D19" office:value-type="string">
              <text:p text:style-name="P18">2.98</text:p>
            </table:table-cell>
          </table:table-row>
          <table:table-row>
            <table:table-cell table:style-name="Дивиденды.A31" office:value-type="string">
              <text:p text:style-name="P17">Merck &amp; Co., Inc.</text:p>
            </table:table-cell>
            <table:table-cell table:style-name="Дивиденды.B31" office:value-type="string">
              <text:p text:style-name="P17">MRK</text:p>
            </table:table-cell>
            <table:table-cell table:style-name="Дивиденды.C20" office:value-type="string">
              <text:p text:style-name="P18">1.84</text:p>
            </table:table-cell>
            <table:table-cell table:style-name="Дивиденды.D20" office:value-type="string">
              <text:p text:style-name="P18">3.51</text:p>
            </table:table-cell>
          </table:table-row>
          <table:table-row>
            <table:table-cell table:style-name="Дивиденды.A31" office:value-type="string">
              <text:p text:style-name="P17">Microsoft Corp.</text:p>
            </table:table-cell>
            <table:table-cell table:style-name="Дивиденды.B31" office:value-type="string">
              <text:p text:style-name="P17">MSFT</text:p>
            </table:table-cell>
            <table:table-cell table:style-name="Дивиденды.C21" office:value-type="string">
              <text:p text:style-name="P18">1.44</text:p>
            </table:table-cell>
            <table:table-cell table:style-name="Дивиденды.D21" office:value-type="string">
              <text:p text:style-name="P18">2.73</text:p>
            </table:table-cell>
          </table:table-row>
          <table:table-row>
            <table:table-cell table:style-name="Дивиденды.A31" office:value-type="string">
              <text:p text:style-name="P17">Nike Inc. </text:p>
            </table:table-cell>
            <table:table-cell table:style-name="Дивиденды.B31" office:value-type="string">
              <text:p text:style-name="P17">NKE</text:p>
            </table:table-cell>
            <table:table-cell table:style-name="Дивиденды.C22" office:value-type="string">
              <text:p text:style-name="P18">0.64</text:p>
            </table:table-cell>
            <table:table-cell table:style-name="Дивиденды.D22" office:value-type="string">
              <text:p text:style-name="P18">1.10</text:p>
            </table:table-cell>
          </table:table-row>
          <table:table-row>
            <table:table-cell table:style-name="Дивиденды.A31" office:value-type="string">
              <text:p text:style-name="P17">Pfizer, Inc.</text:p>
            </table:table-cell>
            <table:table-cell table:style-name="Дивиденды.B31" office:value-type="string">
              <text:p text:style-name="P17">PFE</text:p>
            </table:table-cell>
            <table:table-cell table:style-name="Дивиденды.C23" office:value-type="string">
              <text:p text:style-name="P18">1.20</text:p>
            </table:table-cell>
            <table:table-cell table:style-name="Дивиденды.D23" office:value-type="string">
              <text:p text:style-name="P18">4.03</text:p>
            </table:table-cell>
          </table:table-row>
          <table:table-row>
            <table:table-cell table:style-name="Дивиденды.A31" office:value-type="string">
              <text:p text:style-name="P17">Procter &amp; Gamble Co.</text:p>
            </table:table-cell>
            <table:table-cell table:style-name="Дивиденды.B31" office:value-type="string">
              <text:p text:style-name="P17">PG</text:p>
            </table:table-cell>
            <table:table-cell table:style-name="Дивиденды.C24" office:value-type="string">
              <text:p text:style-name="P18">2.65</text:p>
            </table:table-cell>
            <table:table-cell table:style-name="Дивиденды.D24" office:value-type="string">
              <text:p text:style-name="P18">3.20</text:p>
            </table:table-cell>
          </table:table-row>
          <table:table-row>
            <table:table-cell table:style-name="Дивиденды.A31" office:value-type="string">
              <text:p text:style-name="P17">Travelers</text:p>
            </table:table-cell>
            <table:table-cell table:style-name="Дивиденды.B31" office:value-type="string">
              <text:p text:style-name="P17">TRV</text:p>
            </table:table-cell>
            <table:table-cell table:style-name="Дивиденды.C25" office:value-type="string">
              <text:p text:style-name="P18">2.44</text:p>
            </table:table-cell>
            <table:table-cell table:style-name="Дивиденды.D25" office:value-type="string">
              <text:p text:style-name="P18">2.19</text:p>
            </table:table-cell>
          </table:table-row>
          <table:table-row>
            <table:table-cell table:style-name="Дивиденды.A31" office:value-type="string">
              <text:p text:style-name="P17">UnitedHealth Group Inc </text:p>
            </table:table-cell>
            <table:table-cell table:style-name="Дивиденды.B31" office:value-type="string">
              <text:p text:style-name="P17">UNH</text:p>
            </table:table-cell>
            <table:table-cell table:style-name="Дивиденды.C26" office:value-type="string">
              <text:p text:style-name="P18">2.00</text:p>
            </table:table-cell>
            <table:table-cell table:style-name="Дивиденды.D26" office:value-type="string">
              <text:p text:style-name="P18">1.65</text:p>
            </table:table-cell>
          </table:table-row>
          <table:table-row>
            <table:table-cell table:style-name="Дивиденды.A31" office:value-type="string">
              <text:p text:style-name="P17">United Technologies Corp.</text:p>
            </table:table-cell>
            <table:table-cell table:style-name="Дивиденды.B31" office:value-type="string">
              <text:p text:style-name="P17">UTX</text:p>
            </table:table-cell>
            <table:table-cell table:style-name="Дивиденды.C27" office:value-type="string">
              <text:p text:style-name="P18">2.56</text:p>
            </table:table-cell>
            <table:table-cell table:style-name="Дивиденды.D27" office:value-type="string">
              <text:p text:style-name="P18">2.65</text:p>
            </table:table-cell>
          </table:table-row>
          <table:table-row>
            <table:table-cell table:style-name="Дивиденды.A31" office:value-type="string">
              <text:p text:style-name="P17">Verizon Communications</text:p>
            </table:table-cell>
            <table:table-cell table:style-name="Дивиденды.B31" office:value-type="string">
              <text:p text:style-name="P17">VZ</text:p>
            </table:table-cell>
            <table:table-cell table:style-name="Дивиденды.C28" office:value-type="string">
              <text:p text:style-name="P18">2.26</text:p>
            </table:table-cell>
            <table:table-cell table:style-name="Дивиденды.D28" office:value-type="string">
              <text:p text:style-name="P18">4.32</text:p>
            </table:table-cell>
          </table:table-row>
          <table:table-row>
            <table:table-cell table:style-name="Дивиденды.A31" office:value-type="string">
              <text:p text:style-name="P17">Visa, Inc.</text:p>
            </table:table-cell>
            <table:table-cell table:style-name="Дивиденды.B31" office:value-type="string">
              <text:p text:style-name="P17">V</text:p>
            </table:table-cell>
            <table:table-cell table:style-name="Дивиденды.C29" office:value-type="string">
              <text:p text:style-name="P18">0.56</text:p>
            </table:table-cell>
            <table:table-cell table:style-name="Дивиденды.D29" office:value-type="string">
              <text:p text:style-name="P18">0.79</text:p>
            </table:table-cell>
          </table:table-row>
          <table:table-row>
            <table:table-cell table:style-name="Дивиденды.A31" office:value-type="string">
              <text:p text:style-name="P17">Wal-Mart Stores, Inc. </text:p>
            </table:table-cell>
            <table:table-cell table:style-name="Дивиденды.B31" office:value-type="string">
              <text:p text:style-name="P17">WMT</text:p>
            </table:table-cell>
            <table:table-cell table:style-name="Дивиденды.C30" office:value-type="string">
              <text:p text:style-name="P18">2.00</text:p>
            </table:table-cell>
            <table:table-cell table:style-name="Дивиденды.D30" office:value-type="string">
              <text:p text:style-name="P18">2.96</text:p>
            </table:table-cell>
          </table:table-row>
          <text:soft-page-break/>
          <table:table-row>
            <table:table-cell table:style-name="Дивиденды.A31" office:value-type="string">
              <text:p text:style-name="P17">Walt Disney Co.</text:p>
            </table:table-cell>
            <table:table-cell table:style-name="Дивиденды.B31" office:value-type="string">
              <text:p text:style-name="P17">DIS</text:p>
            </table:table-cell>
            <table:table-cell table:style-name="Дивиденды.C31" office:value-type="string">
              <text:p text:style-name="P18">1.42</text:p>
            </table:table-cell>
            <table:table-cell table:style-name="Дивиденды.D31" office:value-type="string">
              <text:p text:style-name="P18">1.45</text:p>
            </table:table-cell>
          </table:table-row>
        </table:table>
        <text:p text:style-name="P72">Таблица <text:span text:style-name="T331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2"/>
        <text:p text:style-name="P73"><text:span text:style-name="T332">И</text:span>з таблицы <text:span text:style-name="T331">2</text:span> <text:span text:style-name="T332">в</text:span>идно, что<text:span text:style-name="T332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4"><text:span text:style-name="T333">Как правило, б</text:span>ольшую часть дохода составляет <text:span text:style-name="T333">всё-таки </text:span>прирост курсовой стоимости акций <text:span text:style-name="T334">[1]</text:span>. <text:span text:style-name="T335">Это обусловлено тем, что акции (в</text:span> отличие, <text:span text:style-name="T336">например,</text:span> от <text:span text:style-name="T337">корпоративных </text:span>облигаций<text:span text:style-name="T335">)</text:span> <text:span text:style-name="T335">отражают</text:span> реальные активы <text:span text:style-name="T336">данной </text:span>компании, <text:span text:style-name="T336">и, в условиях свободного рынка, это безусловно</text:span> отражается на их рыночной цене. <text:span text:style-name="T338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38">некоторой компании</text:span>, инвестор <text:s/>рассчитывает не столько на получение <text:span text:style-name="T338">дивидендного</text:span> дохода, сколько на получение совокупного дохода, <text:span text:style-name="T338">обусловленного развитием данной компании и ростом цены</text:span> <text:span text:style-name="T339">её </text:span>акций <text:span text:style-name="T338">в будущем</text:span>.</text:p>
        <text:p text:style-name="P75">В соответствии со всем вышеуказанным, полная годовая доходность определяется по формуле:</text:p>
        <text:p text:style-name="P76"><draw:frame draw:style-name="fr8" draw:name="Object109" text:anchor-type="as-char" svg:y="-0.691cm" svg:width="3.113cm" svg:height="1.132cm" draw:z-index="27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0">где </text:span><text:span text:style-name="T340"><draw:frame draw:style-name="fr8" draw:name="Object95" text:anchor-type="as-char" svg:y="-0.377cm" svg:width="0.624cm" svg:height="0.531cm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0">- <text:s/>текущая цена акции, </text:span><text:span text:style-name="T340"><draw:frame draw:style-name="fr8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0">- ожидаемая цена акции в следующем инвестиционном периоде (как правило, через год), </text:span><text:span text:style-name="T340"><draw:frame draw:style-name="fr8" draw:name="Object138" text:anchor-type="as-char" svg:y="-0.377cm" svg:width="0.57cm" svg:height="0.533cm" draw:z-index="3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0">- размер выплачиваемых за этот период дивидендов.</text:span></text:p>
        <text:p text:style-name="P77"><text:soft-page-break/>Для случая с владением <text:span text:style-name="T341">акциями </text:span>в течение <text:span text:style-name="T341">нескольк</text:span>их<text:span text:style-name="T341"> лет, </text:span>формула вычисления <text:span text:style-name="T341">полн</text:span>ой<text:span text:style-name="T341"> доходност</text:span>и принимает вид:</text:p>
        <text:p text:style-name="P78"><draw:frame draw:style-name="fr8" draw:name="Object140" text:anchor-type="as-char" svg:y="-1.291cm" svg:width="4.399cm" svg:height="1.734cm" draw:z-index="31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32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42">полная доходность в расчете на год;</text:span> <draw:frame draw:style-name="fr8" draw:name="Object141" text:anchor-type="as-char" svg:y="-0.377cm" svg:width="0.519cm" svg:height="0.533cm" draw:z-index="3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5">— размер выплаченных дивидендов выплаты в </text:span><text:span text:style-name="T255"><draw:frame draw:style-name="fr8" draw:name="Object142" text:anchor-type="as-char" svg:y="-0.377cm" svg:width="0.326cm" svg:height="0.469cm" draw:z-index="3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5">-м году; </text:span><text:span text:style-name="T255"><draw:frame draw:style-name="fr8" draw:name="Object143" text:anchor-type="as-char" svg:y="-0.377cm" svg:width="0.626cm" svg:height="0.533cm" draw:z-index="3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5">— цена приобретения акций;</text:span><text:span text:style-name="T255"><draw:frame draw:style-name="fr8" draw:name="Object145" text:anchor-type="as-char" svg:y="-0.377cm" svg:width="0.626cm" svg:height="0.533cm" draw:z-index="3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5">— рыночная цена акции в году</text:span><text:span text:style-name="T255"><draw:frame draw:style-name="fr8" draw:name="Object144" text:anchor-type="as-char" svg:y="-0.377cm" svg:width="0.422cm" svg:height="0.469cm" draw:z-index="3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5">; <text:s/></text:span><text:span text:style-name="T255"><draw:frame draw:style-name="fr8" draw:name="Object146" text:anchor-type="as-char" svg:y="-0.377cm" svg:width="0.482cm" svg:height="0.469cm" draw:z-index="3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5">— число лет владения акциями; </text:span><text:span text:style-name="T255"><draw:frame draw:style-name="fr8" draw:name="Object147" text:anchor-type="as-char" svg:y="-0.377cm" svg:width="1.605cm" svg:height="0.483cm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5">— год владения акциями.</text:span></text:p>
        <text:p text:style-name="P79">Вложения в акции могу носить как долгосрочный (инвестиционный), так и краткосрочный (спекулятивный) характер. <text:span text:style-name="T343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0"><text:span text:style-name="T344">Одним из основных</text:span> свойств акций является высокая <text:span text:style-name="T344">волатильность</text:span> <text:span text:style-name="T256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256">волатильностью), такого рода операции могут также обернуться и значительными убытками.</text:span></text:p>
        <text:p text:style-name="P82">Рассматривая соотношение между дивидендной доходностью и доходностью от <text:span text:style-name="T344">изменения цены акций</text:span>, можно заметить, что в историческ<text:span text:style-name="T344">ой перспективе</text:span> в общей доходности все большую роль играет именно <text:span text:style-name="T344">курсовая стоимость акций.</text:span></text:p>
        <text:p text:style-name="P82"/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42">Страна</text:p>
            </table:table-cell>
            <table:table-cell table:style-name="Table4.A1" table:number-rows-spanned="2" office:value-type="string">
              <text:p text:style-name="P42">Годы</text:p>
            </table:table-cell>
            <table:table-cell table:style-name="Table4.A1" table:number-rows-spanned="2" office:value-type="string">
              <text:p text:style-name="P42">Полная доходность</text:p>
            </table:table-cell>
            <table:table-cell table:style-name="Table4.D1" table:number-columns-spanned="2" office:value-type="string">
              <text:p text:style-name="P43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3">Дивидендная доходность</text:p>
            </table:table-cell>
            <table:table-cell table:style-name="Table4.E2" office:value-type="string">
              <text:p text:style-name="P43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3">США</text:p>
            </table:table-cell>
            <table:table-cell table:style-name="Table4.D11" office:value-type="string">
              <text:p text:style-name="P43">1802-1900</text:p>
            </table:table-cell>
            <table:table-cell table:style-name="Table4.D11" office:value-type="string">
              <text:p text:style-name="P44">5,89</text:p>
            </table:table-cell>
            <table:table-cell table:style-name="Table4.D11" office:value-type="string">
              <text:p text:style-name="P44">5,18</text:p>
            </table:table-cell>
            <table:table-cell table:style-name="Table4.E11" office:value-type="string">
              <text:p text:style-name="P44">0,71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9,78</text:p>
            </table:table-cell>
            <table:table-cell table:style-name="Table4.D11" office:value-type="string">
              <text:p text:style-name="P44">4,84</text:p>
            </table:table-cell>
            <table:table-cell table:style-name="Table4.E11" office:value-type="string">
              <text:p text:style-name="P44">4,94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1</text:p>
            </table:table-cell>
            <table:table-cell table:style-name="Table4.D11" office:value-type="string">
              <text:p text:style-name="P44">3,8</text:p>
            </table:table-cell>
            <table:table-cell table:style-name="Table4.E11" office:value-type="string">
              <text:p text:style-name="P44">8,3</text:p>
            </table:table-cell>
          </table:table-row>
          <table:table-row>
            <table:table-cell table:style-name="Table4.A8" table:number-rows-spanned="3" office:value-type="string">
              <text:p text:style-name="P43">Великобритания</text:p>
            </table:table-cell>
            <table:table-cell table:style-name="Table4.D11" office:value-type="string">
              <text:p text:style-name="P43">1800-1900</text:p>
            </table:table-cell>
            <table:table-cell table:style-name="Table4.D11" office:value-type="string">
              <text:p text:style-name="P44">4,69</text:p>
            </table:table-cell>
            <table:table-cell table:style-name="Table4.D11" office:value-type="string">
              <text:p text:style-name="P44">3,91</text:p>
            </table:table-cell>
            <table:table-cell table:style-name="Table4.E11" office:value-type="string">
              <text:p text:style-name="P44">0,79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8,86</text:p>
            </table:table-cell>
            <table:table-cell table:style-name="Table4.D11" office:value-type="string">
              <text:p text:style-name="P44">4,94</text:p>
            </table:table-cell>
            <table:table-cell table:style-name="Table4.E11" office:value-type="string">
              <text:p text:style-name="P44">3,92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7</text:p>
            </table:table-cell>
            <table:table-cell table:style-name="Table4.D11" office:value-type="string">
              <text:p text:style-name="P44">5,1</text:p>
            </table:table-cell>
            <table:table-cell table:style-name="Table4.E11" office:value-type="string">
              <text:p text:style-name="P44">7,6</text:p>
            </table:table-cell>
          </table:table-row>
          <table:table-row>
            <table:table-cell table:style-name="Table4.A11" table:number-rows-spanned="3" office:value-type="string">
              <text:p text:style-name="P43">Германия</text:p>
            </table:table-cell>
            <table:table-cell table:style-name="Table4.D11" office:value-type="string">
              <text:p text:style-name="P43">1870-1913</text:p>
            </table:table-cell>
            <table:table-cell table:style-name="Table4.D11" office:value-type="string">
              <text:p text:style-name="P44">6,92</text:p>
            </table:table-cell>
            <table:table-cell table:style-name="Table4.D11" office:value-type="string">
              <text:p text:style-name="P44">5,59</text:p>
            </table:table-cell>
            <table:table-cell table:style-name="Table4.E11" office:value-type="string">
              <text:p text:style-name="P44">1,33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5,80</text:p>
            </table:table-cell>
            <table:table-cell table:style-name="Table4.D11" office:value-type="string">
              <text:p text:style-name="P44">1,91</text:p>
            </table:table-cell>
            <table:table-cell table:style-name="Table4.E11" office:value-type="string">
              <text:p text:style-name="P44">3,91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3</text:p>
            </table:table-cell>
            <table:table-cell table:style-name="Table4.D11" office:value-type="string">
              <text:p text:style-name="P44">3,3</text:p>
            </table:table-cell>
            <table:table-cell table:style-name="Table4.E11" office:value-type="string">
              <text:p text:style-name="P44">9,0</text:p>
            </table:table-cell>
          </table:table-row>
        </table:table>
        <text:p text:style-name="P81">Таблица <text:span text:style-name="T345">3 — </text:span><text:s/>Среднегодовая доходность акций <text:span text:style-name="T257">в %</text:span>. Источник — [1].</text:p>
        <text:p text:style-name="P81"/>
        <text:p text:style-name="P83">Как свидетельствуют приведенные в таблице <text:span text:style-name="T346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3"/>
        <text:h text:style-name="P336" text:outline-level="2"><text:bookmark-start text:name="__RefHeading___Toc1809_1435979290"/><text:soft-page-break/>1.<text:span text:style-name="T347">3</text:span>. <text:span text:style-name="T208">Инвестиционный процесс</text:span><text:bookmark-end text:name="__RefHeading___Toc1809_1435979290"/></text:h>
        <text:p text:style-name="P54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4545645822669007502" text:style-name="WW8Num6">
          <text:list-item>
            <text:p text:style-name="P304">Выбор инвестиционной политики</text:p>
          </text:list-item>
          <text:list-item>
            <text:p text:style-name="P304">Анализ рынка ценных бумаг</text:p>
          </text:list-item>
          <text:list-item>
            <text:p text:style-name="P304">Формирование портфеля ценных бумаг.</text:p>
          </text:list-item>
          <text:list-item>
            <text:p text:style-name="P304">Пересмотр портфеля ценных бумаг.</text:p>
          </text:list-item>
          <text:list-item>
            <text:p text:style-name="P304">Оценка эффективности портфеля ценных бумаг.» <text:span text:style-name="T485">[4, стр.10]</text:span></text:p>
          </text:list-item>
        </text:list>
        <text:h text:style-name="P342" text:outline-level="3">1.<text:span text:style-name="T347">3</text:span>.1. <text:span text:style-name="T348">Выбор и</text:span>нвестиционн<text:span text:style-name="T348">ой</text:span> политик<text:span text:style-name="T348">и</text:span></text:h>
        <text:p text:style-name="P157"><text:span text:style-name="T121">«</text:span><text:span text:style-name="T101">В</text:span><text:span text:style-name="T86">ыбор инвестиционной политики (</text:span><text:span text:style-name="T132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113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342" text:outline-level="3"><text:soft-page-break/>1.<text:span text:style-name="T349">3</text:span>.2. Анализ рынка ценных бумаг</text:h>
        <text:p text:style-name="P157"><text:span text:style-name="T106">«А</text:span><text:span text:style-name="T86">нализ ценных бумаг (</text:span><text:span text:style-name="T132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, указанных ранее»</text:span><text:span text:style-name="T122">[4, стр.10]</text:span><text:span text:style-name="T86">. </text:span><text:span text:style-name="T107">Главной </text:span><text:span text:style-name="T86"><text:s/>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57"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8778902793658474938" text:style-name="L4">
          <text:list-item>
            <text:p text:style-name="P317"><text:span text:style-name="T109">технический анализ </text:span><text:span text:style-name="T86">(</text:span><text:span text:style-name="T132">technical analysis</text:span><text:span text:style-name="T86">)</text:span></text:p>
          </text:list-item>
          <text:list-item>
            <text:p text:style-name="P317"><text:span text:style-name="T140">фундаментальн</text:span><text:span text:style-name="T141">ый</text:span><text:span text:style-name="T140"> анализ </text:span><text:span text:style-name="T86">(</text:span><text:span text:style-name="T132">fundamental analysis</text:span><text:span text:style-name="T86">)</text:span></text:p>
          </text:list-item>
        </text:list>
        <text:p text:style-name="P84"><text:span text:style-name="T210">Технический анализ</text:span> в его простейшей форме <text:span text:style-name="T350">предполагает</text:span> изучение курсов рынка акций <text:span text:style-name="T351">в прошлом</text:span>, с тем, чтобы дать прогноз динамики курсов акций конкретной фирмы <text:span text:style-name="T351">в будущем, и проходит в несколько этапов. Сначала</text:span> проводится исследование курсов <text:span text:style-name="T350">акций данной компании (а также компаний-конкурентов и компаний из этого же экономического сектора) </text:span>за <text:span text:style-name="T350">большой</text:span> <text:span text:style-name="T350">исторический</text:span> период с целью выявления повторяющихся тенденций или циклов в динамике курсов <text:span text:style-name="T350">акций</text:span>. Затем анализируются курсы акций за <text:span text:style-name="T350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0">Выявляя т</text:span>аким образом текущие тенденции, аналитик надеется дать прогноз будущей динамики курсов акций <text:span text:style-name="T350">требуемой компании</text:span>. <text:span text:style-name="T352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5"><text:soft-page-break/><text:span text:style-name="T210">Фундаментальный анализ</text:span> <text:span text:style-name="T353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42" text:outline-level="3">1.<text:span text:style-name="T354">3</text:span>.3. Формирование портфеля ценных бумаг</text:h>
        <text:p text:style-name="P157"><text:span text:style-name="T143">«Ф</text:span><text:span text:style-name="T142">ормирование портфеля</text:span><text:span text:style-name="T1"> (</text:span><text:span text:style-name="T13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8726160416361677445" text:style-name="L5">
          <text:list-item>
            <text:p text:style-name="P306">Селективность </text:p>
          </text:list-item>
          <text:list-item>
            <text:p text:style-name="P306">Выбор времени операций</text:p>
          </text:list-item>
          <text:list-item>
            <text:p text:style-name="P306">Диверсификация</text:p>
          </text:list-item>
        </text:list>
        <text:p text:style-name="P157"><text:soft-page-break/><text:span text:style-name="T135">«Селективность</text:span><text:span text:style-name="T1"> (</text:span><text:span text:style-name="T144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7"><text:span text:style-name="T135">«Выбор времени операций</text:span><text:span text:style-name="T1"> (</text:span><text:span text:style-name="T14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7"><text:span text:style-name="T135">«Диверсификация</text:span><text:span text:style-name="T1"> (</text:span><text:span text:style-name="T144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8"/>
        <text:h text:style-name="P342" text:outline-level="3">1.3.4. Пересмотр портфеля</text:h>
        <text:p text:style-name="P157"><text:span text:style-name="T1">Пересмотр портфеля (</text:span><text:span text:style-name="T13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</text:span><text:soft-page-break/><text:span text:style-name="T1">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42" text:outline-level="3">1.<text:span text:style-name="T354">3</text:span>.5. Оценка эффективности портфеля</text:h>
        <text:p text:style-name="P157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36" text:outline-level="2"><text:bookmark-start text:name="__RefHeading___Toc3177_1360820806"/>Выводы <text:span text:style-name="T295">по главе</text:span><text:bookmark-end text:name="__RefHeading___Toc3177_1360820806"/></text:h>
        <text:p text:style-name="P219">В первой главе выпускной квалификационной работы рассмотрены основные понятия, <text:span text:style-name="T355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15"><text:soft-page-break/><text:span text:style-name="T356">Во втором разделе главы указаны </text:span>основные типы ценных бумаг: к<text:span text:style-name="T357">азначейские векселя, </text:span>д<text:span text:style-name="T357">олгосрочные казначейские и корпоративные облигации (относящиеся к ценным бумагам с фиксированным доходом) и </text:span>о<text:span text:style-name="T357">быкновенные акции; </text:span>приведены <text:span text:style-name="T356">значения </text:span>доходности и волатильности этих <text:span text:style-name="T358">типов </text:span>ценных бумаг за большой исторический период. </text:p>
        <text:p text:style-name="P215">Основное внимание в главе уделено обыкновенным акциям <text:span text:style-name="T358">и инвестициям в них </text:span>— указаны <text:span text:style-name="T358">важные </text:span>основные свойства (<text:span text:style-name="T359">остаточное правопритязание и ограниченная ответственность акционера</text:span>); и рассмотрены различные типы стоимости (<text:span text:style-name="T360">номинальная, эмиссионная, рыночная, ликвидационная и балансовая</text:span>), фигурирующие при оценке акций различных компаний.</text:p>
        <text:p text:style-name="P217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56">30</text:span> крупнейших <text:span text:style-name="T356">публичных </text:span>компаний США; также <text:span text:style-name="T356">рассмотрено </text:span>изменение пропорции <text:span text:style-name="T356">выплачиваемых </text:span>дивидендов в полной доходности обыкновенных акций в исторической перспективе <text:span text:style-name="T356">для разных стран мира.</text:span></text:p>
        <text:p text:style-name="P219"><text:span text:style-name="T358">В заключительной части главы основное внимание уделено инвестиционному процессу, и его основным этапам — в</text:span><text:span text:style-name="T362">ыбору инвестиционной политики, а</text:span><text:span text:style-name="T361">нализ</text:span><text:span text:style-name="T362">у</text:span><text:span text:style-name="T361"> рынка ценных бумаг, </text:span><text:span text:style-name="T362">ф</text:span><text:span text:style-name="T361">ормировани</text:span><text:span text:style-name="T362">ю </text:span><text:span text:style-name="T361">портфеля, </text:span><text:span text:style-name="T362">его п</text:span><text:span text:style-name="T361">ересмотр</text:span><text:span text:style-name="T362">у</text:span><text:span text:style-name="T361"> </text:span><text:span text:style-name="T362">и оценке эффективности портфеля по сравнению с «эталонным» портфелем. </text:span></text:p>
        <text:p text:style-name="P219"><text:span text:style-name="T362">Проведенное исследование и полученные выводы позволяют перейти к рассмотрению материала следующей главы, посвященной </text:span><text:span text:style-name="T363">формированию оптимального инвестиционного портфеля</text:span><text:span text:style-name="T362"> </text:span><text:span text:style-name="T363">на основании теории эффективного портфеля Марковитца.</text:span></text:p>
        <text:p text:style-name="P5"/>
        <text:h text:style-name="P333" text:outline-level="1"><text:bookmark-start text:name="__RefHeading___Toc7229_1010778528"/><text:span text:style-name="T208">ГЛАВА 2. </text:span><text:span text:style-name="T209">ОСНОВЫ СОВРЕМЕННОЙ ТЕОРИИ ФОРМИРОВАНИЯ ПОРТФЕЛЯ</text:span><text:span text:style-name="T208">.</text:span><text:bookmark-end text:name="__RefHeading___Toc7229_1010778528"/></text:h>
        <text:p text:style-name="P85">Современная теория инвестиций представляет собой совокупность понятий, методов и результатов, относящихся к различным <text:span text:style-name="T369">этапам</text:span> инвестиционного процесса, <text:span text:style-name="T369">рассмотренным в предыдущей главе, и в первую очередь, к этапам формирования портфеля и оценки его эффективности.</text:span></text:p>
        <text:p text:style-name="P86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8515416644672572379" text:style-name="L6">
          <text:list-item>
            <text:p text:style-name="P300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300">неучет риска в количественной форме либо подмена такого учета словесными формулировками</text:p>
          </text:list-item>
          <text:list-item>
            <text:p text:style-name="P300">отсутствие объективных критериев оптимальности и эффективности <text:span text:style-name="T369">инвестиции</text:span></text:p>
          </text:list-item>
        </text:list>
        <text:p text:style-name="P87">Современная теория инвестиций, <text:span text:style-name="T369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69">осознанные</text:span> и ответственные решения на всех этапах инвестиционного процесса, <text:span text:style-name="T369">прежде всего, на этапе формирования портфеля.</text:span> <text:span text:style-name="T274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7"><text:soft-page-break/></text:p>
        <text:h text:style-name="P338" text:outline-level="2"><text:bookmark-start text:name="__RefHeading___Toc150_1574039482"/>2.<text:span text:style-name="T258">1.</text:span> <text:span text:style-name="T370">Основные термины и понятия</text:span><text:bookmark-end text:name="__RefHeading___Toc150_1574039482"/></text:h>
        <text:p text:style-name="P180"><text:span text:style-name="T86">В 1952 году Гарри Марковитц (Harry Markowitz) опубликовал <text:s/>работу[11], которая стала основой современной </text:span><text:span text:style-name="T132">теории формирования портфеля</text:span><text:span text:style-name="T168"> (modern portfolio theory, также широко используется термин mean-variance analysis)</text:span><text:span text:style-name="T132">.</text:span><text:span text:style-name="T86"> </text:span></text:p>
        <text:p text:style-name="P181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33">случайной величиной</text:span><text:span text:style-name="T112"> </text:span><text:span text:style-name="T111">(random value). </text:span></text:p>
        <text:p text:style-name="P182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343" text:outline-level="3"><text:soft-page-break/><text:span text:style-name="T278">2.1.1. Д</text:span>оходност<text:span text:style-name="T371">ь</text:span> портфеля</text:h>
        <text:p text:style-name="P108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492">еденных</text:span> <text:span text:style-name="T492">за период владения ценной бумагой </text:span>дивидендных выплат :</text:p>
        <text:p text:style-name="P108"><draw:frame draw:style-name="fr9" draw:name="Object6" text:anchor-type="as-char" svg:y="-0.684cm" svg:width="2.676cm" svg:height="1.125cm" draw:z-index="51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55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56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0">цена данной</text:span> ценной бумаги при продаже, <draw:frame draw:style-name="fr9" draw:name="Object36" text:anchor-type="as-char" svg:y="-0.377cm" svg:width="0.443cm" svg:height="0.469cm" draw:z-index="57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09"><text:span text:style-name="T491">П</text:span>ортфель, <text:span text:style-name="T491">являющийся </text:span>совокупность<text:span text:style-name="T491">ю</text:span> <text:span text:style-name="T491">включенных в него ценных </text:span>бумаг, <text:span text:style-name="T491">имеет следующую формулу вычисления доходности:</text:span></text:p>
        <text:p text:style-name="P186"><text:span text:style-name="T126"><draw:frame draw:style-name="fr9" draw:name="Object57" text:anchor-type="as-char" svg:y="-0.684cm" svg:width="3.052cm" svg:height="1.125cm" draw:z-index="5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5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60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6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58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58"><text:span text:style-name="T86"><draw:frame draw:style-name="fr9" draw:name="Object152" text:anchor-type="as-char" svg:y="-0.437cm" svg:width="1.843cm" svg:height="0.593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58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88"><draw:frame draw:style-name="fr9" draw:name="Object154" text:anchor-type="as-char" svg:y="-1.032cm" svg:width="8.024cm" svg:height="1.879cm" draw:z-index="6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43" text:outline-level="3"><text:soft-page-break/>2.1.<text:span text:style-name="T372">2.</text:span> <text:span text:style-name="T493">Стандартное</text:span> отклонение <text:span text:style-name="T493">портфеля</text:span></text:h>
        <text:p text:style-name="P187"><text:span text:style-name="T134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9">Формула <text:span text:style-name="T375">для </text:span>вычисления стандартного отклонения <text:span text:style-name="T276">портфеля имеет следующий вид [4]</text:span>:</text:p>
        <text:p text:style-name="P162"><draw:frame draw:style-name="fr9" draw:name="Object29" text:anchor-type="as-char" svg:y="-0.799cm" svg:width="3.734cm" svg:height="1.226cm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7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58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116"><draw:frame draw:style-name="fr9" draw:name="Object155" text:anchor-type="as-char" svg:y="-0.437cm" svg:width="1.979cm" svg:height="0.593cm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77">где </text:span><text:span text:style-name="T277"><draw:frame draw:style-name="fr9" draw:name="Object151" text:anchor-type="as-char" svg:y="-0.998cm" svg:width="1.438cm" svg:height="1.8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77"> — матрица весов ценных бумаг, включенных в портфель, </text:span><text:span text:style-name="T277"><draw:frame draw:style-name="fr9" draw:name="Object159" text:anchor-type="as-char" svg:y="-0.3cm" svg:width="0.466cm" svg:height="0.31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77">— ковариационная матрица портфеля.</text:span></text:p>
        <text:p text:style-name="P119">К примеру, для случая с тремя бумагами в портфеле эта формула выглядит следующим образом:</text:p>
        <text:p text:style-name="P116"><text:soft-page-break/><draw:frame draw:style-name="fr9" draw:name="Object150" text:anchor-type="as-char" svg:y="-1.162cm" svg:width="7.394cm" svg:height="2.08cm" draw:z-index="8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44" text:outline-level="3"><text:span text:style-name="T279">2.1.3. </text:span>Ковариация</text:h>
        <text:p text:style-name="P89">Важным понятием при вычислении стандартного отклонения портфеля является ковариация. </text:p>
        <text:p text:style-name="P110"><text:span text:style-name="T210">Ковариация</text:span> <text:span text:style-name="T237">(covariance) в теории вероятности и математической статистике является мерой линейной зависимости двух случайных величин [40].</text:span> <text:span text:style-name="T373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3">(являющихся случайными переменными)</text:span>, зависят друг от друга. <text:span text:style-name="T374">Значение ковариации двух случайных величин лежит в промежутке </text:span><text:span text:style-name="T374"><draw:frame draw:style-name="fr8" draw:name="Object4" text:anchor-type="as-char" svg:y="-0.377cm" svg:width="1.452cm" svg:height="0.482cm" draw:z-index="8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4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90"><text:span text:style-name="T280">Понятие ковариации используется д</text:span>ля вычисления стандартного отклонения портфеля, <text:span text:style-name="T280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1">К примеру, в случае портфеля из трех ценных бумаг,</text:span> формула вычисления <text:span text:style-name="T281">ковариационной матрицы</text:span> в матричной форме имее<text:span text:style-name="T281">т</text:span> следующий вид <text:span text:style-name="T375">[14]</text:span>:</text:p>
        <text:p text:style-name="P90"><draw:frame draw:style-name="fr9" draw:name="Object160" text:anchor-type="as-char" svg:y="-1.162cm" svg:width="3.475cm" svg:height="2.08cm" draw:z-index="86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2">где </text:span><text:span text:style-name="T282"><draw:frame draw:style-name="fr9" draw:name="Object30" text:anchor-type="as-char" svg:y="-0.437cm" svg:width="0.61cm" svg:height="0.593cm" draw:z-index="8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2"> — дисперсия </text:span><text:span text:style-name="T282"><draw:frame draw:style-name="fr9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2">-й бумаги, </text:span><text:span text:style-name="T282"><draw:frame draw:style-name="fr9" draw:name="Object32" text:anchor-type="as-char" svg:y="-0.437cm" svg:width="0.63cm" svg:height="0.593cm" draw:z-index="9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2"> — ковариация между ценными бумагами </text:span><text:span text:style-name="T282"><draw:frame draw:style-name="fr9" draw:name="Object33" text:anchor-type="as-char" svg:y="-0.377cm" svg:width="0.326cm" svg:height="0.469cm" draw:z-index="9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2"> и </text:span><text:span text:style-name="T282"><draw:frame draw:style-name="fr9" draw:name="Object34" text:anchor-type="as-char" svg:y="-0.377cm" svg:width="0.395cm" svg:height="0.469cm" draw:z-index="9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2">.</text:span></text:p>
        <text:p text:style-name="P59"><text:soft-page-break/></text:p>
        <text:h text:style-name="P340" text:outline-level="2"><text:bookmark-start text:name="__RefHeading___Toc152_1574039482"/>2.<text:span text:style-name="T259">2</text:span>. Портфельный анализ<text:bookmark-end text:name="__RefHeading___Toc152_1574039482"/></text:h>
        <text:h text:style-name="P343" text:outline-level="3">2.<text:span text:style-name="T376">2</text:span>.<text:span text:style-name="T377">1</text:span>. Достижимое множество</text:h>
        <text:p text:style-name="P50"><text:span text:style-name="T214">Достижимое множество </text:span><text:span text:style-name="T377">(feasible set) портфелей является множеством всех возможных портфелей, которые могут быть сформированы из набора в </text:span><text:span text:style-name="T377"><draw:frame draw:style-name="fr9" draw:name="Object5" text:anchor-type="as-char" svg:y="-0.377cm" svg:width="0.549cm" svg:height="0.469cm" draw:z-index="9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77"> ценных бумаг <text:s/>в различных комбинациях и в различных пропорциях. </text:span>На рисунке <text:span text:style-name="T500">2</text:span> представлен <text:span text:style-name="T378">пример</text:span> <text:span text:style-name="T379">такого</text:span> множества<text:span text:style-name="T380">.</text:span></text:p>
        <text:p text:style-name="P200"><draw:frame draw:style-name="fr3" draw:name="Image3" text:anchor-type="char" svg:y="0.014cm" svg:width="16.974cm" svg:height="8.359cm" draw:z-index="0"><draw:image xlink:href="Pictures/1000020100000352000001A435AA2391D685D414.png" xlink:type="simple" xlink:show="embed" xlink:actuate="onLoad"/></draw:frame>Рисунок <text:span text:style-name="T499">2 — </text:span>достижимое множество портфелей, сформированного из некоторого количества ценных бумаг. <text:span text:style-name="T381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50"/>
        <text:p text:style-name="P16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10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345" text:outline-level="3"><text:soft-page-break/>2.<text:span text:style-name="T376">2</text:span>.<text:span text:style-name="T382">2</text:span>. Теореме об эффективном множестве</text:h>
        <text:p text:style-name="P162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201">Инвестор <text:span text:style-name="T383">должен</text:span> свой оптимальный портфель из множества портфелей, каждый из которых:</text:p>
        <text:list xml:id="list603006386562582736" text:style-name="WW8Num7">
          <text:list-item>
            <text:p text:style-name="P308">Обеспечивает максимальную ожидаемую доходность дл<text:span text:style-name="T275">я</text:span> некоторого уровня риска</text:p>
          </text:list-item>
          <text:list-item>
            <text:p text:style-name="P308">Обеспечивает минимальный риск для некоторого значения ожидаемой доходности.</text:p>
          </text:list-item>
        </text:list>
        <text:p text:style-name="P162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202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37">максимальной доходностью.</text:span><text:span text:style-name="T18"> </text:span><text:span text:style-name="T20">Принимая во внимание, </text:span><text:span text:style-name="T19">что на </text:span><text:soft-page-break/><text:span text:style-name="T19">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1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1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2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2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2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P202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37">м</text:span><text:span text:style-name="T13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2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P202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3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P202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3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3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02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3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3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02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35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36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3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35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343" text:outline-level="3">2.<text:span text:style-name="T376">2</text:span>.<text:span text:style-name="T384">3</text:span>. Выбор оптимального портфеля</text:h>
        <text:p text:style-name="P159"><text:span text:style-name="T1">Важным понятием при выборе оптимального портфеля являются кривые безразличия. </text:span><text:span text:style-name="T135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6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37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8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50"/>
        <text:p text:style-name="P160"><draw:frame draw:style-name="fr3" draw:name="Image4" text:anchor-type="char" svg:y="0.284cm" svg:width="16.974cm" svg:height="8.373cm" draw:z-index="1"><draw:image xlink:href="Pictures/1000020100000352000001A4FA4936E39B6C4A71.png" xlink:type="simple" xlink:show="embed" xlink:actuate="onLoad"/></draw:frame><text:soft-page-break/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40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50"/>
        <text:p text:style-name="P162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4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6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4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4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50"/>
        <text:p text:style-name="P160"><draw:frame draw:style-name="fr3" draw:name="Image22" text:anchor-type="char" svg:y="0.284cm" svg:width="16.974cm" svg:height="8.373cm" draw:z-index="2"><draw:image xlink:href="Pictures/1000020100000352000001A4116DC9186247FE71.png" xlink:type="simple" xlink:show="embed" xlink:actuate="onLoad"/></draw:frame><text:soft-page-break/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9"/>
        <text:h text:style-name="P343" text:outline-level="3">2.<text:span text:style-name="T385">2</text:span>.<text:span text:style-name="T385">4</text:span>. Рыночная модель</text:h>
        <text:p text:style-name="P59"><text:span text:style-name="T386">Важным понятием при формировании портфеля является диверсификация, которая рассматривается в ранках рыночной модели (</text:span><text:span text:style-name="T227">market model</text:span><text:span text:style-name="T386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9"><draw:frame draw:style-name="fr9" draw:name="Object69" text:anchor-type="as-char" svg:y="-0.377cm" svg:width="3.002cm" svg:height="0.533cm" draw:z-index="147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87">владения</text:span>; <draw:frame draw:style-name="fr9" draw:name="Object72" text:anchor-type="as-char" svg:y="-0.377cm" svg:width="0.512cm" svg:height="0.533cm" draw:z-index="15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87">ого</text:span> индекс<text:span text:style-name="T387">а</text:span> за тот же период; <draw:frame draw:style-name="fr9" draw:name="Object73" text:anchor-type="as-char" svg:y="-0.215cm" svg:width="0.661cm" svg:height="0.37cm" draw:z-index="152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53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54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62"><text:soft-page-break/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4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49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P162"><draw:frame draw:style-name="fr9" draw:name="Object78" text:anchor-type="as-char" svg:y="-0.377cm" svg:width="3.653cm" svg:height="0.533cm" draw:z-index="5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62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2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P106">«Член уравнения <draw:frame draw:style-name="fr9" draw:name="Object81" text:anchor-type="as-char" svg:y="-0.219cm" svg:width="0.584cm" svg:height="0.372cm" draw:z-index="54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88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76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88">[4, стр.210]</text:span>.</text:p>
        <text:p text:style-name="P203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59">Исходя из рыночной модели, общий риск ценной бумаги <draw:frame draw:style-name="fr9" draw:name="Object83" text:anchor-type="as-char" svg:y="-0.377cm" svg:width="0.326cm" svg:height="0.469cm" draw:z-index="77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78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89">[4]</text:span>:</text:p>
        <text:list xml:id="list3497337619069926892" text:style-name="WW8Num8">
          <text:list-item>
            <text:p text:style-name="P301">систематический <text:s/><text:span text:style-name="T390">(или </text:span>рыночный) риск (market risk)</text:p>
          </text:list-item>
          <text:list-item>
            <text:p text:style-name="P301">несистематический <text:span text:style-name="T391">(собственный) </text:span>риск (unique risk)</text:p>
          </text:list-item>
        </text:list>
        <text:p text:style-name="P204">Таким образом, <text:span text:style-name="T389">дисперсия</text:span> <draw:frame draw:style-name="fr9" draw:name="Object85" text:anchor-type="as-char" svg:y="-0.437cm" svg:width="0.686cm" svg:height="0.593cm" draw:z-index="79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89">ценной бумаги равна </text:span><draw:frame draw:style-name="fr9" draw:name="Object86" text:anchor-type="as-char" svg:y="-0.437cm" svg:width="3.064cm" svg:height="0.593cm" draw:z-index="80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1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2">ого</text:span> индекс<text:span text:style-name="T392">а</text:span>, <draw:frame draw:style-name="fr9" draw:name="Object88" text:anchor-type="as-char" svg:y="-0.437cm" svg:width="1.311cm" svg:height="0.593cm" draw:z-index="82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87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88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0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93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43" text:outline-level="3"><text:soft-page-break/><text:span text:style-name="T393">2.2.6. </text:span>Общий риск и доходность портфеля</text:h>
        <text:p text:style-name="P59"><text:span text:style-name="T394">Как уже упоминалось ранее, д</text:span>оходность<text:span text:style-name="T239"> портфеля может быть вычислена следующим образом:</text:span></text:p>
        <text:p text:style-name="P59"><draw:frame draw:style-name="fr9" draw:name="Object112" text:anchor-type="as-char" svg:y="-0.713cm" svg:width="2.178cm" svg:height="1.139cm" draw:z-index="101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39">где </text:span><text:span text:style-name="T239"><draw:frame draw:style-name="fr9" draw:name="Object113" text:anchor-type="as-char" svg:y="-0.377cm" svg:width="0.326cm" svg:height="0.469cm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39"> - ценная бумага, входящая в портфель; </text:span><text:span text:style-name="T239"><draw:frame draw:style-name="fr9" draw:name="Object116" text:anchor-type="as-char" svg:y="-0.377cm" svg:width="0.549cm" svg:height="0.469cm" draw:z-index="110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39"> - количество бумаг в портфеле; </text:span><text:span text:style-name="T239"><draw:frame draw:style-name="fr9" draw:name="Object117" text:anchor-type="as-char" svg:y="-0.377cm" svg:width="0.605cm" svg:height="0.533cm" draw:z-index="120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39"> - доля ценной бумаги в портфеле; </text:span><text:span text:style-name="T239"><draw:frame draw:style-name="fr9" draw:name="Object118" text:anchor-type="as-char" svg:y="-0.377cm" svg:width="0.467cm" svg:height="0.533cm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39"> - доходность отдельной ценной бумаги. </text:span></text:p>
        <text:p text:style-name="P91">По<text:span text:style-name="T487">д</text:span>ставив в уравнение доходности уравнение рыночной модели, получим:</text:p>
        <text:p text:style-name="P59"><draw:frame draw:style-name="fr9" draw:name="Object119" text:anchor-type="as-char" svg:y="-0.713cm" svg:width="13.286cm" svg:height="1.139cm" draw:z-index="151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2">Данное уравнение показывает, что <draw:frame draw:style-name="fr9" draw:name="Object120" text:anchor-type="as-char" svg:y="-0.215cm" svg:width="0.744cm" svg:height="0.37cm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0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0"><draw:frame draw:style-name="fr9" draw:name="Object122" text:anchor-type="as-char" svg:y="-0.219cm" svg:width="0.667cm" svg:height="0.372cm" draw:z-index="15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0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3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5">может быть </text:span>выраже<text:span text:style-name="T395">н</text:span> следующим образом:</text:p>
        <text:p text:style-name="P93"><draw:frame draw:style-name="fr9" draw:name="Object124" text:anchor-type="as-char" svg:y="-0.437cm" svg:width="2.937cm" svg:height="0.593cm" draw:z-index="15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3"><text:span text:style-name="T488">Сделав допущение, что</text:span> случайные отклонения доходност<text:span text:style-name="T396">ей</text:span> ценных бумаг, <text:span text:style-name="T488">входящих в портфель,</text:span> некореллированы, получим:</text:p>
        <text:p text:style-name="P93"><text:soft-page-break/><draw:frame draw:style-name="fr9" draw:name="Object126" text:anchor-type="as-char" svg:y="-0.799cm" svg:width="2.96cm" svg:height="1.226cm" draw:z-index="4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4">Из этого уравнения следует, что в рамках рыночной модели, <text:span text:style-name="T397">общий риск портфеля состоит из двух </text:span>частей<text:span text:style-name="T397">, аналогичным двум </text:span>частям<text:span text:style-name="T397"> общего риска отдельных ценных бумаг. Эти компоненты также носят название </text:span>систематического (<text:span text:style-name="T397">рыночного</text:span>)<text:span text:style-name="T397"> риска </text:span><text:span text:style-name="T397"><draw:frame draw:style-name="fr9" draw:name="Object127" text:anchor-type="as-char" svg:y="-0.437cm" svg:width="1.147cm" svg:height="0.593cm" draw:z-index="92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397"> и </text:span>несистематического (<text:span text:style-name="T397">собственного</text:span>)<text:span text:style-name="T397"> риска </text:span><text:span text:style-name="T397"><draw:frame draw:style-name="fr9" draw:name="Object128" text:anchor-type="as-char" svg:y="-0.437cm" svg:width="0.787cm" svg:height="0.593cm" draw:z-index="9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397"> портфеля.</text:span></text:p>
        <text:h text:style-name="P346" text:outline-level="3"><text:span text:style-name="T398">2.2.7. Рыночный <text:s/>и с</text:span>обственный риск портфеля</text:h>
        <text:p text:style-name="P127">Рыночный риск портфеля <draw:frame draw:style-name="fr9" draw:name="Object39" text:anchor-type="as-char" svg:y="-0.437cm" svg:width="1.147cm" svg:height="0.593cm" draw:z-index="104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5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89">рыночной модели </text:span><draw:frame draw:style-name="fr9" draw:name="Object40" text:anchor-type="as-char" svg:y="-0.437cm" svg:width="2.937cm" svg:height="0.593cm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7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1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1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7"><text:span text:style-name="T228">С</text:span><text:span text:style-name="T218">обственный риск портфеля </text:span><text:span text:style-name="T218"><draw:frame draw:style-name="fr9" draw:name="Object53" text:anchor-type="as-char" svg:y="-0.799cm" svg:width="2.96cm" svg:height="1.226cm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18"> в уравнении рыночной модели </text:span><text:span text:style-name="T218"><draw:frame draw:style-name="fr9" draw:name="Object51" text:anchor-type="as-char" svg:y="-0.437cm" svg:width="2.937cm" svg:height="0.593cm" draw:z-index="12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18"> имеет другое свойство — при увеличении количества бумаг, входящих в портфель, коэффициент </text:span><text:span text:style-name="T218"><draw:frame draw:style-name="fr9" draw:name="Object54" text:anchor-type="as-char" svg:y="-0.437cm" svg:width="0.787cm" svg:height="0.593cm" draw:z-index="126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18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20"/>
        <text:h text:style-name="P338" text:outline-level="2"><text:bookmark-start text:name="__RefHeading___Toc2454_99562824"/>2.3. <text:span text:style-name="T399">Стратегии </text:span>управлени<text:span text:style-name="T399">я портфелем</text:span> и оценка эффективности<text:bookmark-end text:name="__RefHeading___Toc2454_99562824"/></text:h>
        <text:h text:style-name="P343" text:outline-level="3"><text:span text:style-name="T399">2.3.1. Стратегии </text:span>управлени<text:span text:style-name="T399">я</text:span> инвестиционным портфелем</text:h>
        <text:p text:style-name="P162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P162"><text:soft-page-break/><text:span text:style-name="T136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69">При таком подходе оптимальной стратегией </text:span><text:span text:style-name="T170">зачастую</text:span><text:span text:style-name="T169"> </text:span><text:span text:style-name="T170">является </text:span><text:span text:style-name="T169">следование рыночным индексам (взвешенным по капитализации, таким, как S&amp;P500</text:span><text:span text:style-name="T170"> </text:span><text:span text:style-name="T169">или РТС). При пассивном управлении не требу</text:span><text:span text:style-name="T170">ю</text:span><text:span text:style-name="T169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0">значительно </text:span><text:span text:style-name="T169">меньше, чем при активном управлении, что дает экономию на транзакционных издержках</text:span><text:span text:style-name="T171">»</text:span><text:span text:style-name="T169"> </text:span><text:span text:style-name="T174">[1, стр.294]</text:span><text:span text:style-name="T175">.</text:span></text:p>
        <text:p text:style-name="P121">«<text:span text:style-name="T210">Активное управление</text:span> — это попытка повысить эффективность портфеля путем <text:span text:style-name="T400">добавления в него</text:span> недооцененных рынком ценных бумаг <text:span text:style-name="T400">(с помощью фундаментального анализа)</text:span>, <text:s/><text:span text:style-name="T400">а также</text:span> посредством выбора времени для сделок с широкими классами активов, когда фондовый рынок имеет тенденцию к повышению»<text:span text:style-name="T496">[2, стр.15]</text:span></text:p>
        <text:p text:style-name="P122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64">Для первичного ориентирования целесообразно иметь в виду следующие моменты:</text:span></text:p>
        <text:list xml:id="list7174684615291435909" text:style-name="L7">
          <text:list-item>
            <text:p text:style-name="P309">Портфели ценных бумаг всех инвесторов, взятые в совокупности, образую<text:span text:style-name="T266">т</text:span> рыночный портфель, <text:span text:style-name="T265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</text:span><text:soft-page-break/><text:span text:style-name="T265">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10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67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11">Универсальное свойство рыночного портфеля получено в предположении, что инвестиционный горизонт всех инвесторов одинаков. <text:span text:style-name="T268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12">Проводя анализ отдельных <text:span text:style-name="T401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69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5">[1, стр. 294]</text:span></text:p>
            <text:p text:style-name="P312"/>
          </text:list-item>
        </text:list>
        <text:h text:style-name="P343" text:outline-level="3"><text:span text:style-name="T402">2.3.2. </text:span>Оценка эффективности управления инвестициями</text:h>
        <text:p text:style-name="P123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<text:soft-page-break/>portfolio) — это условный (т. е. реально не существующий) портфель, отражающий особенности инвестиционного стиля менеджера, <text:span text:style-name="T261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3">коэффициент </text:span>P/E <text:span text:style-name="T260">(price/earnings ratio) </text:span>и т. п. <text:span text:style-name="T260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P124">Совокупность <text:span text:style-name="T262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18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462281682716331524" text:style-name="L8">
          <text:list-item>
            <text:p text:style-name="P313">индекс фондового рынка ММВБ</text:p>
          </text:list-item>
          <text:list-item>
            <text:p text:style-name="P313">индекс РТС RTSI (отличается от индекса ММВБ тем, что рассчитывается в долларах США)</text:p>
          </text:list-item>
          <text:list-item>
            <text:p text:style-name="P313">отраслевые индексы ММВБ: MICEX O&amp;G (нефтегазовая отрасль), MICEX PWR (энергетический сектор), <text:span text:style-name="T263">MICEX TLC (телекоммуникационный сектор), MICEX M&amp;M (металлургическая и </text:span><text:soft-page-break/><text:span text:style-name="T263">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4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497">[1, стр.295]</text:span></text:p>
            <text:p text:style-name="P314"/>
          </text:list-item>
        </text:list>
        <text:p text:style-name="P9">Среди международных индексов стоит выделить следующие <text:span text:style-name="T271">[2]</text:span>:</text:p>
        <text:list xml:id="list2246011634536780201" text:style-name="L9">
          <text:list-item>
            <text:p text:style-name="P315">индекс Доу-Джонса <text:span text:style-name="T270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5">индекс S&amp;P500<text:span text:style-name="T271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16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16">немецкий DAX, <text:span text:style-name="T272">являющийся средневзвешенным индексом 30 крупнейших компаний Германии</text:span></text:p>
          </text:list-item>
          <text:list-item>
            <text:p text:style-name="P316">японский Nikkei,<text:span text:style-name="T273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28">Примерами <text:span text:style-name="T404">пассивно управляемых </text:span>эталонных портфелей могут служить индекс S&amp;P500 <text:span text:style-name="T405">(символ </text:span><text:span text:style-name="T215">^GSPC</text:span><text:span text:style-name="T405"> на Нью-Йоркской фондовой бирже) </text:span>и торгуемый фонд ETF SPDR S&amp;P500 <text:span text:style-name="T405">(символ </text:span><text:span text:style-name="T215">SPY</text:span><text:span text:style-name="T405">), построенный на базе индекса S&amp;P500</text:span>. <text:span text:style-name="T498">Показатели доходности этих эталонных портфелей приведены в таблице 4 и в графике на рисунке 5.</text:span></text:p>
        <text:p text:style-name="P8"><text:soft-page-break/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5">Рисунок <text:span text:style-name="T499">5</text:span> — доходнос<text:span text:style-name="T406">ти</text:span> индекса S&amp;P500 (синий) и торгуемого фонда ETF SPDR S&amp;P500 (красный) за 2012-2015 годы. <text:span text:style-name="T407">Котировки нормированы но индексу S&amp;P500.</text:span></text:p>
        <text:p text:style-name="P129"/>
        <text:p text:style-name="P130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498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88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9">Год</text:p>
            </table:table-cell>
            <table:table-cell table:style-name="Table7.A1" office:value-type="string">
              <text:p text:style-name="P19">Фонд (индекс)</text:p>
            </table:table-cell>
            <table:table-cell table:style-name="Table7.A1" office:value-type="string">
              <text:p text:style-name="P19">Цена на начало периода владения</text:p>
            </table:table-cell>
            <table:table-cell table:style-name="Table7.A1" office:value-type="string">
              <text:p text:style-name="P19">Цена в конце периода владения</text:p>
            </table:table-cell>
            <table:table-cell table:style-name="Table7.E1" office:value-type="string">
              <text:p text:style-name="P19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9">2013</text:p>
            </table:table-cell>
            <table:table-cell table:style-name="Table7.B2" office:value-type="string">
              <text:p text:style-name="P19">S&amp;P500</text:p>
            </table:table-cell>
            <table:table-cell table:style-name="Table7.C2" office:value-type="string">
              <text:p text:style-name="P20">1462.42</text:p>
            </table:table-cell>
            <table:table-cell table:style-name="Table7.D2" office:value-type="string">
              <text:p text:style-name="P20">1848.36</text:p>
            </table:table-cell>
            <table:table-cell table:style-name="Table7.E2" office:value-type="string">
              <text:p text:style-name="P34">+26.4</text:p>
            </table:table-cell>
          </table:table-row>
          <table:table-row>
            <table:covered-table-cell/>
            <table:table-cell table:style-name="Table7.B3" office:value-type="string">
              <text:p text:style-name="P19">ETF SPDR S&amp;P500</text:p>
            </table:table-cell>
            <table:table-cell table:style-name="Table7.C3" office:value-type="string">
              <text:p text:style-name="P20">137.59</text:p>
            </table:table-cell>
            <table:table-cell table:style-name="Table7.D3" office:value-type="string">
              <text:p text:style-name="P20">177.49</text:p>
            </table:table-cell>
            <table:table-cell table:style-name="Table7.E3" office:value-type="string">
              <text:p text:style-name="P34">+29.0</text:p>
            </table:table-cell>
          </table:table-row>
          <table:table-row>
            <table:table-cell table:style-name="Table7.A5" table:number-rows-spanned="2" office:value-type="string">
              <text:p text:style-name="P19">2014</text:p>
            </table:table-cell>
            <table:table-cell table:style-name="Table7.B4" office:value-type="string">
              <text:p text:style-name="P19">S&amp;P500</text:p>
            </table:table-cell>
            <table:table-cell table:style-name="Table7.C4" office:value-type="string">
              <text:p text:style-name="P20">1831.98</text:p>
            </table:table-cell>
            <table:table-cell table:style-name="Table7.D4" office:value-type="string">
              <text:p text:style-name="P20">2058.9</text:p>
            </table:table-cell>
            <table:table-cell table:style-name="Table7.E4" office:value-type="string">
              <text:p text:style-name="P34">+12.4</text:p>
            </table:table-cell>
          </table:table-row>
          <table:table-row>
            <table:covered-table-cell/>
            <table:table-cell table:style-name="Table7.B5" office:value-type="string">
              <text:p text:style-name="P19">ETF SPDR S&amp;P500</text:p>
            </table:table-cell>
            <table:table-cell table:style-name="Table7.C5" office:value-type="string">
              <text:p text:style-name="P20">175.79</text:p>
            </table:table-cell>
            <table:table-cell table:style-name="Table7.D5" office:value-type="string">
              <text:p text:style-name="P20">201.38</text:p>
            </table:table-cell>
            <table:table-cell table:style-name="Table7.E5" office:value-type="string">
              <text:p text:style-name="P34">+14.6</text:p>
            </table:table-cell>
          </table:table-row>
          <table:table-row>
            <table:table-cell table:style-name="Table7.A7" table:number-rows-spanned="2" office:value-type="string">
              <text:p text:style-name="P19">2015</text:p>
            </table:table-cell>
            <table:table-cell table:style-name="Table7.B6" office:value-type="string">
              <text:p text:style-name="P19">S&amp;P500</text:p>
            </table:table-cell>
            <table:table-cell table:style-name="Table7.C6" office:value-type="string">
              <text:p text:style-name="P19">2058.2</text:p>
            </table:table-cell>
            <table:table-cell table:style-name="Table7.D6" office:value-type="string">
              <text:p text:style-name="P19">2043.94</text:p>
            </table:table-cell>
            <table:table-cell table:style-name="Table7.E6" office:value-type="string">
              <text:p text:style-name="P32">-<text:span text:style-name="T407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9">ETF SPDR S&amp;P500</text:p>
            </table:table-cell>
            <table:table-cell table:style-name="Table7.C7" office:value-type="string">
              <text:p text:style-name="P19">201.28</text:p>
            </table:table-cell>
            <table:table-cell table:style-name="Table7.D7" office:value-type="string">
              <text:p text:style-name="P19">203.87</text:p>
            </table:table-cell>
            <table:table-cell table:style-name="Table7.E7" office:value-type="string">
              <text:p text:style-name="P35">+1.3</text:p>
            </table:table-cell>
          </table:table-row>
        </table:table>
        <text:p text:style-name="P161"><text:span text:style-name="T172">Таблица</text:span><text:span text:style-name="T168"> </text:span><text:span text:style-name="T173">4</text:span><text:span text:style-name="T168"> — </text:span><text:span text:style-name="T172"><text:s/></text:span><text:span text:style-name="T168">доходност</text:span><text:span text:style-name="T172">и</text:span><text:span text:style-name="T168"> индекса S&amp;P500 и торгуемого фонда ETF SPDR S&amp;P500 за 2012-2015 годы.</text:span></text:p>
        <text:p text:style-name="P125"/>
        <text:h text:style-name="P338" text:outline-level="2"><text:bookmark-start text:name="__RefHeading___Toc2300_99562824"/>Выводы <text:span text:style-name="T408">по главе</text:span><text:bookmark-end text:name="__RefHeading___Toc2300_99562824"/></text:h>
        <text:p text:style-name="P206">В<text:span text:style-name="T460">о</text:span> второй главе выпускной квалификационной работы <text:s/><text:span text:style-name="T409">рассмотрены основные понятия, связанные с современной теорией формирования портфеля.</text:span></text:p>
        <text:p text:style-name="P208">В первом разделе главы рассмотрены основные величины связанные с инвестиционным портфелем — <text:span text:style-name="T410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9">Второ<text:span text:style-name="T411">й</text:span> раздел главы <text:span text:style-name="T411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11">диверсификации для уменьшения собственного риска портфеля и </text:span><text:span text:style-name="T228"><text:s/>усреднению </text:span><text:span text:style-name="T229">его </text:span><text:span text:style-name="T228">рыночного риска</text:span><text:span text:style-name="T211">.</text:span></text:p>
        <text:p text:style-name="P211">В третье<text:span text:style-name="T466">м</text:span> разделе главы основное внимание уделено двум основным стратегиям управления инвестициями, <text:span text:style-name="T368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05">Проведенное <text:span text:style-name="T368">теоретическое </text:span>исследование <text:span text:style-name="T368">современной теории формирования портфеля Марковитца </text:span>и полученные выводы позволяют перейти к <text:span text:style-name="T368">практической реализации системы оптимизации инвестиций, описанной в следующей главе.</text:span></text:p>
        <text:h text:style-name="P332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41" text:outline-level="2"><text:bookmark-start text:name="__RefHeading___Toc1561_1158609865"/><text:span text:style-name="T431">3.1. </text:span>Особенности системы, используемые алгоритмы и <text:span text:style-name="T415">структуры данных</text:span>.<text:bookmark-end text:name="__RefHeading___Toc1561_1158609865"/></text:h>
        <text:p text:style-name="P222">Для практической реализации системы <text:span text:style-name="T416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6078374671908622189" text:style-name="L10">
          <text:list-item>
            <text:p text:style-name="P319">Высокая скорость разработки, обусловленная простым синтаксисом, и удобной модел<text:span text:style-name="T238">ью</text:span> данных.</text:p>
          </text:list-item>
          <text:list-item>
            <text:p text:style-name="P319">Наличие большого количества библиотек, облегчающих работу с <text:span text:style-name="T506">матрицами и </text:span>данными большого объема — библиотеки NumPy <text:span text:style-name="T479">и</text:span> SciPy.</text:p>
          </text:list-item>
          <text:list-item>
            <text:p text:style-name="P320">Широкий выбор библиотек для работы с финансовыми данными (в первую очередь — Pandas [9]).</text:p>
          </text:list-item>
          <text:list-item>
            <text:p text:style-name="P319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321">Интерпретируемость и кросс-платформенность — возможность запускать приложения, написанные на языке Python в различных <text:span text:style-name="T506">операционных системах</text:span> (MacOS, Linux, Windows).</text:p>
          </text:list-item>
          <text:list-item>
            <text:p text:style-name="P322">Возможность последующего использования приложения на Python в качестве back-end в веб-приложении.</text:p>
          </text:list-item>
          <text:list-item>
            <text:p text:style-name="P324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0">3.1.1 </text:span>Используемые программные средства</text:h>
        <text:p text:style-name="P230">В качестве среды для запуска разработанного python-приложения была выбрана интерактивная вычислительная платформа I<text:span text:style-name="T507">P</text:span>ython Notebook [27]. Основными преимуществами такой <text:span text:style-name="T508">работы</text:span> приложения являются:</text:p>
        <text:list xml:id="list5309482279443" text:continue-list="list6078374671908622189" text:style-name="L10">
          <text:list-item text:start-value="1">
            <text:p text:style-name="P325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3">Возможность использования встроенн<text:span text:style-name="T509">ой</text:span> графики и мультимедиа</text:p>
          </text:list-item>
          <text:list-item>
            <text:p text:style-name="P323">Поддержка <text:span text:style-name="T509">вычислительных </text:span>кластеров и простой доступ к параллелизации вычислений</text:p>
          </text:list-item>
          <text:list-item>
            <text:p text:style-name="P325">Удобное использование математических формул в комментариях</text:p>
          </text:list-item>
          <text:list-item>
            <text:p text:style-name="P323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26"><text:span text:style-name="T501">Кроссплатформенность — приложение I</text:span><text:span text:style-name="T502">P</text:span><text:span text:style-name="T501">ython Notebook доступно для всех современных операционных систем.</text:span></text:p>
          </text:list-item>
        </text:list>
        <text:p text:style-name="P225"/>
        <text:p text:style-name="P225">Пример <text:span text:style-name="T427">фрагмента запущенного приложения в среде Ipython Notebook показан на рисунке 6.</text:span></text:p>
        <text:p text:style-name="P226"><draw:frame draw:style-name="fr2" draw:name="Image23" text:anchor-type="char" svg:width="16.499cm" svg:height="10.705cm" draw:z-index="4"><draw:image xlink:href="Pictures/10000201000003A9000002608A153B8EABAC0959.png" xlink:type="simple" xlink:show="embed" xlink:actuate="onLoad"/></draw:frame>Рисунок <text:span text:style-name="T499">6</text:span> — <text:s/>фрагмент запущенного приложения в среде I<text:span text:style-name="T428">P</text:span>ython Notebook.</text:p>
        <text:p text:style-name="P226"><text:soft-page-break/></text:p>
        <text:h text:style-name="Heading_20_3" text:outline-level="3"><text:span text:style-name="T500">3.1.2. </text:span>Используемые библиотеки</text:h>
        <text:p text:style-name="P227">Основными библиотеками, использованными в реализованной системе, являются: </text:p>
        <text:list xml:id="list4517154684327079711" text:style-name="L11">
          <text:list-item>
            <text:p text:style-name="P327"><text:span text:style-name="T419">Библиотека для анализа данных </text:span><text:span text:style-name="T426">Pandas</text:span><text:span text:style-name="T419"> [28], предоставляющая необходимые удобные </text:span><text:span text:style-name="T421">матричные </text:span><text:span text:style-name="T419">структуры данных (Pandas Dataframe) для работы с котировк</text:span><text:span text:style-name="T424">ами</text:span><text:span text:style-name="T419"> </text:span><text:span text:style-name="T421">ценных бумаг</text:span><text:span text:style-name="T419">, а также методы, позволяющие легко получать </text:span><text:span text:style-name="T424">цены закрытия</text:span><text:span text:style-name="T419"> акций за нужный исторический период </text:span><text:span text:style-name="T420">(Pandas.io.DataReader) </text:span><text:span text:style-name="T423">[9]</text:span><text:span text:style-name="T420">.</text:span></text:p>
          </text:list-item>
          <text:list-item>
            <text:p text:style-name="P328"><text:span text:style-name="T420">Б</text:span><text:span text:style-name="T418">иблиотека </text:span><text:span text:style-name="T425">NumPy</text:span><text:span text:style-name="T418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24">пере</text:span><text:span text:style-name="T418">множение </text:span><text:span text:style-name="T424">и</text:span><text:span text:style-name="T418"> транспонирование </text:span><text:span text:style-name="T424">матриц, а также </text:span><text:span text:style-name="T418"><text:s/>вычисление ковариационной матрицы.</text:span></text:p>
          </text:list-item>
          <text:list-item>
            <text:p text:style-name="P328"><text:span text:style-name="T418">Библиотека </text:span><text:span text:style-name="T425">SciPy</text:span><text:span text:style-name="T418"> [30], </text:span><text:span text:style-name="T421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29"><text:span text:style-name="T418">Библиотека </text:span><text:span text:style-name="T425">mathplotlib</text:span><text:span text:style-name="T418"> [31], используемая для отображения графиков. </text:span></text:p>
          </text:list-item>
          <text:list-item>
            <text:p text:style-name="P329"><text:span text:style-name="T418">Различные второстепенные библиотеки — </text:span><text:span text:style-name="T425">re </text:span><text:span text:style-name="T418">(для работы с регулярными выражениями), </text:span><text:span text:style-name="T425">random</text:span><text:span text:style-name="T418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5">urllib</text:span><text:span text:style-name="T418"> и </text:span><text:span text:style-name="T425">BeautifulSoup </text:span><text:span text:style-name="T418">(для </text:span><text:soft-page-break/><text:span text:style-name="T418">парсинга веб-страниц — используется для получения списка </text:span><text:span text:style-name="T422">компаний, входящих в рейтинг S&amp;P500 из открытых источников</text:span><text:span text:style-name="T418">).</text:span></text:p>
          </text:list-item>
        </text:list>
        <text:h text:style-name="Heading_20_3" text:outline-level="3"><text:span text:style-name="T509">3.1.3. </text:span>Используемые структуры данных</text:h>
        <text:p text:style-name="P231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8"/>
        <text:h text:style-name="Heading_20_2" text:outline-level="2"><text:bookmark-start text:name="__RefHeading___Toc5580_859139803"/><text:span text:style-name="T431">3.2. </text:span>Инвестиционная политика с то<text:span text:style-name="T431">ч</text:span>ки зрения разработанного приложения<text:bookmark-end text:name="__RefHeading___Toc5580_859139803"/></text:h>
        <text:p text:style-name="P229">В главе 1 были рассмотрены следующие основные этапы инвестиционного процесса:</text:p>
        <text:list xml:id="list5309630592183" text:continue-list="list4545645822669007502" text:style-name="WW8Num6">
          <text:list-item text:start-value="1">
            <text:p text:style-name="P305">Выбор инвестиционной политики</text:p>
          </text:list-item>
          <text:list-item>
            <text:p text:style-name="P305">Анализ рынка ценных бумаг</text:p>
          </text:list-item>
          <text:list-item>
            <text:p text:style-name="P305">Формирование портфеля ценных бумаг.</text:p>
          </text:list-item>
          <text:list-item>
            <text:p text:style-name="P305">Пересмотр портфеля ценных бумаг.</text:p>
          </text:list-item>
          <text:list-item>
            <text:p text:style-name="P305">Оценка эффективности портфеля ценных бумаг.</text:p>
          </text:list-item>
        </text:list>
        <text:p text:style-name="P55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63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824038418752266993" text:style-name="L12">
          <text:list-item>
            <text:p text:style-name="P302"><text:soft-page-break/><text:span text:style-name="T364"><text:s/>инвестиции возможны только в акции компаний, торгующихся на Нью-Йоркской фондовой бирже </text:span><text:span text:style-name="T366">(New York Stock Exchange, NYSE).</text:span></text:p>
          </text:list-item>
          <text:list-item>
            <text:p text:style-name="P303"><text:span text:style-name="T364">с</text:span><text:span text:style-name="T361">писок ценных бумаг для инвестирования ограничен компаниями, входящими в индекс S&amp;P500.</text:span></text:p>
          </text:list-item>
        </text:list>
        <text:p text:style-name="P52"/>
        <text:p text:style-name="P96"><text:span text:style-name="T432">Первое ограничение</text:span> <text:span text:style-name="T432">вызвано тем, что </text:span>Нью-Йоркск<text:span text:style-name="T432">ая</text:span> фондов<text:span text:style-name="T432">ая</text:span> бирж<text:span text:style-name="T432">а</text:span> (New York Stock Exchange, NYSE) явля<text:span text:style-name="T432">ется</text:span> крупнейшей и самой популярной биржей в мире, благодаря чему существует множество веб-площадок, <text:span text:style-name="T432">бесплатно </text:span>предоставляющих данные (как актуальные данные в реальном времени, так и <text:span text:style-name="T433">данные за продолжительный </text:span>исторически<text:span text:style-name="T433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5"><text:span text:style-name="T365">Кроме того, </text:span><text:span text:style-name="T34">Нью Йоркская фондовая биржа NYSE остается крупнейшей </text:span><text:span text:style-name="T365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67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6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</text:span><text:soft-page-break/><text:span text:style-name="T1">S&amp;P500, т. к. эта информация всегда доступна в удобном формате в открытых источниках, например в [15].</text:span></text:p>
        <text:p text:style-name="P183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5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84"><text:span text:style-name="T1"><draw:frame draw:style-name="fr9" draw:name="Object38" text:anchor-type="as-char" svg:y="-0.684cm" svg:width="2.141cm" svg:height="1.125cm" draw:z-index="16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7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244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35">3.2.3. </text:span><text:span text:style-name="T1">Формирование портфеля</text:span></text:h>
        <text:p text:style-name="P238"><text:span text:style-name="T510">Э</text:span>тап <text:span text:style-name="T510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45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273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266"><draw:frame draw:style-name="fr5" draw:name="Image27" text:anchor-type="char" svg:width="16.499cm" svg:height="2.838cm" draw:z-index="6"><draw:image xlink:href="Pictures/100002010000036200000095B6FB2E98AA098AD6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247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246"><draw:frame draw:style-name="fr5" draw:name="Image25" text:anchor-type="char" svg:width="16.499cm" svg:height="2.221cm" draw:z-index="5"><draw:image xlink:href="Pictures/10000201000002EE00000065E1A60A1FC29FC5A8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248"><text:soft-page-break/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249"><text:span text:style-name="T1">Вычисление эффективного множества портфелей осуществляется с помощью метода </text:span><text:span text:style-name="T135">calc()</text:span><text:span text:style-name="T144">. Данный метод имеет </text:span><text:span text:style-name="T156">три</text:span><text:span text:style-name="T14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45">К примеру, на рисунке </text:span><text:span text:style-name="T165">10</text:span><text:span text:style-name="T145"> </text:span><text:span text:style-name="T147">производится вычисление эффективного множества портфелей, с целевыми показателями доходности от 0% до 1</text:span><text:span text:style-name="T155">2</text:span><text:span text:style-name="T147">0%, точность вычислений в удельном весе бумаги в портфеле — 4 точки после запятой. </text:span><text:span text:style-name="T150">Как видно из рисунка ниже, время вычисления эффективного множества портфеля из </text:span><text:span text:style-name="T156">данного</text:span><text:span text:style-name="T150"> количества ценных бумаг и с такими параметрами заняло </text:span><text:span text:style-name="T158">2</text:span><text:span text:style-name="T155"> минуты </text:span><text:span text:style-name="T158">39</text:span><text:span text:style-name="T150"> секунд.</text:span></text:p>
        <text:p text:style-name="P267"><draw:frame draw:style-name="fr5" draw:name="Image34" text:anchor-type="char" svg:width="16.499cm" svg:height="2.531cm" draw:z-index="7"><draw:image xlink:href="Pictures/100002010000037D000000898A4DC912A3FD6902.png" xlink:type="simple" xlink:show="embed" xlink:actuate="onLoad"/></draw:frame><text:span text:style-name="T150">Р</text:span><text:span text:style-name="T155">исунок </text:span><text:span text:style-name="T164">10</text:span><text:span text:style-name="T146"> — функция вычисления эффективного множества</text:span></text:p>
        <text:p text:style-name="P10"/>
        <text:p text:style-name="P98"><text:span text:style-name="T234">Д</text:span><text:span text:style-name="T233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17">get_effective_set()</text:span><text:span text:style-name="T233">, вызываемой из метода </text:span><text:span text:style-name="T217">calc().</text:span></text:p>
        <text:p text:style-name="P168"><text:span text:style-name="T144">Вычисление доходности портфеля осуществляется функцией </text:span><text:span text:style-name="T135">get_portfolio_return()</text:span><text:span text:style-name="T144"> (см. листинг 1), и производится, как было показано в </text:span><text:soft-page-break/><text:span text:style-name="T144">главе 2, <text:s/>суммированием доходностей отдельных ценных бумаг, умноженных на удельный вес этих бумаг.</text:span></text:p>
        <text:p text:style-name="P235"><draw:frame draw:style-name="fr5" draw:name="Image10" text:anchor-type="char" svg:width="16.499cm" svg:height="2.429cm" draw:z-index="18"><draw:image xlink:href="Pictures/10000201000003ED00000094DBA5D52A93C7844F.png" xlink:type="simple" xlink:show="embed" xlink:actuate="onLoad"/></draw:frame><text:span text:style-name="T234">Л</text:span><text:span text:style-name="T233">истинг </text:span><text:span text:style-name="T235">1</text:span><text:span text:style-name="T233"> — функция вычисления доходности портфеля</text:span></text:p>
        <text:p text:style-name="P126">Вторым <text:span text:style-name="T440">используемым</text:span> математическим понятием в модели Марковитца является <text:span text:style-name="T241">стандартное отклонение, вычисляемое, как было показано в главе 2, по формуле</text:span></text:p>
        <text:p text:style-name="P126"><text:s/><draw:frame draw:style-name="fr9" draw:name="Object111" text:anchor-type="as-char" svg:y="-0.799cm" svg:width="3.734cm" svg:height="1.226cm" draw:z-index="164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2">где </text:span><text:span text:style-name="T242"><draw:frame draw:style-name="fr9" draw:name="Object114" text:anchor-type="as-char" svg:y="-0.226cm" svg:width="0.63cm" svg:height="0.379cm" draw:z-index="16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2"> - ковариация двух ценных бумаг </text:span><text:span text:style-name="T242"><draw:frame draw:style-name="fr9" draw:name="Object115" text:anchor-type="as-char" svg:y="-0.377cm" svg:width="0.326cm" svg:height="0.469cm" draw:z-index="16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2"> и </text:span><text:span text:style-name="T242"><draw:frame draw:style-name="fr9" draw:name="Object149" text:anchor-type="as-char" svg:y="-0.377cm" svg:width="0.395cm" svg:height="0.469cm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2">.</text:span></text:p>
        <text:p text:style-name="P117"><text:span text:style-name="T243">Э</text:span>то <text:span text:style-name="T440">же </text:span>уравнение в матричной форме <text:span text:style-name="T440">имеет вид</text:span>:</text:p>
        <text:p text:style-name="P117"><draw:frame draw:style-name="fr9" draw:name="Object162" text:anchor-type="as-char" svg:y="-0.437cm" svg:width="1.979cm" svg:height="0.593cm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0">где </text:span><text:span text:style-name="T440"><draw:frame draw:style-name="fr9" draw:name="Object164" text:anchor-type="as-char" svg:y="-0.3cm" svg:width="0.466cm" svg:height="0.319cm" draw:z-index="169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0"> является ковариационной матрицей.</text:span></text:p>
        <text:p text:style-name="P236"><text:span text:style-name="T230">Стандартное отклонение портфеля вычисляется с помощью функции</text:span><text:span text:style-name="T216"> statistics().</text:span><text:span text:style-name="T230"> </text:span><text:span text:style-name="T218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34"><draw:frame draw:style-name="fr5" draw:name="Image9" text:anchor-type="char" svg:width="16.499cm" svg:height="2.101cm" draw:z-index="19"><draw:image xlink:href="Pictures/10000201000003F5000000812058B16DD7B09C3E.png" xlink:type="simple" xlink:show="embed" xlink:actuate="onLoad"/></draw:frame><text:span text:style-name="T236">Листинг 2</text:span><text:span text:style-name="T233"> - метод </text:span><text:span text:style-name="T217">statistics()</text:span><text:span text:style-name="T233">, </text:span><text:span text:style-name="T236">осуществляющий вычисление стандартного отклонения портфеля и </text:span><text:span text:style-name="T233">используемый функцией минимизации при построении эффективного множества</text:span></text:p>
        <text:p text:style-name="P237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0">minimize() </text:span><text:span text:style-name="T218">из библиотеки SciPy, который в качестве оптимизационного алгоритма использует </text:span><text:soft-page-break/><text:span text:style-name="T218">последовательное квадратичное программирование (</text:span><text:span text:style-name="T232">s</text:span><text:span text:style-name="T218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1">вычисления</text:span><text:span text:style-name="T218"> эффективного множества показан в листинге 3.</text:span></text:p>
        <text:p text:style-name="P274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pan text:style-name="T120">Листинг 3</text:span><text:span text:style-name="T86"> — метод </text:span><text:span text:style-name="T132">get_effective_set()</text:span><text:span text:style-name="T86">, осуществляющий вычисление эффективного множества</text:span></text:p>
        <text:p text:style-name="P252"><text:span text:style-name="T148">Для отображения построенного эффективного множества необходимо воспользоваться методом </text:span><text:span text:style-name="T139">plot()</text:span><text:span text:style-name="T148">.</text:span></text:p>
        <text:p text:style-name="P265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oft-page-break/><text:span text:style-name="T148">Р</text:span><text:span text:style-name="T144">исунок </text:span><text:span text:style-name="T163">1</text:span><text:span text:style-name="T164">1</text:span><text:span text:style-name="T144"> </text:span><text:span text:style-name="T148">— </text:span><text:span text:style-name="T151">метод plot(), используемый для </text:span><text:span text:style-name="T148">построени</text:span><text:span text:style-name="T151">я</text:span><text:span text:style-name="T148"> эффективного множества</text:span></text:p>
        <text:p text:style-name="P253"><text:span text:style-name="T144">Из построенного графика становится видно, что </text:span><text:span text:style-name="T167">полученное</text:span><text:span text:style-name="T144"> эффективное множество </text:span><text:span text:style-name="T157">повторяет </text:span><text:span text:style-name="T144">форму </text:span><text:span text:style-name="T157">множества</text:span><text:span text:style-name="T144">, описанную в главе 2 (см. рисунок </text:span><text:span text:style-name="T165">3</text:span><text:span text:style-name="T144">). Желтой точкой на графике показан портфель с минимальной волатильностью (</text:span><text:span text:style-name="T149">minimal variance portfolio, </text:span><text:span text:style-name="T144">его координаты, в соответствии с рисунком </text:span><text:span text:style-name="T165">10</text:span><text:span text:style-name="T149">, равны</text:span><text:span text:style-name="T144"> </text:span><text:span text:style-name="T149"><draw:frame draw:style-name="fr8" draw:name="Object102" text:anchor-type="as-char" svg:y="-0.377cm" svg:width="2.344cm" svg:height="0.482cm" draw:z-index="113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4">). </text:span><text:span text:style-name="T151">К</text:span><text:span text:style-name="T149">расной </text:span><text:span text:style-name="T151">точкой обозначен</text:span><text:span text:style-name="T149"> портфель с максимальным коэффициентом Шарпа — максимальным отношением доходности к волатильности (</text:span><text:span text:style-name="T151">h</text:span><text:span text:style-name="T150">ighest Sharpe ratio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9"><draw:frame draw:style-name="fr8" draw:name="Object123" text:anchor-type="as-char" svg:y="-0.377cm" svg:width="2.565cm" svg:height="0.483cm" draw:z-index="11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9">). </text:span><text:span text:style-name="T157">Зеленой точкой </text:span><text:span text:style-name="T151">обозначен</text:span><text:span text:style-name="T149"> портфель с максимальн</text:span><text:span text:style-name="T157">ой</text:span><text:span text:style-name="T149"> </text:span><text:span text:style-name="T157">доходностью</text:span><text:span text:style-name="T149"> (</text:span><text:span text:style-name="T157">max return</text:span><text:span text:style-name="T150">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4"><draw:frame draw:style-name="fr8" draw:name="Object148" text:anchor-type="as-char" svg:y="-0.377cm" svg:width="2.556cm" svg:height="0.483cm" draw:z-index="11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9">). </text:span></text:p>
        <text:p text:style-name="P254"><text:span text:style-name="T149">Д</text:span><text:span text:style-name="T14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62">1</text:span><text:span text:style-name="T165">1</text:span><text:span text:style-name="T144">). </text:span><text:span text:style-name="T159">Для получения </text:span><text:soft-page-break/><text:span text:style-name="T159">списка бумаг и </text:span><text:span text:style-name="T144">их удельны</text:span><text:span text:style-name="T159">х</text:span><text:span text:style-name="T144"> вес</text:span><text:span text:style-name="T159">ов</text:span><text:span text:style-name="T144">, входящие в данной портфель, </text:span><text:span text:style-name="T159">необходимо </text:span><text:span text:style-name="T144"><text:s/>воспользоваться методом </text:span><text:span text:style-name="T135">get_conservative()</text:span><text:span text:style-name="T144">, как показано на рисунке 1</text:span><text:span text:style-name="T165">2</text:span><text:span text:style-name="T144">.</text:span></text:p>
        <text:p text:style-name="P255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4">Рисунок 1</text:span><text:span text:style-name="T164">2</text:span><text:span text:style-name="T144"> — получение списка ценных бумаг и их удельных весов для портфеля с минимальной волатильностью</text:span></text:p>
        <text:p text:style-name="P256"><text:span text:style-name="T144">Функция </text:span><text:span text:style-name="T135">get_conservative()</text:span><text:span text:style-name="T144"> возвращает два списка — список ценных бумаг и список их удельных весов. Из рисунка 1</text:span><text:span text:style-name="T165">2</text:span><text:span text:style-name="T144"> видно, что портфель с минимальной волатильностью состоит из 1</text:span><text:span text:style-name="T159">3</text:span><text:span text:style-name="T144"> ценных бумаг, взятых в следующих пропорциях: </text:span><text:span text:style-name="T159">NKE</text:span><text:span text:style-name="T144"> — </text:span><text:span text:style-name="T159">3.</text:span><text:span text:style-name="T144">2%, </text:span><text:span text:style-name="T159">USB</text:span><text:span text:style-name="T144"> — 1</text:span><text:span text:style-name="T159">9</text:span><text:span text:style-name="T144">.</text:span><text:span text:style-name="T159">3</text:span><text:span text:style-name="T144">%, </text:span><text:span text:style-name="T159">EFX</text:span><text:span text:style-name="T144"> — </text:span><text:span text:style-name="T159">8.2</text:span><text:span text:style-name="T144">% и т. д.</text:span></text:p>
        <text:p text:style-name="P257"><text:span text:style-name="T144">В случае, если инвестор, </text:span><text:span text:style-name="T153">являясь инвестором с низкой степенью избегания риска,</text:span><text:span text:style-name="T144"> выбирает наиболее рисковый портфель (обозначенный </text:span><text:span text:style-name="T160">зеленой</text:span><text:span text:style-name="T144"> точкой на рисунке </text:span><text:span text:style-name="T162">1</text:span><text:span text:style-name="T165">1</text:span><text:span text:style-name="T144">), ему следует воспользоваться методом </text:span><text:span text:style-name="T135">get_risky()</text:span><text:span text:style-name="T153">, как показано в примере на рисунке 1</text:span><text:span text:style-name="T165">3</text:span><text:span text:style-name="T153">.</text:span></text:p>
        <text:p text:style-name="P258"><draw:frame draw:style-name="fr5" draw:name="Image28" text:anchor-type="char" svg:width="16.499cm" svg:height="1.274cm" draw:z-index="9"><draw:image xlink:href="Pictures/100002010000037D0000004503728A595E6CDFD1.png" xlink:type="simple" xlink:show="embed" xlink:actuate="onLoad"/></draw:frame><text:span text:style-name="T144">Рисунок 1</text:span><text:span text:style-name="T164">3 </text:span><text:span text:style-name="T144">— </text:span><text:span text:style-name="T152">получение списка ценных бумаг и их удельных весов для портфеля с </text:span><text:span text:style-name="T144">максимальн</text:span><text:span text:style-name="T160">ой</text:span><text:span text:style-name="T152"> </text:span><text:span text:style-name="T160">доходностью</text:span></text:p>
        <text:p text:style-name="P243"><text:soft-page-break/><text:span text:style-name="T511">Стоит заметить</text:span>, <text:span text:style-name="T511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268"><text:span text:style-name="T14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5">get_sharpe()</text:span><text:span text:style-name="T144">:</text:span></text:p>
        <text:p text:style-name="P269"><draw:frame draw:style-name="fr5" draw:name="Image29" text:anchor-type="char" svg:width="16.499cm" svg:height="3.073cm" draw:z-index="10"><draw:image xlink:href="Pictures/100002010000037B000000A6CDA7AAD303527C9F.png" xlink:type="simple" xlink:show="embed" xlink:actuate="onLoad"/></draw:frame><text:span text:style-name="T144">Рисунок 1</text:span><text:span text:style-name="T164">4</text:span><text:span text:style-name="T144"> — получение </text:span><text:span text:style-name="T152">списка ценных бумаг и их удельных весов для портфеля с </text:span><text:span text:style-name="T144">максимальным коэффициентом Шарпа</text:span></text:p>
        <text:p text:style-name="P259"><text:span text:style-name="T144">Естественно, инвестор может </text:span><text:span text:style-name="T160">не ограничивать себя указанными выше тремя портфелями, и </text:span><text:span text:style-name="T144">выбрать </text:span><text:span text:style-name="T160">любой</text:span><text:span text:style-name="T14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5">get_acceptable()</text:span><text:span text:style-name="T144">, принимающим в качестве входного аргумента предельное значение риска (волатильности) для данного инвестора. </text:span><text:span text:style-name="T154">Значение риска в этом случае должно лежать в промежутке от волатильности наименее рискового портфеля (0.</text:span><text:span text:style-name="T161">14</text:span><text:span text:style-name="T154"> в примере на рисунке </text:span><text:span text:style-name="T166">10</text:span><text:span text:style-name="T154">) до волатильности наиболее рискового портфеля (0.</text:span><text:span text:style-name="T161">477</text:span><text:span text:style-name="T154"> в примере на рисунке </text:span><text:span text:style-name="T166">10</text:span><text:span text:style-name="T154">).</text:span></text:p>
        <text:p text:style-name="P260"><draw:frame draw:style-name="fr5" draw:name="Image30" text:anchor-type="char" svg:width="16.499cm" svg:height="7.532cm" draw:z-index="11"><draw:image xlink:href="Pictures/100002010000035F0000018A54BD55D21526A93A.png" xlink:type="simple" xlink:show="embed" xlink:actuate="onLoad"/></draw:frame><text:soft-page-break/><text:span text:style-name="T144">Рисунок 1</text:span><text:span text:style-name="T164">5</text:span><text:span text:style-name="T144"> — два оптимальных портфеля для двух инвесторов с различной степенью избегания риска</text:span></text:p>
        <text:p text:style-name="P232"><text:span text:style-name="T154">В примере на рисунке 1</text:span><text:span text:style-name="T166">5</text:span><text:span text:style-name="T154"> показаны два оптимальных портфеля с различными мерами риска — 0.1</text:span><text:span text:style-name="T161">5</text:span><text:span text:style-name="T154"> и 0.1</text:span><text:span text:style-name="T161">6</text:span><text:span text:style-name="T154">. Несмотря на то, что состав бумаг в обоих портфелях является одинаковым, </text:span><text:span text:style-name="T166">видно, что </text:span><text:span text:style-name="T154">их удельные веса </text:span><text:span text:style-name="T161">значительно </text:span><text:span text:style-name="T154">отличаются от друг от друга.</text:span></text:p>
        <text:h text:style-name="Heading_20_3" text:outline-level="3"><text:span text:style-name="T435">3.2.4. </text:span><text:span text:style-name="T1">Пересмотр портфеля</text:span></text:h>
        <text:p text:style-name="P261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62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250"><draw:frame draw:style-name="fr5" draw:name="Image31" text:anchor-type="char" svg:width="16.499cm" svg:height="2.046cm" draw:z-index="12"><draw:image xlink:href="Pictures/100002010000037F0000006FE5367B6C6D75D789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239">После этого необходимо заново произвести вычисление эффективного множества:</text:p>
        <text:p text:style-name="P264"><draw:frame draw:style-name="fr5" draw:name="Image32" text:anchor-type="char" svg:width="16.499cm" svg:height="2.531cm" draw:z-index="13"><draw:image xlink:href="Pictures/100002010000037D00000089EE3563ACBC1166A5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263"><text:span text:style-name="T1">Далее, если степень принятия риска для данного инвестора не изменилась, можно снова воспользоваться методом </text:span><text:span text:style-name="T135">get_acceptable()</text:span><text:span text:style-name="T1"> со старым значением волатильности:</text:span></text:p>
        <text:p text:style-name="P264"><draw:frame draw:style-name="fr5" draw:name="Image33" text:anchor-type="char" svg:width="16.499cm" svg:height="7.574cm" draw:z-index="14"><draw:image xlink:href="Pictures/100002010000037D0000019A346D22962B4EB268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263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35">3.2.5. </text:span><text:span text:style-name="T1">Оценка эффективности портфеля</text:span></text:h>
        <text:p text:style-name="P16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7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66"><draw:frame draw:style-name="fr2" draw:name="Image35" text:anchor-type="char" svg:width="16.499cm" svg:height="6.645cm" draw:z-index="15"><draw:image xlink:href="Pictures/100002010000035B0000015A5123AEE85C1FCC48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270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71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272"><draw:frame draw:style-name="fr5" draw:name="Image36" text:anchor-type="char" svg:width="16.499cm" svg:height="4.815cm" draw:z-index="16"><draw:image xlink:href="Pictures/100002010000037E000001058FD60A1DA26D2B7E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77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</text:span><text:soft-page-break/><text:span text:style-name="T58">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251"><draw:frame draw:style-name="fr2" draw:name="Image12" text:anchor-type="char" svg:width="16.499cm" svg:height="8.077cm" draw:z-index="26"><draw:image xlink:href="Pictures/100002010000032B0000018D211DE24B22B6A69D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240"/>
        <text:h text:style-name="P339" text:outline-level="2"><text:bookmark-start text:name="__RefHeading___Toc160_1574039482"/><text:soft-page-break/>3.3. <text:span text:style-name="T436">П</text:span>рактическая значимость разработанной системы<text:bookmark-end text:name="__RefHeading___Toc160_1574039482"/></text:h>
        <text:h text:style-name="P347" text:outline-level="3">3.3.1. Вычисление <text:span text:style-name="T447">эффективного множества из широкого набора доступных ценных бумаг</text:span></text:h>
        <text:p text:style-name="P132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12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44">о</text:span>, из которого и<text:span text:style-name="T512">нвестору нужно </text:span>будет <text:span text:style-name="T512">выбрать свой оптимальный</text:span> портфел<text:span text:style-name="T437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5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134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13">его</text:span> из 500 ценных бумаг, входящих в индекс S&amp;P500. <text:span text:style-name="T443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3">е</text:span> эффективного множества заняло почти пять дней, <text:span text:style-name="T442">построенное в результате </text:span>эффективное множество <text:span text:style-name="T442">показано на рисунке 22.</text:span></text:p>
        <text:p text:style-name="P133"><draw:frame draw:style-name="fr2" draw:name="Image6" text:anchor-type="char" svg:width="16.499cm" svg:height="7.262cm" draw:z-index="23"><draw:image xlink:href="Pictures/100002010000037F0000018A8A7A9922E52CEC1C.png" xlink:type="simple" xlink:show="embed" xlink:actuate="onLoad"/></draw:frame><text:soft-page-break/>Рисунок <text:span text:style-name="T448">22</text:span> — <text:s/>эффективное множество портфелей, построенное из 500 ценных бумаг, входящих в S&amp;P500, за 2013-2014 годы.</text:p>
        <text:p text:style-name="P133"/>
        <text:p text:style-name="P135">Полученные портфели оказались хорошо диверсифицированными — портфель с минимальной волатильностью содержал 42 бумаги (рисунок <text:span text:style-name="T448">23</text:span>), портфель с максимальным коэффициентом Шарпа — 30 бумаг (рисунок <text:span text:style-name="T448">24</text:span>)</text:p>
        <text:p text:style-name="P275"><draw:frame draw:style-name="fr2" draw:name="Image7" text:anchor-type="char" svg:width="16.499cm" svg:height="13.732cm" draw:z-index="24"><draw:image xlink:href="Pictures/100002010000030D0000028A3D62C0A71EE2198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241"/>
        <text:p text:style-name="P241"/>
        <text:p text:style-name="P276"><draw:frame draw:style-name="fr2" draw:name="Image11" text:anchor-type="char" svg:width="16.499cm" svg:height="10.737cm" draw:z-index="25"><draw:image xlink:href="Pictures/100002010000030B000001FB3758EB70A1311D95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P278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7">Стандартное отклонение портфеля</text:p>
            </table:table-cell>
            <table:table-cell table:style-name="Table9.A1" office:value-type="string">
              <text:p text:style-name="P25">Количество бумаг в портфеле</text:p>
            </table:table-cell>
            <table:table-cell table:style-name="Table9.C1" office:value-type="string">
              <text:p text:style-name="P2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8">0.111</text:p>
            </table:table-cell>
            <table:table-cell table:style-name="Table9.B31" office:value-type="string">
              <text:p text:style-name="P28">42</text:p>
            </table:table-cell>
            <table:table-cell table:style-name="Table9.C31" office:value-type="string">
              <text:p text:style-name="P28">+3.7</text:p>
            </table:table-cell>
          </table:table-row>
          <table:table-row>
            <table:table-cell table:style-name="Table9.B31" office:value-type="string">
              <text:p text:style-name="P29">0.112</text:p>
            </table:table-cell>
            <table:table-cell table:style-name="Table9.B31" office:value-type="string">
              <text:p text:style-name="P29">32</text:p>
            </table:table-cell>
            <table:table-cell table:style-name="Table9.C31" office:value-type="string">
              <text:p text:style-name="P29">+3.9</text:p>
            </table:table-cell>
          </table:table-row>
          <table:table-row>
            <table:table-cell table:style-name="Table9.B31" office:value-type="string">
              <text:p text:style-name="P29">0.113</text:p>
            </table:table-cell>
            <table:table-cell table:style-name="Table9.B31" office:value-type="string">
              <text:p text:style-name="P29">30</text:p>
            </table:table-cell>
            <table:table-cell table:style-name="Table9.C31" office:value-type="string">
              <text:p text:style-name="P29">+1.7</text:p>
            </table:table-cell>
          </table:table-row>
          <table:table-row>
            <table:table-cell table:style-name="Table9.B31" office:value-type="string">
              <text:p text:style-name="P29">0.114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38">0.5</text:span></text:p>
            </table:table-cell>
          </table:table-row>
          <table:table-row>
            <table:table-cell table:style-name="Table9.B31" office:value-type="string">
              <text:p text:style-name="P29">0.115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38">2.4</text:span></text:p>
            </table:table-cell>
          </table:table-row>
          <table:table-row>
            <table:table-cell table:style-name="Table9.B31" office:value-type="string">
              <text:p text:style-name="P29">0.116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6">-<text:span text:style-name="T439">2.9</text:span></text:p>
            </table:table-cell>
          </table:table-row>
          <table:table-row>
            <table:table-cell table:style-name="Table9.B31" office:value-type="string">
              <text:p text:style-name="P24">0.117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39">3.3</text:span></text:p>
            </table:table-cell>
          </table:table-row>
          <text:soft-page-break/>
          <table:table-row>
            <table:table-cell table:style-name="Table9.B31" office:value-type="string">
              <text:p text:style-name="P24">0.11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39">3.5</text:span></text:p>
            </table:table-cell>
          </table:table-row>
          <table:table-row>
            <table:table-cell table:style-name="Table9.B31" office:value-type="string">
              <text:p text:style-name="P24">0.119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39">4.1</text:span></text:p>
            </table:table-cell>
          </table:table-row>
          <table:table-row>
            <table:table-cell table:style-name="Table9.B31" office:value-type="string">
              <text:p text:style-name="P24">0.120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39">5.1</text:span></text:p>
            </table:table-cell>
          </table:table-row>
          <table:table-row>
            <table:table-cell table:style-name="Table9.B31" office:value-type="string">
              <text:p text:style-name="P24">0.12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39">5.2</text:span></text:p>
            </table:table-cell>
          </table:table-row>
          <table:table-row>
            <table:table-cell table:style-name="Table9.B31" office:value-type="string">
              <text:p text:style-name="P24">0.12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39">5.1</text:span></text:p>
            </table:table-cell>
          </table:table-row>
          <table:table-row>
            <table:table-cell table:style-name="Table9.B31" office:value-type="string">
              <text:p text:style-name="P24">0.123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39">5.3</text:span></text:p>
            </table:table-cell>
          </table:table-row>
          <table:table-row>
            <table:table-cell table:style-name="Table9.B31" office:value-type="string">
              <text:p text:style-name="P24">0.124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39">5.3</text:span></text:p>
            </table:table-cell>
          </table:table-row>
          <table:table-row>
            <table:table-cell table:style-name="Table9.B31" office:value-type="string">
              <text:p text:style-name="P24">0.125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39">5.3</text:span></text:p>
            </table:table-cell>
          </table:table-row>
          <table:table-row>
            <table:table-cell table:style-name="Table9.B31" office:value-type="string">
              <text:p text:style-name="P24">0.126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39">5.0</text:span></text:p>
            </table:table-cell>
          </table:table-row>
          <table:table-row>
            <table:table-cell table:style-name="Table9.B31" office:value-type="string">
              <text:p text:style-name="P24">0.127</text:p>
            </table:table-cell>
            <table:table-cell table:style-name="Table9.B31" office:value-type="string">
              <text:p text:style-name="P24">33</text:p>
            </table:table-cell>
            <table:table-cell table:style-name="Table9.C31" office:value-type="string">
              <text:p text:style-name="P25">-<text:span text:style-name="T439">4.5</text:span></text:p>
            </table:table-cell>
          </table:table-row>
          <table:table-row>
            <table:table-cell table:style-name="Table9.B31" office:value-type="string">
              <text:p text:style-name="P24">0.12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5">-<text:span text:style-name="T439">3.9</text:span></text:p>
            </table:table-cell>
          </table:table-row>
          <table:table-row>
            <table:table-cell table:style-name="Table9.B31" office:value-type="string">
              <text:p text:style-name="P24">0.129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39">3.2</text:span></text:p>
            </table:table-cell>
          </table:table-row>
          <table:table-row>
            <table:table-cell table:style-name="Table9.B31" office:value-type="string">
              <text:p text:style-name="P24">0.130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5">-<text:span text:style-name="T439">2.4</text:span></text:p>
            </table:table-cell>
          </table:table-row>
          <table:table-row>
            <table:table-cell table:style-name="Table9.B31" office:value-type="string">
              <text:p text:style-name="P24">0.13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39">1.4</text:span></text:p>
            </table:table-cell>
          </table:table-row>
          <table:table-row>
            <table:table-cell table:style-name="Table9.B31" office:value-type="string">
              <text:p text:style-name="P24">0.13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39">1.0</text:span></text:p>
            </table:table-cell>
          </table:table-row>
          <table:table-row>
            <table:table-cell table:style-name="Table9.B31" office:value-type="string">
              <text:p text:style-name="P24">0.133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39">0.4</text:span></text:p>
            </table:table-cell>
          </table:table-row>
          <table:table-row>
            <table:table-cell table:style-name="Table9.B31" office:value-type="string">
              <text:p text:style-name="P24">0.134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0.4</text:p>
            </table:table-cell>
          </table:table-row>
          <table:table-row>
            <table:table-cell table:style-name="Table9.B31" office:value-type="string">
              <text:p text:style-name="P24">0.13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1</text:p>
            </table:table-cell>
          </table:table-row>
          <table:table-row>
            <table:table-cell table:style-name="Table9.B31" office:value-type="string">
              <text:p text:style-name="P24">0.136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9</text:p>
            </table:table-cell>
          </table:table-row>
          <table:table-row>
            <table:table-cell table:style-name="Table9.B31" office:value-type="string">
              <text:p text:style-name="P24">0.137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3.3</text:p>
            </table:table-cell>
          </table:table-row>
          <table:table-row>
            <table:table-cell table:style-name="Table9.B31" office:value-type="string">
              <text:p text:style-name="P24">0.138</text:p>
            </table:table-cell>
            <table:table-cell table:style-name="Table9.B31" office:value-type="string">
              <text:p text:style-name="P23">31</text:p>
            </table:table-cell>
            <table:table-cell table:style-name="Table9.C31" office:value-type="string">
              <text:p text:style-name="P23">+5.0</text:p>
            </table:table-cell>
          </table:table-row>
          <table:table-row>
            <table:table-cell table:style-name="Table9.B31" office:value-type="string">
              <text:p text:style-name="P24">0.139</text:p>
            </table:table-cell>
            <table:table-cell table:style-name="Table9.B31" office:value-type="string">
              <text:p text:style-name="P23">29</text:p>
            </table:table-cell>
            <table:table-cell table:style-name="Table9.C31" office:value-type="string">
              <text:p text:style-name="P23">+5.8</text:p>
            </table:table-cell>
          </table:table-row>
          <table:table-row>
            <table:table-cell table:style-name="Table9.B31" office:value-type="string">
              <text:p text:style-name="P24">0.140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6.6</text:p>
            </table:table-cell>
          </table:table-row>
        </table:table>
        <text:p text:style-name="P279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P242"/>
        <text:p text:style-name="P280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97"><draw:frame draw:style-name="fr7" draw:name="Image21" text:anchor-type="char" svg:width="16.499cm" svg:height="8.116cm" draw:z-index="22"><draw:image xlink:href="Pictures/10000201000003270000018D3AE3AC12575C9F0E.png" xlink:type="simple" xlink:show="embed" xlink:actuate="onLoad"/></draw:frame><text:soft-page-break/>Рисунок <text:span text:style-name="T450">25</text:span> — зависимость доходности от стандартного отклонения портфеля для эффективного множества, построенного из 500 бумаг. <text:span text:style-name="T441">Проверка произведена на основании данных за 2015 год.</text:span></text:p>
        <text:p text:style-name="P142"/>
        <text:h text:style-name="P347" text:outline-level="3"><text:span text:style-name="T503">3.3.2. </text:span>Сравнение рассчитанных оптимальных портфелей с <text:span text:style-name="T445">российскими инвестиционными фондами, представленными на рынке</text:span></text:h>
        <text:p text:style-name="P143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86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46"><text:soft-page-break/>Среди всего разнообразия <text:span text:style-name="T504">паевых инвестиционных фондов (</text:span>ПИФов<text:span text:style-name="T504">)</text:span>, представленных на российском рынке, существует лишь <text:span text:style-name="T505">два</text:span> фонд<text:span text:style-name="T505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05">Б</text:span>анка. <text:s/>Средства этих инвестиционных фондов, <text:span text:style-name="T513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137"/>
        <text:p text:style-name="P136"><draw:frame draw:style-name="fr7" draw:name="Image13" text:anchor-type="char" svg:width="16.499cm" svg:height="8.798cm" draw:z-index="40"><draw:image xlink:href="Pictures/10000201000002C100000178C6F3C966F5112567.png" xlink:type="simple" xlink:show="embed" xlink:actuate="onLoad"/></draw:frame>Рисунок <text:span text:style-name="T451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6"/>
        <text:p text:style-name="P138">На рисунке <text:span text:style-name="T513">выше</text:span> <text:span text:style-name="T452">п</text:span>редставлен график стоимости паев инвестиционных фондов <text:s/><text:span text:style-name="T287">«Сбербанк-Америка» </text:span>и<text:span text:style-name="T287"> «Райффайзен-США», </text:span>а также фонда <text:span text:style-name="T287">ETF </text:span><text:soft-page-break/><text:span text:style-name="T287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87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87">). </text:span></text:p>
        <text:p text:style-name="P139"><text:span text:style-name="T445">Также и</text:span>з рисунка <text:span text:style-name="T452">26</text:span> видно, <text:span text:style-name="T445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5">номинированная в долларах, </text:span>значительно проигрыва<text:span text:style-name="T513">е</text:span>т доходности целевого американского фонда, <text:span text:style-name="T445">как показано в</text:span> таблиц<text:span text:style-name="T445">е</text:span> <text:span text:style-name="T452">6</text:span>. <text:span text:style-name="T445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39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41">Инвестиционный <text:span text:style-name="T444">фонд</text:span></text:p>
            </table:table-cell>
            <table:table-cell table:style-name="Table6.A1" table:number-columns-spanned="3" office:value-type="string">
              <text:p text:style-name="P39">Стоимость пая в начале периода <text:span text:style-name="T444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9">Стоимость пая в конце периода<text:span text:style-name="T444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I2" office:value-type="string">
              <text:p text:style-name="P37">Дол. США</text:p>
            </table:table-cell>
          </table:table-row>
          <table:table-row>
            <table:table-cell table:style-name="Table6.A4" office:value-type="string">
              <text:p text:style-name="P21">Сбербанк-Америка</text:p>
            </table:table-cell>
            <table:table-cell table:style-name="Table6.B4" office:value-type="string">
              <text:p text:style-name="P12">1205.07</text:p>
            </table:table-cell>
            <table:table-cell table:style-name="Table6.B2" office:value-type="string">
              <text:p text:style-name="P15">21.43</text:p>
            </table:table-cell>
            <table:table-cell table:style-name="Table6.D5" table:number-rows-spanned="3" office:value-type="string">
              <text:p text:style-name="P14">56.24</text:p>
            </table:table-cell>
            <table:table-cell table:style-name="Table6.E4" office:value-type="string">
              <text:p text:style-name="P13">1446.34</text:p>
            </table:table-cell>
            <table:table-cell table:style-name="Table6.B2" office:value-type="string">
              <text:p text:style-name="P15">19.85</text:p>
            </table:table-cell>
            <table:table-cell table:style-name="Table6.G5" table:number-rows-spanned="3" office:value-type="string">
              <text:p text:style-name="P14">72.88</text:p>
            </table:table-cell>
            <table:table-cell table:style-name="Table6.H4" office:value-type="string">
              <text:p text:style-name="P30"><text:span text:style-name="T444">+</text:span>20.02</text:p>
            </table:table-cell>
            <table:table-cell table:style-name="Table6.I2" office:value-type="string">
              <text:p text:style-name="P31">-<text:span text:style-name="T289">7.37</text:span></text:p>
            </table:table-cell>
          </table:table-row>
          <table:table-row>
            <table:table-cell table:style-name="Table6.A4" office:value-type="string">
              <text:p text:style-name="P21">Райффайзен-США</text:p>
            </table:table-cell>
            <table:table-cell table:style-name="Table6.B4" office:value-type="string">
              <text:p text:style-name="P21">27918.19</text:p>
            </table:table-cell>
            <table:table-cell table:style-name="Table6.B2" office:value-type="string">
              <text:p text:style-name="P21">496.41</text:p>
            </table:table-cell>
            <table:covered-table-cell/>
            <table:table-cell table:style-name="Table6.E4" office:value-type="string">
              <text:p text:style-name="P21">35221.49</text:p>
            </table:table-cell>
            <table:table-cell table:style-name="Table6.B2" office:value-type="string">
              <text:p text:style-name="P21">483.28</text:p>
            </table:table-cell>
            <table:covered-table-cell/>
            <table:table-cell table:style-name="Table6.H4" office:value-type="string">
              <text:p text:style-name="P36">+26.15</text:p>
            </table:table-cell>
            <table:table-cell table:style-name="Table6.I2" office:value-type="string">
              <text:p text:style-name="P31">-<text:span text:style-name="T444">2.6</text:span></text:p>
            </table:table-cell>
          </table:table-row>
          <table:table-row>
            <table:table-cell table:style-name="Table6.A5" office:value-type="string">
              <text:p text:style-name="P21">ETF SPDR S&amp;P500</text:p>
            </table:table-cell>
            <table:table-cell table:style-name="Table6.B5" office:value-type="string">
              <text:p text:style-name="P21">11166.45</text:p>
            </table:table-cell>
            <table:table-cell table:style-name="Table6.B2" office:value-type="string">
              <text:p text:style-name="P22">198.55</text:p>
            </table:table-cell>
            <table:covered-table-cell/>
            <table:table-cell table:style-name="Table6.E5" office:value-type="string">
              <text:p text:style-name="P21">14858.05</text:p>
            </table:table-cell>
            <table:table-cell table:style-name="Table6.B2" office:value-type="string">
              <text:p text:style-name="P22">203.87</text:p>
            </table:table-cell>
            <table:covered-table-cell/>
            <table:table-cell table:style-name="Table6.H5" office:value-type="string">
              <text:p text:style-name="P36">+33.05</text:p>
            </table:table-cell>
            <table:table-cell table:style-name="Table6.I2" office:value-type="string">
              <text:p text:style-name="P36">+2.7</text:p>
            </table:table-cell>
          </table:table-row>
        </table:table>
        <text:p text:style-name="P140">Таблица <text:span text:style-name="T449">6</text:span> — <text:span text:style-name="T288">доходность <text:s/>инвестиционных фондов ETF SPDR S&amp;P500, «Райффайзен-США» и «Сбербанк-Америка» за 2015 год.</text:span></text:p>
        <text:p text:style-name="P141"/>
        <text:p text:style-name="P144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14">по модели Марковитца </text:span>оптимальных портфелей (-5.3%). <text:span text:style-name="T444">Это позволяет сделать вывод, что </text:span>стратегия управления данным фондом не является оптимальной. </text:p>
        <text:p text:style-name="P145"><text:span text:style-name="T446">Д</text:span>оходность фонда «Райффайзен-США» за 2015 год (-2.6% <text:span text:style-name="T446">в долларах</text:span>), <text:span text:style-name="T446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46">и</text:span> управления данным фондом.</text:p>
        <text:h text:style-name="Heading_20_3" text:outline-level="3"><text:soft-page-break/>Выводы по главе</text:h>
        <text:p text:style-name="P147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47">В первом разделе главы обосновывается выбор языка программирования для разработки приложения (python) <text:span text:style-name="T460">и</text:span> среды выполнения приложения (вычислительная среда Ipython Notebook), <text:span text:style-name="T460">а также дано краткое описание внешних используемых библиотек и обосновывается из использование. </text:span></text:p>
        <text:p text:style-name="P148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48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48"/>
        <text:h text:style-name="P331" text:outline-level="1"><text:bookmark-start text:name="__RefHeading___Toc473_1574039482"/>ЗАКЛЮЧЕНИЕ<text:bookmark-end text:name="__RefHeading___Toc473_1574039482"/></text:h>
        <text:p text:style-name="P194"><text:span text:style-name="T462">И</text:span><text:span text:style-name="T461">нвестиции в ценные бумаги </text:span><text:span text:style-name="T462">на данный момент </text:span><text:span text:style-name="T461">являются одним из самых доходных инструментов современного инвестора. </text:span><text:span text:style-name="T463">Благодаря существующему</text:span><text:span text:style-name="T461"> математическ</text:span><text:span text:style-name="T463">ому</text:span><text:span text:style-name="T461"> аппарат</text:span><text:span text:style-name="T463">у оценки эффективности </text:span><text:span text:style-name="T461"><text:s/>инвестирования в ценные бумаги,</text:span><text:span text:style-name="T463">у инвестора есть возможность получить <text:s/></text:span><text:span text:style-name="T461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20">В первой главе выпускной квалификационной работы рассмотрены основные понятия, <text:span text:style-name="T355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6">Основное внимание в главе уделено обыкновенным акциям <text:span text:style-name="T358">и инвестициям в них </text:span>— указаны <text:span text:style-name="T358">важные </text:span>основные свойства (<text:span text:style-name="T359">остаточное правопритязание и ограниченная ответственность акционера</text:span>); и рассмотрены различные типы стоимости (<text:span text:style-name="T360">номинальная, эмиссионная, рыночная, ликвидационная и балансовая</text:span>), фигурирующие при оценке акций различных компаний.</text:p>
        <text:p text:style-name="P218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56">30</text:span> крупнейших <text:span text:style-name="T356">публичных </text:span>компаний США; также <text:span text:style-name="T356">рассмотрено </text:span>изменение пропорции <text:span text:style-name="T356">выплачиваемых </text:span>дивидендов в полной доходности обыкновенных акций в исторической перспективе <text:span text:style-name="T356">для разных стран мира.</text:span></text:p>
        <text:p text:style-name="P221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7">В<text:span text:style-name="T460">о</text:span> второй главе выпускной квалификационной работы <text:s/><text:span text:style-name="T409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10"><text:span text:style-name="T465">Основное внимание во втор</text:span>о<text:span text:style-name="T411">й</text:span> глав<text:span text:style-name="T465">е</text:span> <text:span text:style-name="T411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28"><text:s/>усреднению </text:span><text:span text:style-name="T229">его </text:span><text:span text:style-name="T228">рыночного риска</text:span><text:span text:style-name="T211">.</text:span></text:p>
        <text:p text:style-name="P212">В третье разделе главы основное внимание уделено двум основным стратегиям управления инвестициями, <text:span text:style-name="T368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85"><text:span text:style-name="T176">На основе </text:span><text:span text:style-name="T179">проведенного</text:span><text:span text:style-name="T176"> </text:span><text:span text:style-name="T179">теоретического</text:span><text:span text:style-name="T177"> </text:span><text:span text:style-name="T179">исследования</text:span><text:span text:style-name="T177"> </text:span><text:span text:style-name="T179">была</text:span><text:span text:style-name="T176"> </text:span><text:span text:style-name="T179">спроектирована</text:span><text:span text:style-name="T176"> </text:span><text:span text:style-name="T179">и разработана</text:span><text:span text:style-name="T176"> </text:span><text:span text:style-name="T177">система оптимального распределения инвестиций в ценные бумаги, позволяющая </text:span><text:span text:style-name="T178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86"><text:soft-page-break/>В процессе выполнения выпускной квалификационной работы решены следующие задачи:</text:p>
        <text:list xml:id="list5309893303845" text:continue-list="list674717270716152519" text:style-name="WW8Num4">
          <text:list-item>
            <text:p text:style-name="P290">да<text:span text:style-name="T464">но</text:span> определение понятию инвестиции, <text:span text:style-name="T464">приведена</text:span> основн<text:span text:style-name="T464">ая</text:span> классификаци<text:span text:style-name="T464">я</text:span> инвестиций</text:p>
          </text:list-item>
          <text:list-item>
            <text:p text:style-name="P293"><text:span text:style-name="T464">указаны</text:span> основные этапы инвестиционного процесса</text:p>
          </text:list-item>
          <text:list-item>
            <text:p text:style-name="P296">рассмотрены теоретические основы современной теории формирования инвестиционного портфеля</text:p>
          </text:list-item>
          <text:list-item>
            <text:p text:style-name="P296">указаны <text:s/>методы оценки эффективности инвестиций</text:p>
          </text:list-item>
          <text:list-item>
            <text:p text:style-name="P290"><text:span text:style-name="T464">разработана</text:span> систем<text:span text:style-name="T464">а</text:span> оптимизации распределения инвестиций, показа<text:span text:style-name="T464">на</text:span> ее работу в нескольких практических примерах</text:p>
          </text:list-item>
          <text:list-item>
            <text:p text:style-name="P295">проведена оценка эффективности разработанной системы</text:p>
          </text:list-item>
        </text:list>
        <text:p text:style-name="P285"><text:span text:style-name="T176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5" text:outline-level="1"><text:bookmark-start text:name="__RefHeading___Toc5328_859139803"/>СПИСОК ИСПОЛЬЗОВАННОЙ ЛИТЕРАТУРЫ<text:bookmark-end text:name="__RefHeading___Toc5328_859139803"/></text:h>
        <text:list xml:id="list6993001086361946093" text:style-name="WW8Num3">
          <text:list-item>
            <text:p text:style-name="P307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07">Ц. Боди. Инвестиции: Учебник. М.: ЗАО «Олимп-Бизнес», 2013.</text:p>
          </text:list-item>
          <text:list-item>
            <text:p text:style-name="P34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49"><text:span text:style-name="T486">Шарп, У.Ф., <text:s/>Александер, Г.Д., Бэйли, Д.В. Инвестиции</text:span>. М.: ИНФРА-М, 2015.</text:p>
          </text:list-item>
          <text:list-item>
            <text:p text:style-name="P350"><text:span text:style-name="T482">Б. </text:span>Грэхем, <text:span text:style-name="T482">Д. </text:span>Додд. Анализ ценных бумаг. М.: ООО «И.Д. Вильямс», 2015. </text:p>
          </text:list-item>
          <text:list-item>
            <text:p text:style-name="P351"><text:span text:style-name="T468">Y. Hilpisch. Python for Finance: </text:span><text:span text:style-name="T472">Analize Big Financial Data</text:span><text:span text:style-name="T468">. O’Reilly Media</text:span><text:span text:style-name="T476">,</text:span><text:span text:style-name="T468"> 2015.</text:span></text:p>
          </text:list-item>
          <text:list-item>
            <text:p text:style-name="P351"><text:span text:style-name="T467">M. Levinson. The Economist Guide to Financial Markets, </text:span><text:span text:style-name="T469">6</text:span><text:span text:style-name="T456">th</text:span><text:span text:style-name="T467"> edition</text:span><text:span text:style-name="T469">. <text:s/>Profile Books Ltd., 2014.</text:span></text:p>
          </text:list-item>
          <text:list-item>
            <text:p text:style-name="P351"><text:span text:style-name="T469">A.</text:span><text:span text:style-name="T474"> Saunders, M.M. Cornett. Financial Markets and Institutions, 6</text:span><text:span text:style-name="T457">th</text:span><text:span text:style-name="T474"> edition. McGraw-Hill Education</text:span><text:span text:style-name="T469">., 201</text:span><text:span text:style-name="T474">5</text:span><text:span text:style-name="T469">.</text:span></text:p>
          </text:list-item>
          <text:list-item>
            <text:p text:style-name="P353"><text:span text:style-name="T469"><text:s/></text:span><text:span text:style-name="T470">M. Heydt. Mastering pandas for finance.</text:span><text:span text:style-name="T469"> </text:span><text:span text:style-name="T470">Packt Publishing,</text:span><text:span text:style-name="T469"> 201</text:span><text:span text:style-name="T470">5</text:span><text:span text:style-name="T469">.</text:span></text:p>
          </text:list-item>
          <text:list-item>
            <text:p text:style-name="P353"><text:span text:style-name="T469"><text:s/></text:span><text:span text:style-name="T471">J.M. Weiming. Mastering Python for Finance.</text:span><text:span text:style-name="T469"> </text:span><text:span text:style-name="T470">Packt Publishing,</text:span><text:span text:style-name="T469"> 201</text:span><text:span text:style-name="T470">5</text:span><text:span text:style-name="T469">.</text:span></text:p>
          </text:list-item>
          <text:list-item>
            <text:p text:style-name="P353"><text:span text:style-name="T475">H.M. </text:span><text:span text:style-name="T473">Markowitz. "Portfolio Selection". The Journal of Finance Vol. 7, No. 1 (Mar., 1952), pp. 77-91</text:span></text:p>
          </text:list-item>
          <text:list-item>
            <text:p text:style-name="P352"><text:a xlink:type="simple" xlink:href="https://www.python.org/" text:style-name="Internet_20_link" text:visited-style-name="Visited_20_Internet_20_Link"><text:span text:style-name="T481">https://www.python.org/</text:span></text:a></text:p>
          </text:list-item>
          <text:list-item>
            <text:p text:style-name="P354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5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56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57"><text:a xlink:type="simple" xlink:href="https://www.plannersfinancialservices.com/918764.pdf" text:style-name="Internet_20_link" text:visited-style-name="Visited_20_Internet_20_Link"><text:span text:style-name="T296">https://www.plannersfinancialservices.com/918764.pdf</text:span></text:a></text:p>
          </text:list-item>
          <text:list-item>
            <text:p text:style-name="P357"><text:a xlink:type="simple" xlink:href="http://pages.stern.nyu.edu/~adamodar/New_Home_Page/datafile/histretSP.html" text:style-name="Internet_20_link" text:visited-style-name="Visited_20_Internet_20_Link"><text:span text:style-name="T296">http://pages.stern.nyu.edu/~adamodar/New_Home_Page/datafile/histretSP.html</text:span></text:a></text:p>
          </text:list-item>
          <text:list-item>
            <text:p text:style-name="P358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59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59"><text:a xlink:type="simple" xlink:href="http://finance.yahoo.com/" text:style-name="Internet_20_link" text:visited-style-name="Visited_20_Internet_20_Link"><text:span text:style-name="T483">http://finance.yahoo.com/</text:span></text:a></text:p>
          </text:list-item>
          <text:list-item>
            <text:p text:style-name="P360"><text:a xlink:type="simple" xlink:href="https://ru.wikipedia.org/wiki/Дивиденд" text:style-name="Internet_20_link" text:visited-style-name="Visited_20_Internet_20_Link"><text:span text:style-name="T414">https://ru.wikipedia.org/wiki/Дивиденд</text:span></text:a></text:p>
          </text:list-item>
          <text:list-item>
            <text:p text:style-name="P361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61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2">Пузырь_доткомов</text:span></text:a></text:p>
          </text:list-item>
          <text:list-item>
            <text:p text:style-name="P361"><text:a xlink:type="simple" xlink:href="http://finance.yahoo.com/q?s=GSPC" text:style-name="Internet_20_link" text:visited-style-name="Visited_20_Internet_20_Link"><text:span text:style-name="T413">http://finance.yahoo.com/q?s=GSPC</text:span></text:a></text:p>
          </text:list-item>
          <text:list-item>
            <text:p text:style-name="P361"><text:a xlink:type="simple" xlink:href="http://www.etf.com/SPY" text:style-name="Internet_20_link" text:visited-style-name="Visited_20_Internet_20_Link"><text:span text:style-name="T453">http://www.etf.com/SPY</text:span></text:a></text:p>
          </text:list-item>
          <text:list-item>
            <text:p text:style-name="P362"><text:a xlink:type="simple" xlink:href="https://ru.wikipedia.org/wiki/Кривая_безразличия" text:style-name="Internet_20_link" text:visited-style-name="Visited_20_Internet_20_Link"><text:span text:style-name="T414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2"><text:a xlink:type="simple" xlink:href="http://ipython.org/notebook.html" text:style-name="Internet_20_link" text:visited-style-name="Visited_20_Internet_20_Link"><text:span text:style-name="T417">http://ipython.org/notebook.html</text:span></text:a></text:p>
          </text:list-item>
          <text:list-item>
            <text:p text:style-name="P362"><text:a xlink:type="simple" xlink:href="http://pandas.pydata.org/" text:style-name="Internet_20_link" text:visited-style-name="Visited_20_Internet_20_Link"><text:span text:style-name="T428">http://pandas.pydata.org/</text:span></text:a></text:p>
          </text:list-item>
          <text:list-item>
            <text:p text:style-name="P362"><text:a xlink:type="simple" xlink:href="http://www.numpy.org/" text:style-name="Internet_20_link" text:visited-style-name="Visited_20_Internet_20_Link"><text:span text:style-name="T429">http://www.numpy.org/</text:span></text:a></text:p>
          </text:list-item>
          <text:list-item>
            <text:p text:style-name="P362"><text:a xlink:type="simple" xlink:href="http://www.scipy.org/scipylib/index.html" text:style-name="Internet_20_link" text:visited-style-name="Visited_20_Internet_20_Link"><text:span text:style-name="T429">http://www.scipy.org/scipylib/index.html</text:span></text:a></text:p>
          </text:list-item>
          <text:list-item>
            <text:p text:style-name="P362"><text:a xlink:type="simple" xlink:href="http://matplotlib.org/" text:style-name="Internet_20_link" text:visited-style-name="Visited_20_Internet_20_Link"><text:span text:style-name="T430">http://matplotlib.org/</text:span></text:a></text:p>
          </text:list-item>
          <text:list-item>
            <text:p text:style-name="P362"><text:a xlink:type="simple" xlink:href="https://www.nyse.com/listings_directory/stock" text:style-name="Internet_20_link" text:visited-style-name="Visited_20_Internet_20_Link"><text:span text:style-name="T433">https://www.nyse.com/listings_directory/stock</text:span></text:a></text:p>
          </text:list-item>
          <text:list-item>
            <text:p text:style-name="P362"><text:a xlink:type="simple" xlink:href="http://moex.com/" text:style-name="Internet_20_link" text:visited-style-name="Visited_20_Internet_20_Link"><text:span text:style-name="T434">http://moex.com/</text:span></text:a></text:p>
          </text:list-item>
          <text:list-item>
            <text:p text:style-name="P362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4">https://ru.wikipedia.org/wiki/Последовательное_квадратичное_программирование</text:span></text:a></text:p>
          </text:list-item>
          <text:list-item>
            <text:p text:style-name="P363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4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5"><text:a xlink:type="simple" xlink:href="https://ru.wikipedia.org/wiki/Облигация" text:style-name="Internet_20_link" text:visited-style-name="Visited_20_Internet_20_Link"><text:span text:style-name="T414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5"><text:a xlink:type="simple" xlink:href="https://ru.wikipedia.org/wiki/Среднеквадратическое_отклонение" text:style-name="Internet_20_link" text:visited-style-name="Visited_20_Internet_20_Link"><text:span text:style-name="T414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4">/</text:span></text:a><text:a xlink:type="simple" xlink:href="https://ru.wikipedia.org/wiki/Среднеквадратическое_отклонение" text:style-name="Internet_20_link" text:visited-style-name="Visited_20_Internet_20_Link"><text:span text:style-name="T414">Среднеквадратическое_отклонение</text:span></text:a></text:p>
          </text:list-item>
          <text:list-item>
            <text:p text:style-name="P365"><text:a xlink:type="simple" xlink:href="https://ru.wikipedia.org/wiki/Дисперсия_случайной_величины" text:style-name="Internet_20_link" text:visited-style-name="Visited_20_Internet_20_Link"><text:span text:style-name="T414">https://ru.wikipedia.org/wiki/Дисперсия_случайной_величины</text:span></text:a></text:p>
          </text:list-item>
          <text:list-item>
            <text:p text:style-name="P365"><text:a xlink:type="simple" xlink:href="https://ru.wikipedia.org/wiki/Ковариация" text:style-name="Internet_20_link" text:visited-style-name="Visited_20_Internet_20_Link"><text:span text:style-name="T414">https://ru.wikipedia.org/wiki/Ковариация</text:span></text:a></text:p>
          </text:list-item>
        </text:list>
        <text:p text:style-name="P2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0T00:53:07.764402541</dc:date>
    <meta:editing-cycles>789</meta:editing-cycles>
    <meta:editing-duration>P4DT6H57M22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5" meta:word-count="12556" meta:character-count="99444" meta:non-whitespace-character-count="86933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